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Module1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pitch="variable"/>
    <style:font-face style:name="Helvetica Neue" svg:font-family="'Helvetica Neue'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33cm"/>
    </style:style>
    <style:style style:name="co2" style:family="table-column">
      <style:table-column-properties fo:break-before="auto" style:column-width="1.446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2.051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0.706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3.06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4.05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131cm"/>
    </style:style>
    <style:style style:name="co13" style:family="table-column">
      <style:table-column-properties fo:break-before="auto" style:column-width="0.499cm"/>
    </style:style>
    <style:style style:name="co14" style:family="table-column">
      <style:table-column-properties fo:break-before="auto" style:column-width="0.101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9cm" fo:break-before="auto" style:use-optimal-row-height="false"/>
    </style:style>
    <style:style style:name="ro3" style:family="table-row">
      <style:table-row-properties style:row-height="0.43cm" fo:break-before="auto" style:use-optimal-row-height="fals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199cm" fo:break-before="auto" style:use-optimal-row-height="false"/>
    </style:style>
    <style:style style:name="ro7" style:family="table-row">
      <style:table-row-properties style:row-height="0.499cm" fo:break-before="page" style:use-optimal-row-height="false"/>
    </style:style>
    <style:style style:name="ta1" style:family="table" style:master-page-name="PageStyle_5f_Feuille_20_1_20_-_20_Tableau_20_1-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wrap" fo:border="0.035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 style:data-style-name="N0">
      <style:table-cell-properties style:diagonal-bl-tr="none" style:diagonal-tl-br="none" style:text-align-source="value-type" style:repeat-content="false" fo:background-color="transparent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wrap" fo:border="0.035cm solid #ffffff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 style:data-style-name="N0">
      <style:table-cell-properties style:diagonal-bl-tr="none" style:diagonal-tl-br="none" style:text-align-source="value-type" style:repeat-content="false" fo:background-color="transparent" fo:wrap-option="no-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transparent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0.035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>
      <style:table-cell-properties fo:background-color="transparent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Excel_20_Built-in_20_Normal" style:data-style-name="N0">
      <style:table-cell-properties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 style:data-style-name="N0">
      <style:table-cell-properties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 style:data-style-name="N0">
      <style:table-cell-properties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0.002cm solid #000000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Helvetica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14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0.002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002cm solid #000000" fo:border-left="0.002cm solid #000000" fo:border-right="none" fo:border-top="none"/>
    </style:style>
    <style:style style:name="ce16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Excel_20_Built-in_20_Normal" style:data-style-name="N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Excel_20_Built-in_20_Normal" style:data-style-name="N0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ConditionalStyle_5f_1" style:data-style-name="N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outline="false" style:text-line-through-styl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" style:data-style-name="N0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02cm solid #000000" fo:border-left="none" fo:border-right="none" fo:border-top="none"/>
    </style:style>
    <style:style style:name="ce23" style:family="table-cell" style:parent-style-name="Excel_20_Built-in_20_Normal" style:data-style-name="N0">
      <style:table-cell-properties style:diagonal-bl-tr="none" style:diagonal-tl-br="none" style:text-align-source="fix" style:repeat-content="false" fo:border="0.002cm solid #000000" style:vertical-align="middle"/>
      <style:paragraph-properties fo:text-align="center" fo:margin-left="0cm"/>
      <style:text-properties style:font-name="Helvetica1"/>
    </style:style>
    <style:style style:name="ce24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5" style:family="table-cell" style:parent-style-name="ConditionalStyle_5f_1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!=&quot;&quot;" style:apply-style-name="ConditionalStyle_5f_1" style:base-cell-address="'Feuille 2'.D8"/>
    </style:style>
    <style:style style:name="ce26" style:family="table-cell" style:parent-style-name="ConditionalStyle_5f_1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!=&quot;&quot;" style:apply-style-name="ConditionalStyle_5f_1" style:base-cell-address="'Feuille 2'.D8"/>
    </style:style>
    <style:style style:name="ce27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" fo:font-size="8pt" fo:font-style="normal" fo:text-shadow="none" style:text-underline-style="none" fo:font-weight="normal" style:font-name-asian="SimSun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ce29" style:family="table-cell" style:parent-style-name="Excel_20_Built-in_20_Normal" style:data-style-name="N0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Excel_20_Built-in_20_Normal" style:data-style-name="N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Excel_20_Built-in_20_Normal" style:data-style-name="N0">
      <style:table-cell-properties fo:border-bottom="0.002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Excel_20_Built-in_20_Normal" style:data-style-name="N0">
      <style:table-cell-properties fo:border-bottom="0.002cm solid #000000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6" table:default-cell-style-name="ce4"/>
        <table:table-column table:style-name="co8" table:default-cell-style-name="ce4"/>
        <table:table-column table:style-name="co9" table:number-columns-repeated="242" table:default-cell-style-name="ce4"/>
        <table:table-column table:style-name="co9" table:number-columns-repeated="768" table:default-cell-style-name="ce8"/>
        <table:table-column table:style-name="co9" table:default-cell-style-name="ce9"/>
        <table:table-row table:style-name="ro1">
          <table:table-cell table:style-name="ce1" office:value-type="string">
            <text:p>Nom</text:p>
          </table:table-cell>
          <table:table-cell table:style-name="ce1" office:value-type="string">
            <text:p>Esquive</text:p>
          </table:table-cell>
          <table:table-cell table:style-name="ce1" office:value-type="string">
            <text:p>Dégât</text:p>
          </table:table-cell>
          <table:table-cell table:style-name="ce1" office:value-type="string">
            <text:p>Point de vie</text:p>
          </table:table-cell>
          <table:table-cell table:style-name="ce1" office:value-type="string">
            <text:p>Pouvoir spécial</text:p>
          </table:table-cell>
          <table:table-cell table:style-name="ce1" office:value-type="string">
            <text:p>Vlc</text:p>
          </table:table-cell>
          <table:table-cell table:style-name="ce1" office:value-type="string">
            <text:p>Px1</text:p>
          </table:table-cell>
          <table:table-cell table:style-name="ce1" office:value-type="string">
            <text:p>Px2</text:p>
          </table:table-cell>
          <table:table-cell table:style-name="ce1" office:value-type="string">
            <text:p>Px3</text:p>
          </table:table-cell>
          <table:table-cell table:style-name="ce1" office:value-type="string">
            <text:p>T1</text:p>
          </table:table-cell>
          <table:table-cell table:style-name="ce1" office:value-type="string">
            <text:p>T2</text:p>
          </table:table-cell>
          <table:table-cell table:style-name="ce1" office:value-type="string">
            <text:p>T3</text:p>
          </table:table-cell>
          <table:table-cell table:style-name="ce1" office:value-type="string">
            <text:p>Nombre de cartes</text:p>
          </table:table-cell>
          <table:table-cell table:style-name="ce1" table:number-columns-repeated="10"/>
          <table:table-cell table:number-columns-repeated="1001"/>
        </table:table-row>
        <table:table-row table:style-name="ro1">
          <table:table-cell table:style-name="ce2" office:value-type="string">
            <text:p>Strig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7"/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Kobold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7"/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Rat Géant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7"/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5" table:formula="of:=4+5+6+7+8+9+10+11+12" office:value-type="float" office:value="72">
            <text:p>72</text:p>
          </table:table-cell>
          <table:table-cell table:style-name="ce5" table:number-columns-repeated="7"/>
          <table:table-cell table:number-columns-repeated="1001"/>
        </table:table-row>
        <table:table-row table:style-name="ro1">
          <table:table-cell table:style-name="ce3" office:value-type="string">
            <text:p>Goblin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7"/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Plante carnivore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Immobile</text:p>
          </table:table-cell>
          <table:table-cell table:style-name="ce7" office:value-type="string">
            <text:p>✓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Pseudo-drago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Coup perforant</text:p>
          </table:table-cell>
          <table:table-cell table:style-name="ce7"/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Ame en peine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rain</text:p>
          </table:table-cell>
          <table:table-cell table:style-name="ce7" office:value-type="string">
            <text:p>✓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Molosse Satanique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Souffle de feu</text:p>
          </table:table-cell>
          <table:table-cell table:style-name="ce7" office:value-type="string">
            <text:p>✓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Fungus géant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Spore</text:p>
          </table:table-cell>
          <table:table-cell table:style-name="ce7" office:value-type="string">
            <text:p>✓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Abishaii noir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Venin</text:p>
          </table:table-cell>
          <table:table-cell table:style-name="ce7" office:value-type="string">
            <text:p>✓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Thri-kreen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7"/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Gorgone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Petrification</text:p>
          </table:table-cell>
          <table:table-cell table:style-name="ce7"/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Béhir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Constriction</text:p>
          </table:table-cell>
          <table:table-cell table:style-name="ce7"/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Succube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/>
          <table:table-cell table:style-name="ce7" office:value-type="string">
            <text:p>✓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Yuan-Ti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Constriction</text:p>
          </table:table-cell>
          <table:table-cell table:style-name="ce7"/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Banshee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Charme</text:p>
          </table:table-cell>
          <table:table-cell table:style-name="ce7" office:value-type="string">
            <text:p>✓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Elementaire d’eau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7"/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Ours-Garou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/>
          <table:table-cell table:style-name="ce7"/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glouton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Grignotage</text:p>
          </table:table-cell>
          <table:table-cell table:style-name="ce7"/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élementaire de terre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/>
          <table:table-cell table:style-name="ce7"/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élementaire de feu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Aura de feu</text:p>
          </table:table-cell>
          <table:table-cell table:style-name="ce7" office:value-type="string">
            <text:p>✓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Abishaii rouge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Venin</text:p>
          </table:table-cell>
          <table:table-cell table:style-name="ce7" office:value-type="string">
            <text:p>✓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Cheval à dent de sabre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/>
          <table:table-cell table:style-name="ce7"/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Fantôme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Attaque affaiblissante</text:p>
          </table:table-cell>
          <table:table-cell table:style-name="ce7" office:value-type="string">
            <text:p>✓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Carnosaure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8">
            <text:p>8</text:p>
          </table:table-cell>
          <table:table-cell table:style-name="ce5"/>
          <table:table-cell table:style-name="ce7"/>
          <table:table-cell table:style-name="ce5" office:value-type="float" office:value="10">
            <text:p>1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élementaire du chaos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Malediction du chaos</text:p>
          </table:table-cell>
          <table:table-cell table:style-name="ce7"/>
          <table:table-cell table:style-name="ce5" office:value-type="float" office:value="10">
            <text:p>1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Titan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style-name="ce7"/>
          <table:table-cell table:style-name="ce5" office:value-type="float" office:value="10">
            <text:p>1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Shai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Aura de feu</text:p>
          </table:table-cell>
          <table:table-cell table:style-name="ce7" office:value-type="string">
            <text:p>✓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Palefroi infernal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Souffle de feu</text:p>
          </table:table-cell>
          <table:table-cell table:style-name="ce7" office:value-type="string">
            <text:p>✓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Vampire</text:p>
          </table:table-cell>
          <table:table-cell table:number-columns-repeated="2" table:style-name="ce5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Attaque affaiblissante</text:p>
          </table:table-cell>
          <table:table-cell table:style-name="ce7" office:value-type="string">
            <text:p>✓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Mante fulcreuse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Venin</text:p>
          </table:table-cell>
          <table:table-cell table:style-name="ce7"/>
          <table:table-cell table:style-name="ce5" office:value-type="float" office:value="12">
            <text:p>1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Golem de fer</text:p>
          </table:table-cell>
          <table:table-cell table:number-columns-repeated="2" table:style-name="ce5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5"/>
          <table:table-cell table:style-name="ce7"/>
          <table:table-cell table:style-name="ce5" office:value-type="float" office:value="12">
            <text:p>1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Cube gélatineux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2">
            <text:p>12</text:p>
          </table:table-cell>
          <table:table-cell table:style-name="ce5"/>
          <table:table-cell table:style-name="ce7"/>
          <table:table-cell table:style-name="ce5" office:value-type="float" office:value="12">
            <text:p>1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Marilith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constriction</text:p>
          </table:table-cell>
          <table:table-cell table:style-name="ce7" office:value-type="string">
            <text:p>✓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Behemoth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style-name="ce7" office:value-type="string">
            <text:p>✓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Trancheur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Coup perforant</text:p>
          </table:table-cell>
          <table:table-cell table:style-name="ce7"/>
          <table:table-cell table:style-name="ce5" office:value-type="float" office:value="13">
            <text:p>1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Mégacéphale</text:p>
          </table:table-cell>
          <table:table-cell table:number-columns-repeated="2" table:style-name="ce5" office:value-type="float" office:value="5">
            <text:p>5</text:p>
          </table:table-cell>
          <table:table-cell table:style-name="ce5" office:value-type="float" office:value="12">
            <text:p>12</text:p>
          </table:table-cell>
          <table:table-cell table:style-name="ce5" office:value-type="string">
            <text:p>Attaque mentale</text:p>
          </table:table-cell>
          <table:table-cell table:style-name="ce7" office:value-type="string">
            <text:p>✓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6">
            <text:p>6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Gritche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Coup perforant</text:p>
          </table:table-cell>
          <table:table-cell table:style-name="ce7" office:value-type="string">
            <text:p>✓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6">
            <text:p>6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Nécromant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Appel</text:p>
          </table:table-cell>
          <table:table-cell table:style-name="ce7" office:value-type="string">
            <text:p>✓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6">
            <text:p>6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/>
          <table:table-cell table:style-name="ce5" table:number-columns-repeated="4"/>
          <table:table-cell table:style-name="ce7"/>
          <table:table-cell table:style-name="ce5" office:value-type="string">
            <text:p>total:</text:p>
          </table:table-cell>
          <table:table-cell table:style-name="ce5"/>
          <table:table-cell table:style-name="ce5" table:formula="of:=SUM([.I2]*[.I2:.M40]*[.M40])" office:value-type="float" office:value="0">
            <text:p>#VALEUR !</text:p>
          </table:table-cell>
          <table:table-cell table:style-name="ce5" table:number-columns-repeated="3"/>
          <table:table-cell table:style-name="ce5" table:formula="of:=SUM([.M2:.M40])" office:value-type="float" office:value="250">
            <text:p>250</text:p>
          </table:table-cell>
          <table:table-cell table:style-name="ce5" table:number-columns-repeated="10"/>
          <table:table-cell table:number-columns-repeated="1001"/>
        </table:table-row>
        <table:table-row table:style-name="ro1" table:number-rows-repeated="3">
          <table:table-cell table:style-name="ce3"/>
          <table:table-cell table:style-name="ce5" table:number-columns-repeated="4"/>
          <table:table-cell table:style-name="ce7"/>
          <table:table-cell table:style-name="ce5" table:number-columns-repeated="17"/>
          <table:table-cell table:number-columns-repeated="1001"/>
        </table:table-row>
        <table:table-row table:style-name="ro1">
          <table:table-cell table:style-name="ce3" office:value-type="string">
            <text:p>taille carte :</text:p>
          </table:table-cell>
          <table:table-cell table:style-name="ce6" office:value-type="string">
            <text:p>6,270625 x 8,73125</text:p>
          </table:table-cell>
          <table:table-cell table:style-name="ce5" table:number-columns-repeated="3"/>
          <table:table-cell table:style-name="ce7"/>
          <table:table-cell table:style-name="ce5" table:number-columns-repeated="17"/>
          <table:table-cell table:number-columns-repeated="1001"/>
        </table:table-row>
        <table:table-row table:style-name="ro2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 2" table:style-name="ta2" table:print="false">
        <table:table-column table:style-name="co10" table:default-cell-style-name="ce10"/>
        <table:table-column table:style-name="co11" table:number-columns-repeated="4" table:default-cell-style-name="ce5"/>
        <table:table-column table:style-name="co11" table:default-cell-style-name="ce7"/>
        <table:table-column table:style-name="co11" table:number-columns-repeated="6" table:default-cell-style-name="ce5"/>
        <table:table-column table:style-name="co11" table:default-cell-style-name="ce11"/>
        <table:table-row table:style-name="ro4">
          <table:table-cell table:style-name="ce2" office:value-type="string">
            <text:p>Stri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2" office:value-type="string">
            <text:p>Stri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2" office:value-type="string">
            <text:p>Stri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2" office:value-type="string">
            <text:p>Stri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2" office:value-type="string">
            <text:p>Stri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2" office:value-type="string">
            <text:p>Stri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2" office:value-type="string">
            <text:p>Stri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2" office:value-type="string">
            <text:p>Stri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2" office:value-type="string">
            <text:p>Stri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2" office:value-type="string">
            <text:p>Stri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Kobol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Kobol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Kobol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Kobol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Kobol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Kobol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Kobol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Kobol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Kobol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Kobol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Rat Géan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Rat Géan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Rat Géan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Rat Géan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Rat Géan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Rat Géan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Rat Géan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Rat Géan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Rat Géan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Rat Géan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bl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bl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bl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bl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bl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bl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bl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bl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bl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bl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lante carnivor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mmobile</text:p>
          </table:table-cell>
          <table:table-cell office:value-type="string">
            <text:p>✓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lante carnivor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mmobile</text:p>
          </table:table-cell>
          <table:table-cell office:value-type="string">
            <text:p>✓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lante carnivor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mmobile</text:p>
          </table:table-cell>
          <table:table-cell office:value-type="string">
            <text:p>✓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lante carnivor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mmobile</text:p>
          </table:table-cell>
          <table:table-cell office:value-type="string">
            <text:p>✓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lante carnivor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mmobile</text:p>
          </table:table-cell>
          <table:table-cell office:value-type="string">
            <text:p>✓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lante carnivor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mmobile</text:p>
          </table:table-cell>
          <table:table-cell office:value-type="string">
            <text:p>✓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lante carnivor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mmobile</text:p>
          </table:table-cell>
          <table:table-cell office:value-type="string">
            <text:p>✓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lante carnivor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mmobile</text:p>
          </table:table-cell>
          <table:table-cell office:value-type="string">
            <text:p>✓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lante carnivor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mmobile</text:p>
          </table:table-cell>
          <table:table-cell office:value-type="string">
            <text:p>✓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seudo-drag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oup perforant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seudo-drag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oup perforant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seudo-drag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oup perforant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seudo-drag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oup perforant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seudo-drag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oup perforant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seudo-drag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oup perforant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seudo-drag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oup perforant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seudo-drag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oup perforant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seudo-drag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oup perforant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seudo-drag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oup perforant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me en pe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rain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me en pe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rain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me en pe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rain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me en pe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rain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me en pe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rain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me en pe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rain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me en pe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rain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me en pe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rain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me en pe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rain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me en pe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rain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olosse Sataniqu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ouffle de feu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olosse Sataniqu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ouffle de feu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olosse Sataniqu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ouffle de feu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olosse Sataniqu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ouffle de feu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olosse Sataniqu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ouffle de feu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olosse Sataniqu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ouffle de feu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olosse Sataniqu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ouffle de feu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olosse Sataniqu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ouffle de feu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olosse Sataniqu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ouffle de feu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olosse Sataniqu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ouffle de feu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ungus géa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pore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ungus géa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pore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ungus géa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pore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ungus géa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pore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ungus géa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pore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ungus géa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pore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ungus géa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pore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ungus géa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pore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ungus géa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pore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ungus géa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pore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bishaii no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enin</text:p>
          </table:table-cell>
          <table:table-cell office:value-type="string">
            <text:p>✓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bishaii no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enin</text:p>
          </table:table-cell>
          <table:table-cell office:value-type="string">
            <text:p>✓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bishaii no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enin</text:p>
          </table:table-cell>
          <table:table-cell office:value-type="string">
            <text:p>✓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bishaii no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enin</text:p>
          </table:table-cell>
          <table:table-cell office:value-type="string">
            <text:p>✓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bishaii no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enin</text:p>
          </table:table-cell>
          <table:table-cell office:value-type="string">
            <text:p>✓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bishaii no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enin</text:p>
          </table:table-cell>
          <table:table-cell office:value-type="string">
            <text:p>✓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bishaii no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enin</text:p>
          </table:table-cell>
          <table:table-cell office:value-type="string">
            <text:p>✓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bishaii no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enin</text:p>
          </table:table-cell>
          <table:table-cell office:value-type="string">
            <text:p>✓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bishaii no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enin</text:p>
          </table:table-cell>
          <table:table-cell office:value-type="string">
            <text:p>✓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hri-kre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hri-kre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hri-kre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hri-kre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hri-kre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hri-kre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hri-kre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hri-kre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hri-kre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rgo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etrification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rgo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etrification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rgo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etrification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rgo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etrification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rgo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etrification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rgo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etrification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rgo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etrification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rgo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etrification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rgo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etrification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éh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éh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éh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éh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éh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éh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éh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éh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Succub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✓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Succub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✓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Succub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✓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Succub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✓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Succub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✓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Succub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✓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Succub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✓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Succub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✓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Yuan-T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Yuan-T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Yuan-T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Yuan-T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Yuan-T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Yuan-T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Yuan-T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Yuan-T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anshe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harme</text:p>
          </table:table-cell>
          <table:table-cell office:value-type="string">
            <text:p>✓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anshe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harme</text:p>
          </table:table-cell>
          <table:table-cell office:value-type="string">
            <text:p>✓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anshe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harme</text:p>
          </table:table-cell>
          <table:table-cell office:value-type="string">
            <text:p>✓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anshe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harme</text:p>
          </table:table-cell>
          <table:table-cell office:value-type="string">
            <text:p>✓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anshe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harme</text:p>
          </table:table-cell>
          <table:table-cell office:value-type="string">
            <text:p>✓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anshe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harme</text:p>
          </table:table-cell>
          <table:table-cell office:value-type="string">
            <text:p>✓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anshe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harme</text:p>
          </table:table-cell>
          <table:table-cell office:value-type="string">
            <text:p>✓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Elementaire d’eau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Elementaire d’eau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Elementaire d’eau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Elementaire d’eau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Elementaire d’eau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Elementaire d’eau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Elementaire d’eau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Ours-Garou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Ours-Garou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Ours-Garou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Ours-Garou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Ours-Garou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Ours-Garou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Ours-Garou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lout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Grignotage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lout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Grignotage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lout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Grignotage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lout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Grignotage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lout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Grignotage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lout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Grignotage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lout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Grignotage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e terre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e terre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e terre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e terre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e terre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e terre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e terre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e feu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Aura de feu</text:p>
          </table:table-cell>
          <table:table-cell office:value-type="string">
            <text:p>✓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e feu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Aura de feu</text:p>
          </table:table-cell>
          <table:table-cell office:value-type="string">
            <text:p>✓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e feu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Aura de feu</text:p>
          </table:table-cell>
          <table:table-cell office:value-type="string">
            <text:p>✓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e feu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Aura de feu</text:p>
          </table:table-cell>
          <table:table-cell office:value-type="string">
            <text:p>✓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e feu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Aura de feu</text:p>
          </table:table-cell>
          <table:table-cell office:value-type="string">
            <text:p>✓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e feu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Aura de feu</text:p>
          </table:table-cell>
          <table:table-cell office:value-type="string">
            <text:p>✓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bishaii roug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Venin</text:p>
          </table:table-cell>
          <table:table-cell office:value-type="string">
            <text:p>✓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bishaii roug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Venin</text:p>
          </table:table-cell>
          <table:table-cell office:value-type="string">
            <text:p>✓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bishaii roug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Venin</text:p>
          </table:table-cell>
          <table:table-cell office:value-type="string">
            <text:p>✓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bishaii roug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Venin</text:p>
          </table:table-cell>
          <table:table-cell office:value-type="string">
            <text:p>✓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bishaii roug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Venin</text:p>
          </table:table-cell>
          <table:table-cell office:value-type="string">
            <text:p>✓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bishaii roug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Venin</text:p>
          </table:table-cell>
          <table:table-cell office:value-type="string">
            <text:p>✓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heval à dent de sabr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heval à dent de sabr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heval à dent de sabr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heval à dent de sabr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heval à dent de sabr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heval à dent de sabr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antôm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Attaque affaiblissante</text:p>
          </table:table-cell>
          <table:table-cell office:value-type="string">
            <text:p>✓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antôm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Attaque affaiblissante</text:p>
          </table:table-cell>
          <table:table-cell office:value-type="string">
            <text:p>✓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antôm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Attaque affaiblissante</text:p>
          </table:table-cell>
          <table:table-cell office:value-type="string">
            <text:p>✓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antôm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Attaque affaiblissante</text:p>
          </table:table-cell>
          <table:table-cell office:value-type="string">
            <text:p>✓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antôm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Attaque affaiblissante</text:p>
          </table:table-cell>
          <table:table-cell office:value-type="string">
            <text:p>✓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antôm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Attaque affaiblissante</text:p>
          </table:table-cell>
          <table:table-cell office:value-type="string">
            <text:p>✓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arnosa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arnosa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arnosa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arnosa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arnosa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arnosa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u chao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Malediction du chaos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u chao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Malediction du chaos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u chao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Malediction du chaos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u chao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Malediction du chaos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u chao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Malediction du chaos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u chao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Malediction du chaos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itan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itan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itan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itan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itan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itan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Shai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Aura de feu</text:p>
          </table:table-cell>
          <table:table-cell office:value-type="string">
            <text:p>✓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Shai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Aura de feu</text:p>
          </table:table-cell>
          <table:table-cell office:value-type="string">
            <text:p>✓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Shai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Aura de feu</text:p>
          </table:table-cell>
          <table:table-cell office:value-type="string">
            <text:p>✓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Shai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Aura de feu</text:p>
          </table:table-cell>
          <table:table-cell office:value-type="string">
            <text:p>✓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alefroi infernal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ouffle de feu</text:p>
          </table:table-cell>
          <table:table-cell office:value-type="string">
            <text:p>✓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alefroi infernal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ouffle de feu</text:p>
          </table:table-cell>
          <table:table-cell office:value-type="string">
            <text:p>✓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alefroi infernal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ouffle de feu</text:p>
          </table:table-cell>
          <table:table-cell office:value-type="string">
            <text:p>✓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alefroi infernal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ouffle de feu</text:p>
          </table:table-cell>
          <table:table-cell office:value-type="string">
            <text:p>✓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Vampire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Attaque affaiblissante</text:p>
          </table:table-cell>
          <table:table-cell office:value-type="string">
            <text:p>✓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Vampire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Attaque affaiblissante</text:p>
          </table:table-cell>
          <table:table-cell office:value-type="string">
            <text:p>✓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Vampire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Attaque affaiblissante</text:p>
          </table:table-cell>
          <table:table-cell office:value-type="string">
            <text:p>✓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Vampire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Attaque affaiblissante</text:p>
          </table:table-cell>
          <table:table-cell office:value-type="string">
            <text:p>✓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ante fulcreus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Venin</text:p>
          </table:table-cell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ante fulcreus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Venin</text:p>
          </table:table-cell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ante fulcreus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Venin</text:p>
          </table:table-cell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ante fulcreus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Venin</text:p>
          </table:table-cell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lem de fer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lem de fer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lem de fer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lem de fer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ube gélatineux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ube gélatineux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ube gélatineux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ube gélatineux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arilith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constriction</text:p>
          </table:table-cell>
          <table:table-cell office:value-type="string">
            <text:p>✓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arilith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constriction</text:p>
          </table:table-cell>
          <table:table-cell office:value-type="string">
            <text:p>✓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ehemoth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✓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ehemoth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✓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rancheu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Coup perforant</text:p>
          </table:table-cell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rancheu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Coup perforant</text:p>
          </table:table-cell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égacéphale</text:p>
          </table:table-cell>
          <table:table-cell table:number-columns-repeated="2"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Attaque mentale</text:p>
          </table:table-cell>
          <table:table-cell office:value-type="string">
            <text:p>✓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ritch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Coup perforant</text:p>
          </table:table-cell>
          <table:table-cell office:value-type="string">
            <text:p>✓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Nécromant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Appel</text:p>
          </table:table-cell>
          <table:table-cell office:value-type="string">
            <text:p>✓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 table:number-rows-repeated="249">
          <table:table-cell/>
          <table:table-cell table:style-name="ce11" table:number-columns-repeated="4"/>
          <table:table-cell table:style-name="ce12"/>
          <table:table-cell table:style-name="ce11" table:number-columns-repeated="6"/>
          <table:table-cell/>
        </table:table-row>
        <table:table-row table:style-name="ro4">
          <table:table-cell/>
          <table:table-cell table:style-name="ce11" table:number-columns-repeated="4"/>
          <table:table-cell table:style-name="ce12"/>
          <table:table-cell table:style-name="ce11" table:number-columns-repeated="6"/>
          <table:table-cell/>
        </table:table-row>
      </table:table>
      <table:table table:name="Feuille3" table:style-name="ta2" table:print-ranges="Feuille3.A1:Feuille3.AR1596">
        <office:forms form:automatic-focus="false" form:apply-design-mode="false"/>
        <table:table-column table:style-name="co12" table:default-cell-style-name="Default"/>
        <table:table-column table:style-name="co13" table:number-columns-repeated="1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number-columns-repeated="1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number-columns-repeated="12" table:default-cell-style-name="Default"/>
        <table:table-column table:style-name="co12" table:default-cell-style-name="Default"/>
        <table:table-row table:style-name="ro5">
          <table:table-cell table:style-name="ce13" office:value-type="float" office:value="1">
            <text:p>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]+1" office:value-type="float" office:value="2">
            <text:p>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]+1" office:value-type="float" office:value="3">
            <text:p>3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];1; 1; ;&quot;Feuille 2&quot;))" office:value-type="string" office:string-value="Strige" table:number-columns-spanned="8" table:number-rows-spanned="1">
            <text:p>Stri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];1; 1; ;&quot;Feuille 2&quot;))" office:value-type="string" office:string-value="Strige" table:number-columns-spanned="8" table:number-rows-spanned="1">
            <text:p>Stri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];1; 1; ;&quot;Feuille 2&quot;))" office:value-type="string" office:string-value="Strige" table:number-columns-spanned="8" table:number-rows-spanned="1">
            <text:p>Stri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1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1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27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P1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1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E1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1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];5; 1; ;&quot;Feuille 2&quot;))=&quot;&quot;;&quot;&quot;;INDIRECT(ADDRESS([.A1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];5; 1; ;&quot;Feuille 2&quot;))=&quot;&quot;;&quot;&quot;;INDIRECT(ADDRESS([.P1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];5; 1; ;&quot;Feuille 2&quot;))=&quot;&quot;;&quot;&quot;;INDIRECT(ADDRESS([.AE1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1];4; 1; ;&quot;Feuille 2&quot;))&gt;=2;2;&quot;&quot;)" table:number-columns-spanned="2" table:number-rows-spanned="2">
            <text:p/>
          </table:table-cell>
          <table:covered-table-cell table:style-name="ce20"/>
          <table:table-cell table:style-name="ce19" table:formula="of:=IF(INDIRECT(ADDRESS([.A1];4; 1; ;&quot;Feuille 2&quot;))&gt;=3;3;&quot;&quot;)" table:number-columns-spanned="2" table:number-rows-spanned="2">
            <text:p/>
          </table:table-cell>
          <table:covered-table-cell table:style-name="ce20"/>
          <table:table-cell table:style-name="ce19" table:formula="of:=IF(INDIRECT(ADDRESS([.A1];4; 1; ;&quot;Feuille 2&quot;))&gt;=4;4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];4; 1; ;&quot;Feuille 2&quot;))&gt;=5;5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];4; 1; ;&quot;Feuille 2&quot;))&gt;=6;6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]+1" office:value-type="float" office:value="4">
            <text:p>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20]+1" office:value-type="float" office:value="5">
            <text:p>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20]+1" office:value-type="float" office:value="6">
            <text:p>6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20];1; 1; ;&quot;Feuille 2&quot;))" office:value-type="string" office:string-value="Strige" table:number-columns-spanned="8" table:number-rows-spanned="1">
            <text:p>Stri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20];1; 1; ;&quot;Feuille 2&quot;))" office:value-type="string" office:string-value="Strige" table:number-columns-spanned="8" table:number-rows-spanned="1">
            <text:p>Stri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20];1; 1; ;&quot;Feuille 2&quot;))" office:value-type="string" office:string-value="Strige" table:number-columns-spanned="8" table:number-rows-spanned="1">
            <text:p>Stri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20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20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20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20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P20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20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20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E20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20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20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20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20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20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20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20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20];5; 1; ;&quot;Feuille 2&quot;))=&quot;&quot;;&quot;&quot;;INDIRECT(ADDRESS([.A2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20];5; 1; ;&quot;Feuille 2&quot;))=&quot;&quot;;&quot;&quot;;INDIRECT(ADDRESS([.P2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20];5; 1; ;&quot;Feuille 2&quot;))=&quot;&quot;;&quot;&quot;;INDIRECT(ADDRESS([.AE2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20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20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20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2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20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0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0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0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0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2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20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0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0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0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0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2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20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0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0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0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0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20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20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20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20]+1" office:value-type="float" office:value="7">
            <text:p>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39]+1" office:value-type="float" office:value="8">
            <text:p>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39]+1" office:value-type="float" office:value="9">
            <text:p>9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39];1; 1; ;&quot;Feuille 2&quot;))" office:value-type="string" office:string-value="Strige" table:number-columns-spanned="8" table:number-rows-spanned="1">
            <text:p>Stri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39];1; 1; ;&quot;Feuille 2&quot;))" office:value-type="string" office:string-value="Strige" table:number-columns-spanned="8" table:number-rows-spanned="1">
            <text:p>Stri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39];1; 1; ;&quot;Feuille 2&quot;))" office:value-type="string" office:string-value="Strige" table:number-columns-spanned="8" table:number-rows-spanned="1">
            <text:p>Stri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39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39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39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39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P39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39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39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E39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39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39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39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39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39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39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39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39];5; 1; ;&quot;Feuille 2&quot;))=&quot;&quot;;&quot;&quot;;INDIRECT(ADDRESS([.A3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39];5; 1; ;&quot;Feuille 2&quot;))=&quot;&quot;;&quot;&quot;;INDIRECT(ADDRESS([.P3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39];5; 1; ;&quot;Feuille 2&quot;))=&quot;&quot;;&quot;&quot;;INDIRECT(ADDRESS([.AE3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39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39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39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3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39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9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9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9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9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3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39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9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9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9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9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3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39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9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9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9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9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39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9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9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39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9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9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39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9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9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39]+1" office:value-type="float" office:value="10">
            <text:p>1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58]+1" office:value-type="float" office:value="11">
            <text:p>1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58]+1" office:value-type="float" office:value="12">
            <text:p>12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58];1; 1; ;&quot;Feuille 2&quot;))" office:value-type="string" office:string-value="Strige" table:number-columns-spanned="8" table:number-rows-spanned="1">
            <text:p>Stri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58];1; 1; ;&quot;Feuille 2&quot;))" office:value-type="string" office:string-value="Kobold" table:number-columns-spanned="8" table:number-rows-spanned="1">
            <text:p>Kobold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58];1; 1; ;&quot;Feuille 2&quot;))" office:value-type="string" office:string-value="Kobold" table:number-columns-spanned="8" table:number-rows-spanned="1">
            <text:p>Kobold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58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58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58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58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P58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58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58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E58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58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58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58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58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58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58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58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58];5; 1; ;&quot;Feuille 2&quot;))=&quot;&quot;;&quot;&quot;;INDIRECT(ADDRESS([.A5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58];5; 1; ;&quot;Feuille 2&quot;))=&quot;&quot;;&quot;&quot;;INDIRECT(ADDRESS([.P5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58];5; 1; ;&quot;Feuille 2&quot;))=&quot;&quot;;&quot;&quot;;INDIRECT(ADDRESS([.AE5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58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58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58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58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58];4; 1; ;&quot;Feuille 2&quot;))&gt;=2;2;&quot;&quot;)" table:number-columns-spanned="2" table:number-rows-spanned="2">
            <text:p/>
          </table:table-cell>
          <table:covered-table-cell table:style-name="ce20"/>
          <table:table-cell table:style-name="ce19" table:formula="of:=IF(INDIRECT(ADDRESS([.A58];4; 1; ;&quot;Feuille 2&quot;))&gt;=3;3;&quot;&quot;)" table:number-columns-spanned="2" table:number-rows-spanned="2">
            <text:p/>
          </table:table-cell>
          <table:covered-table-cell table:style-name="ce20"/>
          <table:table-cell table:style-name="ce19" table:formula="of:=IF(INDIRECT(ADDRESS([.A58];4; 1; ;&quot;Feuille 2&quot;))&gt;=4;4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8];4; 1; ;&quot;Feuille 2&quot;))&gt;=5;5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8];4; 1; ;&quot;Feuille 2&quot;))&gt;=6;6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5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58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8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8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8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8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5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58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8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8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8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8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58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8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8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8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8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8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58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58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58]+1" office:value-type="float" office:value="13">
            <text:p>1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77]+1" office:value-type="float" office:value="14">
            <text:p>1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77]+1" office:value-type="float" office:value="15">
            <text:p>15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77];1; 1; ;&quot;Feuille 2&quot;))" office:value-type="string" office:string-value="Kobold" table:number-columns-spanned="8" table:number-rows-spanned="1">
            <text:p>Kobold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77];1; 1; ;&quot;Feuille 2&quot;))" office:value-type="string" office:string-value="Kobold" table:number-columns-spanned="8" table:number-rows-spanned="1">
            <text:p>Kobold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77];1; 1; ;&quot;Feuille 2&quot;))" office:value-type="string" office:string-value="Kobold" table:number-columns-spanned="8" table:number-rows-spanned="1">
            <text:p>Kobold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77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77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77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77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P77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77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77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E77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77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77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77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77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77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77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77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77];5; 1; ;&quot;Feuille 2&quot;))=&quot;&quot;;&quot;&quot;;INDIRECT(ADDRESS([.A77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77];5; 1; ;&quot;Feuille 2&quot;))=&quot;&quot;;&quot;&quot;;INDIRECT(ADDRESS([.P77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77];5; 1; ;&quot;Feuille 2&quot;))=&quot;&quot;;&quot;&quot;;INDIRECT(ADDRESS([.AE77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77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77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77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7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77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7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7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7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7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7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77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7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7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7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7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7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77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7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7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7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7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77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77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77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77]+1" office:value-type="float" office:value="16">
            <text:p>1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96]+1" office:value-type="float" office:value="17">
            <text:p>1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96]+1" office:value-type="float" office:value="18">
            <text:p>18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96];1; 1; ;&quot;Feuille 2&quot;))" office:value-type="string" office:string-value="Kobold" table:number-columns-spanned="8" table:number-rows-spanned="1">
            <text:p>Kobold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96];1; 1; ;&quot;Feuille 2&quot;))" office:value-type="string" office:string-value="Kobold" table:number-columns-spanned="8" table:number-rows-spanned="1">
            <text:p>Kobold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96];1; 1; ;&quot;Feuille 2&quot;))" office:value-type="string" office:string-value="Kobold" table:number-columns-spanned="8" table:number-rows-spanned="1">
            <text:p>Kobold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96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96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96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96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P96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96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96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E96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96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96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96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96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96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96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96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96];5; 1; ;&quot;Feuille 2&quot;))=&quot;&quot;;&quot;&quot;;INDIRECT(ADDRESS([.A96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96];5; 1; ;&quot;Feuille 2&quot;))=&quot;&quot;;&quot;&quot;;INDIRECT(ADDRESS([.P96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96];5; 1; ;&quot;Feuille 2&quot;))=&quot;&quot;;&quot;&quot;;INDIRECT(ADDRESS([.AE96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96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96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96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9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96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6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6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6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6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9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96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6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6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6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6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9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96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6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6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6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6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96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96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96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96]+1" office:value-type="float" office:value="19">
            <text:p>1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15]+1" office:value-type="float" office:value="20">
            <text:p>2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15]+1" office:value-type="float" office:value="21">
            <text:p>21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15];1; 1; ;&quot;Feuille 2&quot;))" office:value-type="string" office:string-value="Kobold" table:number-columns-spanned="8" table:number-rows-spanned="1">
            <text:p>Kobold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15];1; 1; ;&quot;Feuille 2&quot;))" office:value-type="string" office:string-value="Kobold" table:number-columns-spanned="8" table:number-rows-spanned="1">
            <text:p>Kobold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15];1; 1; ;&quot;Feuille 2&quot;))" office:value-type="string" office:string-value="Rat Géant" table:number-columns-spanned="8" table:number-rows-spanned="1">
            <text:p>Rat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15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115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115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15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P115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115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15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E115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115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15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15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15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15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15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15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15];5; 1; ;&quot;Feuille 2&quot;))=&quot;&quot;;&quot;&quot;;INDIRECT(ADDRESS([.A115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15];5; 1; ;&quot;Feuille 2&quot;))=&quot;&quot;;&quot;&quot;;INDIRECT(ADDRESS([.P115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15];5; 1; ;&quot;Feuille 2&quot;))=&quot;&quot;;&quot;&quot;;INDIRECT(ADDRESS([.AE115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1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1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1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15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115];4; 1; ;&quot;Feuille 2&quot;))&gt;=2;2;&quot;&quot;)" table:number-columns-spanned="2" table:number-rows-spanned="2">
            <text:p/>
          </table:table-cell>
          <table:covered-table-cell table:style-name="ce20"/>
          <table:table-cell table:style-name="ce19" table:formula="of:=IF(INDIRECT(ADDRESS([.A115];4; 1; ;&quot;Feuille 2&quot;))&gt;=3;3;&quot;&quot;)" table:number-columns-spanned="2" table:number-rows-spanned="2">
            <text:p/>
          </table:table-cell>
          <table:covered-table-cell table:style-name="ce20"/>
          <table:table-cell table:style-name="ce19" table:formula="of:=IF(INDIRECT(ADDRESS([.A115];4; 1; ;&quot;Feuille 2&quot;))&gt;=4;4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15];4; 1; ;&quot;Feuille 2&quot;))&gt;=5;5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15];4; 1; ;&quot;Feuille 2&quot;))&gt;=6;6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1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15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5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5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5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5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1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1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15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5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5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5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15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15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15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15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15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15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15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5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5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15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5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5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15]+1" office:value-type="float" office:value="22">
            <text:p>2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34]+1" office:value-type="float" office:value="23">
            <text:p>2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34]+1" office:value-type="float" office:value="24">
            <text:p>24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34];1; 1; ;&quot;Feuille 2&quot;))" office:value-type="string" office:string-value="Rat Géant" table:number-columns-spanned="8" table:number-rows-spanned="1">
            <text:p>Rat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34];1; 1; ;&quot;Feuille 2&quot;))" office:value-type="string" office:string-value="Rat Géant" table:number-columns-spanned="8" table:number-rows-spanned="1">
            <text:p>Rat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34];1; 1; ;&quot;Feuille 2&quot;))" office:value-type="string" office:string-value="Rat Géant" table:number-columns-spanned="8" table:number-rows-spanned="1">
            <text:p>Rat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34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134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134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34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P134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134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34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E134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134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34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34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34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34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34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34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34];5; 1; ;&quot;Feuille 2&quot;))=&quot;&quot;;&quot;&quot;;INDIRECT(ADDRESS([.A134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34];5; 1; ;&quot;Feuille 2&quot;))=&quot;&quot;;&quot;&quot;;INDIRECT(ADDRESS([.P134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34];5; 1; ;&quot;Feuille 2&quot;))=&quot;&quot;;&quot;&quot;;INDIRECT(ADDRESS([.AE134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3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3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3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3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3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34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34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34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34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3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3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34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4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4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4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3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3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34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4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4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4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34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34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3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3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3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3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34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4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34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4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34]+1" office:value-type="float" office:value="25">
            <text:p>2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53]+1" office:value-type="float" office:value="26">
            <text:p>2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53]+1" office:value-type="float" office:value="27">
            <text:p>27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53];1; 1; ;&quot;Feuille 2&quot;))" office:value-type="string" office:string-value="Rat Géant" table:number-columns-spanned="8" table:number-rows-spanned="1">
            <text:p>Rat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53];1; 1; ;&quot;Feuille 2&quot;))" office:value-type="string" office:string-value="Rat Géant" table:number-columns-spanned="8" table:number-rows-spanned="1">
            <text:p>Rat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53];1; 1; ;&quot;Feuille 2&quot;))" office:value-type="string" office:string-value="Rat Géant" table:number-columns-spanned="8" table:number-rows-spanned="1">
            <text:p>Rat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53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153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153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53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P153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153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53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E153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153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53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53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53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53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53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53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53];5; 1; ;&quot;Feuille 2&quot;))=&quot;&quot;;&quot;&quot;;INDIRECT(ADDRESS([.A153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53];5; 1; ;&quot;Feuille 2&quot;))=&quot;&quot;;&quot;&quot;;INDIRECT(ADDRESS([.P153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53];5; 1; ;&quot;Feuille 2&quot;))=&quot;&quot;;&quot;&quot;;INDIRECT(ADDRESS([.AE153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5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5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5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5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5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53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53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53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53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5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5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53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3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3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3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5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5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53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3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3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3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53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5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5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5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5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5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53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53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153]+1" office:value-type="float" office:value="28">
            <text:p>2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72]+1" office:value-type="float" office:value="29">
            <text:p>2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72]+1" office:value-type="float" office:value="30">
            <text:p>30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72];1; 1; ;&quot;Feuille 2&quot;))" office:value-type="string" office:string-value="Rat Géant" table:number-columns-spanned="8" table:number-rows-spanned="1">
            <text:p>Rat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72];1; 1; ;&quot;Feuille 2&quot;))" office:value-type="string" office:string-value="Rat Géant" table:number-columns-spanned="8" table:number-rows-spanned="1">
            <text:p>Rat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72];1; 1; ;&quot;Feuille 2&quot;))" office:value-type="string" office:string-value="Rat Géant" table:number-columns-spanned="8" table:number-rows-spanned="1">
            <text:p>Rat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72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172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172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72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P172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172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72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E172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172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72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72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72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72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72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72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72];5; 1; ;&quot;Feuille 2&quot;))=&quot;&quot;;&quot;&quot;;INDIRECT(ADDRESS([.A172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72];5; 1; ;&quot;Feuille 2&quot;))=&quot;&quot;;&quot;&quot;;INDIRECT(ADDRESS([.P172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72];5; 1; ;&quot;Feuille 2&quot;))=&quot;&quot;;&quot;&quot;;INDIRECT(ADDRESS([.AE172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7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7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7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72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17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172];4; 1; ;&quot;Feuille 2&quot;))&gt;=3;3;&quot;&quot;)" table:number-columns-spanned="2" table:number-rows-spanned="2">
            <text:p/>
          </table:table-cell>
          <table:covered-table-cell table:style-name="ce20"/>
          <table:table-cell table:style-name="ce19" table:formula="of:=IF(INDIRECT(ADDRESS([.A172];4; 1; ;&quot;Feuille 2&quot;))&gt;=4;4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72];4; 1; ;&quot;Feuille 2&quot;))&gt;=5;5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72];4; 1; ;&quot;Feuille 2&quot;))&gt;=6;6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7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7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72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72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72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72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7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7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72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72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72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72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72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72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72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72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72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72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72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7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7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7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7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7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72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7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7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7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7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7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72]+1" office:value-type="float" office:value="31">
            <text:p>3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91]+1" office:value-type="float" office:value="32">
            <text:p>3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91]+1" office:value-type="float" office:value="33">
            <text:p>33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91];1; 1; ;&quot;Feuille 2&quot;))" office:value-type="string" office:string-value="Goblin" table:number-columns-spanned="8" table:number-rows-spanned="1">
            <text:p>Gobli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91];1; 1; ;&quot;Feuille 2&quot;))" office:value-type="string" office:string-value="Goblin" table:number-columns-spanned="8" table:number-rows-spanned="1">
            <text:p>Gobli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91];1; 1; ;&quot;Feuille 2&quot;))" office:value-type="string" office:string-value="Goblin" table:number-columns-spanned="8" table:number-rows-spanned="1">
            <text:p>Gobli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91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191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191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91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P191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191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91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E191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191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91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91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91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91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91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91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91];5; 1; ;&quot;Feuille 2&quot;))=&quot;&quot;;&quot;&quot;;INDIRECT(ADDRESS([.A191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91];5; 1; ;&quot;Feuille 2&quot;))=&quot;&quot;;&quot;&quot;;INDIRECT(ADDRESS([.P191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91];5; 1; ;&quot;Feuille 2&quot;))=&quot;&quot;;&quot;&quot;;INDIRECT(ADDRESS([.AE191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9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9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9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9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9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9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91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91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91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9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9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9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91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91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91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9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9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9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91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91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91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9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9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9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9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9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9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9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9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9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9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9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9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9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9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9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9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9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9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91]+1" office:value-type="float" office:value="34">
            <text:p>3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210]+1" office:value-type="float" office:value="35">
            <text:p>3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210]+1" office:value-type="float" office:value="36">
            <text:p>36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210];1; 1; ;&quot;Feuille 2&quot;))" office:value-type="string" office:string-value="Goblin" table:number-columns-spanned="8" table:number-rows-spanned="1">
            <text:p>Gobli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210];1; 1; ;&quot;Feuille 2&quot;))" office:value-type="string" office:string-value="Goblin" table:number-columns-spanned="8" table:number-rows-spanned="1">
            <text:p>Gobli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210];1; 1; ;&quot;Feuille 2&quot;))" office:value-type="string" office:string-value="Goblin" table:number-columns-spanned="8" table:number-rows-spanned="1">
            <text:p>Gobli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210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210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210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210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P210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210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210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E210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210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210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210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210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210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210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210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210];5; 1; ;&quot;Feuille 2&quot;))=&quot;&quot;;&quot;&quot;;INDIRECT(ADDRESS([.A21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210];5; 1; ;&quot;Feuille 2&quot;))=&quot;&quot;;&quot;&quot;;INDIRECT(ADDRESS([.P21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210];5; 1; ;&quot;Feuille 2&quot;))=&quot;&quot;;&quot;&quot;;INDIRECT(ADDRESS([.AE21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210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210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210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21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21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21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210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10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10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21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21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21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210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10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10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21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21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21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210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10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10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210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1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1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1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1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1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210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1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1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1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1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1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210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1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1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1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1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1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210]+1" office:value-type="float" office:value="37">
            <text:p>3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229]+1" office:value-type="float" office:value="38">
            <text:p>3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229]+1" office:value-type="float" office:value="39">
            <text:p>39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229];1; 1; ;&quot;Feuille 2&quot;))" office:value-type="string" office:string-value="Goblin" table:number-columns-spanned="8" table:number-rows-spanned="1">
            <text:p>Gobli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229];1; 1; ;&quot;Feuille 2&quot;))" office:value-type="string" office:string-value="Goblin" table:number-columns-spanned="8" table:number-rows-spanned="1">
            <text:p>Gobli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229];1; 1; ;&quot;Feuille 2&quot;))" office:value-type="string" office:string-value="Goblin" table:number-columns-spanned="8" table:number-rows-spanned="1">
            <text:p>Gobli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229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229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229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229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P229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229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229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E229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229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229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229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229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229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229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229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229];5; 1; ;&quot;Feuille 2&quot;))=&quot;&quot;;&quot;&quot;;INDIRECT(ADDRESS([.A22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229];5; 1; ;&quot;Feuille 2&quot;))=&quot;&quot;;&quot;&quot;;INDIRECT(ADDRESS([.P22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229];5; 1; ;&quot;Feuille 2&quot;))=&quot;&quot;;&quot;&quot;;INDIRECT(ADDRESS([.AE22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229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229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229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229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22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22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229];4; 1; ;&quot;Feuille 2&quot;))&gt;=4;4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229];4; 1; ;&quot;Feuille 2&quot;))&gt;=5;5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229];4; 1; ;&quot;Feuille 2&quot;))&gt;=6;6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22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22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22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229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29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29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22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22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22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229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29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29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229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229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229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229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229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229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229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29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29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2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2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2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229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29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29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2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2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2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5">
          <table:table-cell table:number-columns-repeated="44"/>
        </table:table-row>
        <table:table-row table:style-name="ro5">
          <table:table-cell table:style-name="ce13" table:formula="of:=[.AE229]+1" office:value-type="float" office:value="40">
            <text:p>4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248]+1" office:value-type="float" office:value="41">
            <text:p>4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248]+1" office:value-type="float" office:value="42">
            <text:p>42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248];1; 1; ;&quot;Feuille 2&quot;))" office:value-type="string" office:string-value="Goblin" table:number-columns-spanned="8" table:number-rows-spanned="1">
            <text:p>Gobli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248];1; 1; ;&quot;Feuille 2&quot;))" office:value-type="string" office:string-value="Plante carnivore" table:number-columns-spanned="8" table:number-rows-spanned="1">
            <text:p>Plante carnivo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248];1; 1; ;&quot;Feuille 2&quot;))" office:value-type="string" office:string-value="Plante carnivore" table:number-columns-spanned="8" table:number-rows-spanned="1">
            <text:p>Plante carnivo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248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248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248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248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P248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248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248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E248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248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248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248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248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248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248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248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248];5; 1; ;&quot;Feuille 2&quot;))=&quot;&quot;;&quot;&quot;;INDIRECT(ADDRESS([.A24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248];5; 1; ;&quot;Feuille 2&quot;))=&quot;&quot;;&quot;&quot;;INDIRECT(ADDRESS([.P248];5; 1; ;&quot;Feuille 2&quot;)))" office:value-type="string" office:string-value="Immobile" table:number-columns-spanned="10" table:number-rows-spanned="2">
            <text:p>Immobil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248];5; 1; ;&quot;Feuille 2&quot;))=&quot;&quot;;&quot;&quot;;INDIRECT(ADDRESS([.AE248];5; 1; ;&quot;Feuille 2&quot;)))" office:value-type="string" office:string-value="Immobile" table:number-columns-spanned="10" table:number-rows-spanned="2">
            <text:p>Immobile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248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248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248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24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24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24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248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48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48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24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24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24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248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48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48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24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24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24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248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48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48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248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4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4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4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4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4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248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4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4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4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4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4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248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4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4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4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4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4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248]+1" office:value-type="float" office:value="43">
            <text:p>4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267]+1" office:value-type="float" office:value="44">
            <text:p>4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267]+1" office:value-type="float" office:value="45">
            <text:p>45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267];1; 1; ;&quot;Feuille 2&quot;))" office:value-type="string" office:string-value="Plante carnivore" table:number-columns-spanned="8" table:number-rows-spanned="1">
            <text:p>Plante carnivo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267];1; 1; ;&quot;Feuille 2&quot;))" office:value-type="string" office:string-value="Plante carnivore" table:number-columns-spanned="8" table:number-rows-spanned="1">
            <text:p>Plante carnivo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267];1; 1; ;&quot;Feuille 2&quot;))" office:value-type="string" office:string-value="Plante carnivore" table:number-columns-spanned="8" table:number-rows-spanned="1">
            <text:p>Plante carnivo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267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267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267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267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P267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267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267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E267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267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267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267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267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267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267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267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267];5; 1; ;&quot;Feuille 2&quot;))=&quot;&quot;;&quot;&quot;;INDIRECT(ADDRESS([.A267];5; 1; ;&quot;Feuille 2&quot;)))" office:value-type="string" office:string-value="Immobile" table:number-columns-spanned="10" table:number-rows-spanned="2">
            <text:p>Immobil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267];5; 1; ;&quot;Feuille 2&quot;))=&quot;&quot;;&quot;&quot;;INDIRECT(ADDRESS([.P267];5; 1; ;&quot;Feuille 2&quot;)))" office:value-type="string" office:string-value="Immobile" table:number-columns-spanned="10" table:number-rows-spanned="2">
            <text:p>Immobil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267];5; 1; ;&quot;Feuille 2&quot;))=&quot;&quot;;&quot;&quot;;INDIRECT(ADDRESS([.AE267];5; 1; ;&quot;Feuille 2&quot;)))" office:value-type="string" office:string-value="Immobile" table:number-columns-spanned="10" table:number-rows-spanned="2">
            <text:p>Immobile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267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267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267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26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26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26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267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67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67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26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26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26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267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67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67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26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26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26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267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67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67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267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6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6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6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6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6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267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6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6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6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6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6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267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6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6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6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6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6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267]+1" office:value-type="float" office:value="46">
            <text:p>4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286]+1" office:value-type="float" office:value="47">
            <text:p>4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286]+1" office:value-type="float" office:value="48">
            <text:p>48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286];1; 1; ;&quot;Feuille 2&quot;))" office:value-type="string" office:string-value="Plante carnivore" table:number-columns-spanned="8" table:number-rows-spanned="1">
            <text:p>Plante carnivo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286];1; 1; ;&quot;Feuille 2&quot;))" office:value-type="string" office:string-value="Plante carnivore" table:number-columns-spanned="8" table:number-rows-spanned="1">
            <text:p>Plante carnivo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286];1; 1; ;&quot;Feuille 2&quot;))" office:value-type="string" office:string-value="Plante carnivore" table:number-columns-spanned="8" table:number-rows-spanned="1">
            <text:p>Plante carnivo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286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286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286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286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P286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286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286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E286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286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286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286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286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286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286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286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286];5; 1; ;&quot;Feuille 2&quot;))=&quot;&quot;;&quot;&quot;;INDIRECT(ADDRESS([.A286];5; 1; ;&quot;Feuille 2&quot;)))" office:value-type="string" office:string-value="Immobile" table:number-columns-spanned="10" table:number-rows-spanned="2">
            <text:p>Immobil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286];5; 1; ;&quot;Feuille 2&quot;))=&quot;&quot;;&quot;&quot;;INDIRECT(ADDRESS([.P286];5; 1; ;&quot;Feuille 2&quot;)))" office:value-type="string" office:string-value="Immobile" table:number-columns-spanned="10" table:number-rows-spanned="2">
            <text:p>Immobil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286];5; 1; ;&quot;Feuille 2&quot;))=&quot;&quot;;&quot;&quot;;INDIRECT(ADDRESS([.AE286];5; 1; ;&quot;Feuille 2&quot;)))" office:value-type="string" office:string-value="Immobile" table:number-columns-spanned="10" table:number-rows-spanned="2">
            <text:p>Immobile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286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286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286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286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28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28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286];4; 1; ;&quot;Feuille 2&quot;))&gt;=4;4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286];4; 1; ;&quot;Feuille 2&quot;))&gt;=5;5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286];4; 1; ;&quot;Feuille 2&quot;))&gt;=6;6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28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28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28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286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86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86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28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28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28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286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86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86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286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286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286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286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286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286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286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8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8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8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8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8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286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8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8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8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8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8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286]+1" office:value-type="float" office:value="49">
            <text:p>4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305]+1" office:value-type="float" office:value="50">
            <text:p>5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305]+1" office:value-type="float" office:value="51">
            <text:p>51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305];1; 1; ;&quot;Feuille 2&quot;))" office:value-type="string" office:string-value="Plante carnivore" table:number-columns-spanned="8" table:number-rows-spanned="1">
            <text:p>Plante carnivo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305];1; 1; ;&quot;Feuille 2&quot;))" office:value-type="string" office:string-value="Pseudo-dragon" table:number-columns-spanned="8" table:number-rows-spanned="1">
            <text:p>Pseudo-drag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305];1; 1; ;&quot;Feuille 2&quot;))" office:value-type="string" office:string-value="Pseudo-dragon" table:number-columns-spanned="8" table:number-rows-spanned="1">
            <text:p>Pseudo-drag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305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305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305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305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P305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305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305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E305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305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305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305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305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305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305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305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305];5; 1; ;&quot;Feuille 2&quot;))=&quot;&quot;;&quot;&quot;;INDIRECT(ADDRESS([.A305];5; 1; ;&quot;Feuille 2&quot;)))" office:value-type="string" office:string-value="Immobile" table:number-columns-spanned="10" table:number-rows-spanned="2">
            <text:p>Immobil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305];5; 1; ;&quot;Feuille 2&quot;))=&quot;&quot;;&quot;&quot;;INDIRECT(ADDRESS([.P305];5; 1; ;&quot;Feuille 2&quot;)))" office:value-type="string" office:string-value="Coup perforant" table:number-columns-spanned="10" table:number-rows-spanned="2">
            <text:p>Coup perforant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305];5; 1; ;&quot;Feuille 2&quot;))=&quot;&quot;;&quot;&quot;;INDIRECT(ADDRESS([.AE305];5; 1; ;&quot;Feuille 2&quot;)))" office:value-type="string" office:string-value="Coup perforant" table:number-columns-spanned="10" table:number-rows-spanned="2">
            <text:p>Coup perforant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305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30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30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30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30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30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305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05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05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30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30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30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30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305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05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30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30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30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30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305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05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305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05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05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0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0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0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305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05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05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0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0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0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305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05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05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0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0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0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305]+1" office:value-type="float" office:value="52">
            <text:p>5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324]+1" office:value-type="float" office:value="53">
            <text:p>5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324]+1" office:value-type="float" office:value="54">
            <text:p>54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324];1; 1; ;&quot;Feuille 2&quot;))" office:value-type="string" office:string-value="Pseudo-dragon" table:number-columns-spanned="8" table:number-rows-spanned="1">
            <text:p>Pseudo-drag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324];1; 1; ;&quot;Feuille 2&quot;))" office:value-type="string" office:string-value="Pseudo-dragon" table:number-columns-spanned="8" table:number-rows-spanned="1">
            <text:p>Pseudo-drag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324];1; 1; ;&quot;Feuille 2&quot;))" office:value-type="string" office:string-value="Pseudo-dragon" table:number-columns-spanned="8" table:number-rows-spanned="1">
            <text:p>Pseudo-drag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324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324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324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324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P324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324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324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E324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324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324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324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324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324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324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324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324];5; 1; ;&quot;Feuille 2&quot;))=&quot;&quot;;&quot;&quot;;INDIRECT(ADDRESS([.A324];5; 1; ;&quot;Feuille 2&quot;)))" office:value-type="string" office:string-value="Coup perforant" table:number-columns-spanned="10" table:number-rows-spanned="2">
            <text:p>Coup perforant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324];5; 1; ;&quot;Feuille 2&quot;))=&quot;&quot;;&quot;&quot;;INDIRECT(ADDRESS([.P324];5; 1; ;&quot;Feuille 2&quot;)))" office:value-type="string" office:string-value="Coup perforant" table:number-columns-spanned="10" table:number-rows-spanned="2">
            <text:p>Coup perforant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324];5; 1; ;&quot;Feuille 2&quot;))=&quot;&quot;;&quot;&quot;;INDIRECT(ADDRESS([.AE324];5; 1; ;&quot;Feuille 2&quot;)))" office:value-type="string" office:string-value="Coup perforant" table:number-columns-spanned="10" table:number-rows-spanned="2">
            <text:p>Coup perforant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32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32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32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32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32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32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32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324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24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32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32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32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32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324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24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32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32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32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32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324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24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324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24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2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2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2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2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324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24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2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2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2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2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324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24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2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2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2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2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324]+1" office:value-type="float" office:value="55">
            <text:p>5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343]+1" office:value-type="float" office:value="56">
            <text:p>5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343]+1" office:value-type="float" office:value="57">
            <text:p>57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343];1; 1; ;&quot;Feuille 2&quot;))" office:value-type="string" office:string-value="Pseudo-dragon" table:number-columns-spanned="8" table:number-rows-spanned="1">
            <text:p>Pseudo-drag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343];1; 1; ;&quot;Feuille 2&quot;))" office:value-type="string" office:string-value="Pseudo-dragon" table:number-columns-spanned="8" table:number-rows-spanned="1">
            <text:p>Pseudo-drag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343];1; 1; ;&quot;Feuille 2&quot;))" office:value-type="string" office:string-value="Pseudo-dragon" table:number-columns-spanned="8" table:number-rows-spanned="1">
            <text:p>Pseudo-drag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343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343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343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343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P343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343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343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E343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343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343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343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343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343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343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343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343];5; 1; ;&quot;Feuille 2&quot;))=&quot;&quot;;&quot;&quot;;INDIRECT(ADDRESS([.A343];5; 1; ;&quot;Feuille 2&quot;)))" office:value-type="string" office:string-value="Coup perforant" table:number-columns-spanned="10" table:number-rows-spanned="2">
            <text:p>Coup perforant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343];5; 1; ;&quot;Feuille 2&quot;))=&quot;&quot;;&quot;&quot;;INDIRECT(ADDRESS([.P343];5; 1; ;&quot;Feuille 2&quot;)))" office:value-type="string" office:string-value="Coup perforant" table:number-columns-spanned="10" table:number-rows-spanned="2">
            <text:p>Coup perforant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343];5; 1; ;&quot;Feuille 2&quot;))=&quot;&quot;;&quot;&quot;;INDIRECT(ADDRESS([.AE343];5; 1; ;&quot;Feuille 2&quot;)))" office:value-type="string" office:string-value="Coup perforant" table:number-columns-spanned="10" table:number-rows-spanned="2">
            <text:p>Coup perforant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34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34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34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343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34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34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34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343];4; 1; ;&quot;Feuille 2&quot;))&gt;=5;5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343];4; 1; ;&quot;Feuille 2&quot;))&gt;=6;6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34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34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34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34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343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43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34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34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34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34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343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43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343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343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343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343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343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343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343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4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4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4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4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4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343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4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4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4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4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4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343]+1" office:value-type="float" office:value="58">
            <text:p>5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362]+1" office:value-type="float" office:value="59">
            <text:p>5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362]+1" office:value-type="float" office:value="60">
            <text:p>60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362];1; 1; ;&quot;Feuille 2&quot;))" office:value-type="string" office:string-value="Pseudo-dragon" table:number-columns-spanned="8" table:number-rows-spanned="1">
            <text:p>Pseudo-drag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362];1; 1; ;&quot;Feuille 2&quot;))" office:value-type="string" office:string-value="Pseudo-dragon" table:number-columns-spanned="8" table:number-rows-spanned="1">
            <text:p>Pseudo-drag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362];1; 1; ;&quot;Feuille 2&quot;))" office:value-type="string" office:string-value="Ame en peine" table:number-columns-spanned="8" table:number-rows-spanned="1">
            <text:p>Ame en pei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362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362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362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362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P362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362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362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E362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362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362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362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362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362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362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362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362];5; 1; ;&quot;Feuille 2&quot;))=&quot;&quot;;&quot;&quot;;INDIRECT(ADDRESS([.A362];5; 1; ;&quot;Feuille 2&quot;)))" office:value-type="string" office:string-value="Coup perforant" table:number-columns-spanned="10" table:number-rows-spanned="2">
            <text:p>Coup perforant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362];5; 1; ;&quot;Feuille 2&quot;))=&quot;&quot;;&quot;&quot;;INDIRECT(ADDRESS([.P362];5; 1; ;&quot;Feuille 2&quot;)))" office:value-type="string" office:string-value="Coup perforant" table:number-columns-spanned="10" table:number-rows-spanned="2">
            <text:p>Coup perforant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362];5; 1; ;&quot;Feuille 2&quot;))=&quot;&quot;;&quot;&quot;;INDIRECT(ADDRESS([.AE362];5; 1; ;&quot;Feuille 2&quot;)))" office:value-type="string" office:string-value="Drain" table:number-columns-spanned="10" table:number-rows-spanned="2">
            <text:p>Drai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36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36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362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36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36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36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36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362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62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36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36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36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36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362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62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36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36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36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36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362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62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362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6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6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6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6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6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362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6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6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6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6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6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362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6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6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6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6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6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362]+1" office:value-type="float" office:value="61">
            <text:p>6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381]+1" office:value-type="float" office:value="62">
            <text:p>6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381]+1" office:value-type="float" office:value="63">
            <text:p>63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381];1; 1; ;&quot;Feuille 2&quot;))" office:value-type="string" office:string-value="Ame en peine" table:number-columns-spanned="8" table:number-rows-spanned="1">
            <text:p>Ame en pei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381];1; 1; ;&quot;Feuille 2&quot;))" office:value-type="string" office:string-value="Ame en peine" table:number-columns-spanned="8" table:number-rows-spanned="1">
            <text:p>Ame en pei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381];1; 1; ;&quot;Feuille 2&quot;))" office:value-type="string" office:string-value="Ame en peine" table:number-columns-spanned="8" table:number-rows-spanned="1">
            <text:p>Ame en pei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381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381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381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381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P381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381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381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E381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381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381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381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381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381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381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381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381];5; 1; ;&quot;Feuille 2&quot;))=&quot;&quot;;&quot;&quot;;INDIRECT(ADDRESS([.A381];5; 1; ;&quot;Feuille 2&quot;)))" office:value-type="string" office:string-value="Drain" table:number-columns-spanned="10" table:number-rows-spanned="2">
            <text:p>Dra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381];5; 1; ;&quot;Feuille 2&quot;))=&quot;&quot;;&quot;&quot;;INDIRECT(ADDRESS([.P381];5; 1; ;&quot;Feuille 2&quot;)))" office:value-type="string" office:string-value="Drain" table:number-columns-spanned="10" table:number-rows-spanned="2">
            <text:p>Dra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381];5; 1; ;&quot;Feuille 2&quot;))=&quot;&quot;;&quot;&quot;;INDIRECT(ADDRESS([.AE381];5; 1; ;&quot;Feuille 2&quot;)))" office:value-type="string" office:string-value="Drain" table:number-columns-spanned="10" table:number-rows-spanned="2">
            <text:p>Drai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381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381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381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38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38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38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38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381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81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38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38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38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38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381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81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38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38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38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38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381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81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38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8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8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8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8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8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38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8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8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8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8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8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38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8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8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8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8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8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381]+1" office:value-type="float" office:value="64">
            <text:p>6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400]+1" office:value-type="float" office:value="65">
            <text:p>6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400]+1" office:value-type="float" office:value="66">
            <text:p>66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400];1; 1; ;&quot;Feuille 2&quot;))" office:value-type="string" office:string-value="Ame en peine" table:number-columns-spanned="8" table:number-rows-spanned="1">
            <text:p>Ame en pei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400];1; 1; ;&quot;Feuille 2&quot;))" office:value-type="string" office:string-value="Ame en peine" table:number-columns-spanned="8" table:number-rows-spanned="1">
            <text:p>Ame en pei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400];1; 1; ;&quot;Feuille 2&quot;))" office:value-type="string" office:string-value="Ame en peine" table:number-columns-spanned="8" table:number-rows-spanned="1">
            <text:p>Ame en pei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400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400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400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400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P400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400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400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E400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400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400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400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400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400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400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400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400];5; 1; ;&quot;Feuille 2&quot;))=&quot;&quot;;&quot;&quot;;INDIRECT(ADDRESS([.A400];5; 1; ;&quot;Feuille 2&quot;)))" office:value-type="string" office:string-value="Drain" table:number-columns-spanned="10" table:number-rows-spanned="2">
            <text:p>Dra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400];5; 1; ;&quot;Feuille 2&quot;))=&quot;&quot;;&quot;&quot;;INDIRECT(ADDRESS([.P400];5; 1; ;&quot;Feuille 2&quot;)))" office:value-type="string" office:string-value="Drain" table:number-columns-spanned="10" table:number-rows-spanned="2">
            <text:p>Dra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400];5; 1; ;&quot;Feuille 2&quot;))=&quot;&quot;;&quot;&quot;;INDIRECT(ADDRESS([.AE400];5; 1; ;&quot;Feuille 2&quot;)))" office:value-type="string" office:string-value="Drain" table:number-columns-spanned="10" table:number-rows-spanned="2">
            <text:p>Drai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400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400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400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400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40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40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40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400];4; 1; ;&quot;Feuille 2&quot;))&gt;=5;5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400];4; 1; ;&quot;Feuille 2&quot;))&gt;=6;6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40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40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40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40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400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00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40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40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40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40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400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00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400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400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400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400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400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400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400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0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0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0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0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0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400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0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0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0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0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0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400]+1" office:value-type="float" office:value="67">
            <text:p>6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419]+1" office:value-type="float" office:value="68">
            <text:p>6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419]+1" office:value-type="float" office:value="69">
            <text:p>69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419];1; 1; ;&quot;Feuille 2&quot;))" office:value-type="string" office:string-value="Ame en peine" table:number-columns-spanned="8" table:number-rows-spanned="1">
            <text:p>Ame en pei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419];1; 1; ;&quot;Feuille 2&quot;))" office:value-type="string" office:string-value="Ame en peine" table:number-columns-spanned="8" table:number-rows-spanned="1">
            <text:p>Ame en pei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419];1; 1; ;&quot;Feuille 2&quot;))" office:value-type="string" office:string-value="Ame en peine" table:number-columns-spanned="8" table:number-rows-spanned="1">
            <text:p>Ame en pei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419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419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419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419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P419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419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419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E419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419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419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419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419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419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419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419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419];5; 1; ;&quot;Feuille 2&quot;))=&quot;&quot;;&quot;&quot;;INDIRECT(ADDRESS([.A419];5; 1; ;&quot;Feuille 2&quot;)))" office:value-type="string" office:string-value="Drain" table:number-columns-spanned="10" table:number-rows-spanned="2">
            <text:p>Dra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419];5; 1; ;&quot;Feuille 2&quot;))=&quot;&quot;;&quot;&quot;;INDIRECT(ADDRESS([.P419];5; 1; ;&quot;Feuille 2&quot;)))" office:value-type="string" office:string-value="Drain" table:number-columns-spanned="10" table:number-rows-spanned="2">
            <text:p>Dra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419];5; 1; ;&quot;Feuille 2&quot;))=&quot;&quot;;&quot;&quot;;INDIRECT(ADDRESS([.AE419];5; 1; ;&quot;Feuille 2&quot;)))" office:value-type="string" office:string-value="Drain" table:number-columns-spanned="10" table:number-rows-spanned="2">
            <text:p>Drai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419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419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419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41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41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41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41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419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19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41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41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41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41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419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19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41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41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41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41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419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19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419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19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19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1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1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1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419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19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19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1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1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1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419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19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19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1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1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1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419]+1" office:value-type="float" office:value="70">
            <text:p>7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438]+1" office:value-type="float" office:value="71">
            <text:p>7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438]+1" office:value-type="float" office:value="72">
            <text:p>72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438];1; 1; ;&quot;Feuille 2&quot;))" office:value-type="string" office:string-value="Molosse Satanique" table:number-columns-spanned="8" table:number-rows-spanned="1">
            <text:p>Molosse Sataniqu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438];1; 1; ;&quot;Feuille 2&quot;))" office:value-type="string" office:string-value="Molosse Satanique" table:number-columns-spanned="8" table:number-rows-spanned="1">
            <text:p>Molosse Sataniqu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438];1; 1; ;&quot;Feuille 2&quot;))" office:value-type="string" office:string-value="Molosse Satanique" table:number-columns-spanned="8" table:number-rows-spanned="1">
            <text:p>Molosse Sataniqu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438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438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438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438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P438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438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438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E438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438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438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438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438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438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438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438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438];5; 1; ;&quot;Feuille 2&quot;))=&quot;&quot;;&quot;&quot;;INDIRECT(ADDRESS([.A438];5; 1; ;&quot;Feuille 2&quot;)))" office:value-type="string" office:string-value="Souffle de feu" table:number-columns-spanned="10" table:number-rows-spanned="2">
            <text:p>Souffle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438];5; 1; ;&quot;Feuille 2&quot;))=&quot;&quot;;&quot;&quot;;INDIRECT(ADDRESS([.P438];5; 1; ;&quot;Feuille 2&quot;)))" office:value-type="string" office:string-value="Souffle de feu" table:number-columns-spanned="10" table:number-rows-spanned="2">
            <text:p>Souffle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438];5; 1; ;&quot;Feuille 2&quot;))=&quot;&quot;;&quot;&quot;;INDIRECT(ADDRESS([.AE438];5; 1; ;&quot;Feuille 2&quot;)))" office:value-type="string" office:string-value="Souffle de feu" table:number-columns-spanned="10" table:number-rows-spanned="2">
            <text:p>Souffle de feu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438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438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438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43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43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43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43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43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438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43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43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43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43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43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438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43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43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43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43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43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438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438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3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3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3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3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3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438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3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3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3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3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3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438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3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3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3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3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3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438]+1" office:value-type="float" office:value="73">
            <text:p>7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457]+1" office:value-type="float" office:value="74">
            <text:p>7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457]+1" office:value-type="float" office:value="75">
            <text:p>75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457];1; 1; ;&quot;Feuille 2&quot;))" office:value-type="string" office:string-value="Molosse Satanique" table:number-columns-spanned="8" table:number-rows-spanned="1">
            <text:p>Molosse Sataniqu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457];1; 1; ;&quot;Feuille 2&quot;))" office:value-type="string" office:string-value="Molosse Satanique" table:number-columns-spanned="8" table:number-rows-spanned="1">
            <text:p>Molosse Sataniqu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457];1; 1; ;&quot;Feuille 2&quot;))" office:value-type="string" office:string-value="Molosse Satanique" table:number-columns-spanned="8" table:number-rows-spanned="1">
            <text:p>Molosse Sataniqu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457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457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457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457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P457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457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457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E457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457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457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457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457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457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457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457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457];5; 1; ;&quot;Feuille 2&quot;))=&quot;&quot;;&quot;&quot;;INDIRECT(ADDRESS([.A457];5; 1; ;&quot;Feuille 2&quot;)))" office:value-type="string" office:string-value="Souffle de feu" table:number-columns-spanned="10" table:number-rows-spanned="2">
            <text:p>Souffle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457];5; 1; ;&quot;Feuille 2&quot;))=&quot;&quot;;&quot;&quot;;INDIRECT(ADDRESS([.P457];5; 1; ;&quot;Feuille 2&quot;)))" office:value-type="string" office:string-value="Souffle de feu" table:number-columns-spanned="10" table:number-rows-spanned="2">
            <text:p>Souffle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457];5; 1; ;&quot;Feuille 2&quot;))=&quot;&quot;;&quot;&quot;;INDIRECT(ADDRESS([.AE457];5; 1; ;&quot;Feuille 2&quot;)))" office:value-type="string" office:string-value="Souffle de feu" table:number-columns-spanned="10" table:number-rows-spanned="2">
            <text:p>Souffle de feu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457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457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457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457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45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45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45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45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457];4; 1; ;&quot;Feuille 2&quot;))&gt;=6;6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45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45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45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45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45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457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45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45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45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45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45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457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457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457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457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457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457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457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457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5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5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5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5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5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457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5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5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5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5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5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457]+1" office:value-type="float" office:value="76">
            <text:p>7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476]+1" office:value-type="float" office:value="77">
            <text:p>7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476]+1" office:value-type="float" office:value="78">
            <text:p>78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476];1; 1; ;&quot;Feuille 2&quot;))" office:value-type="string" office:string-value="Molosse Satanique" table:number-columns-spanned="8" table:number-rows-spanned="1">
            <text:p>Molosse Sataniqu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476];1; 1; ;&quot;Feuille 2&quot;))" office:value-type="string" office:string-value="Molosse Satanique" table:number-columns-spanned="8" table:number-rows-spanned="1">
            <text:p>Molosse Sataniqu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476];1; 1; ;&quot;Feuille 2&quot;))" office:value-type="string" office:string-value="Molosse Satanique" table:number-columns-spanned="8" table:number-rows-spanned="1">
            <text:p>Molosse Sataniqu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476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476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476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476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P476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476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476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E476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476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476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476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476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476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476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476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476];5; 1; ;&quot;Feuille 2&quot;))=&quot;&quot;;&quot;&quot;;INDIRECT(ADDRESS([.A476];5; 1; ;&quot;Feuille 2&quot;)))" office:value-type="string" office:string-value="Souffle de feu" table:number-columns-spanned="10" table:number-rows-spanned="2">
            <text:p>Souffle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476];5; 1; ;&quot;Feuille 2&quot;))=&quot;&quot;;&quot;&quot;;INDIRECT(ADDRESS([.P476];5; 1; ;&quot;Feuille 2&quot;)))" office:value-type="string" office:string-value="Souffle de feu" table:number-columns-spanned="10" table:number-rows-spanned="2">
            <text:p>Souffle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476];5; 1; ;&quot;Feuille 2&quot;))=&quot;&quot;;&quot;&quot;;INDIRECT(ADDRESS([.AE476];5; 1; ;&quot;Feuille 2&quot;)))" office:value-type="string" office:string-value="Souffle de feu" table:number-columns-spanned="10" table:number-rows-spanned="2">
            <text:p>Souffle de feu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476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476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476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47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47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47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47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47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476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47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47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47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47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47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476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47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47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47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47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47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476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476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7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7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7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7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7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476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7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7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7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7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7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476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7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7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7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7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7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476]+1" office:value-type="float" office:value="79">
            <text:p>7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495]+1" office:value-type="float" office:value="80">
            <text:p>8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495]+1" office:value-type="float" office:value="81">
            <text:p>81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495];1; 1; ;&quot;Feuille 2&quot;))" office:value-type="string" office:string-value="Molosse Satanique" table:number-columns-spanned="8" table:number-rows-spanned="1">
            <text:p>Molosse Sataniqu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495];1; 1; ;&quot;Feuille 2&quot;))" office:value-type="string" office:string-value="Fungus géant" table:number-columns-spanned="8" table:number-rows-spanned="1">
            <text:p>Fungus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495];1; 1; ;&quot;Feuille 2&quot;))" office:value-type="string" office:string-value="Fungus géant" table:number-columns-spanned="8" table:number-rows-spanned="1">
            <text:p>Fungus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495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495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495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495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P495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495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495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E495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495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495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495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495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495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495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495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495];5; 1; ;&quot;Feuille 2&quot;))=&quot;&quot;;&quot;&quot;;INDIRECT(ADDRESS([.A495];5; 1; ;&quot;Feuille 2&quot;)))" office:value-type="string" office:string-value="Souffle de feu" table:number-columns-spanned="10" table:number-rows-spanned="2">
            <text:p>Souffle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495];5; 1; ;&quot;Feuille 2&quot;))=&quot;&quot;;&quot;&quot;;INDIRECT(ADDRESS([.P495];5; 1; ;&quot;Feuille 2&quot;)))" office:value-type="string" office:string-value="Spore" table:number-columns-spanned="10" table:number-rows-spanned="2">
            <text:p>Spor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495];5; 1; ;&quot;Feuille 2&quot;))=&quot;&quot;;&quot;&quot;;INDIRECT(ADDRESS([.AE495];5; 1; ;&quot;Feuille 2&quot;)))" office:value-type="string" office:string-value="Spore" table:number-columns-spanned="10" table:number-rows-spanned="2">
            <text:p>Spore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495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495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495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49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49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49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49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495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495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49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49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49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49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495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495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49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49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49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49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495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495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495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95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95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9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9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9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495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95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95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9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9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9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495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95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95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9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9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9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495]+1" office:value-type="float" office:value="82">
            <text:p>8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514]+1" office:value-type="float" office:value="83">
            <text:p>8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514]+1" office:value-type="float" office:value="84">
            <text:p>84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514];1; 1; ;&quot;Feuille 2&quot;))" office:value-type="string" office:string-value="Fungus géant" table:number-columns-spanned="8" table:number-rows-spanned="1">
            <text:p>Fungus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514];1; 1; ;&quot;Feuille 2&quot;))" office:value-type="string" office:string-value="Fungus géant" table:number-columns-spanned="8" table:number-rows-spanned="1">
            <text:p>Fungus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514];1; 1; ;&quot;Feuille 2&quot;))" office:value-type="string" office:string-value="Fungus géant" table:number-columns-spanned="8" table:number-rows-spanned="1">
            <text:p>Fungus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514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514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514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514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P514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514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514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E514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514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514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514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514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514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514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514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514];5; 1; ;&quot;Feuille 2&quot;))=&quot;&quot;;&quot;&quot;;INDIRECT(ADDRESS([.A514];5; 1; ;&quot;Feuille 2&quot;)))" office:value-type="string" office:string-value="Spore" table:number-columns-spanned="10" table:number-rows-spanned="2">
            <text:p>Spor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514];5; 1; ;&quot;Feuille 2&quot;))=&quot;&quot;;&quot;&quot;;INDIRECT(ADDRESS([.P514];5; 1; ;&quot;Feuille 2&quot;)))" office:value-type="string" office:string-value="Spore" table:number-columns-spanned="10" table:number-rows-spanned="2">
            <text:p>Spor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514];5; 1; ;&quot;Feuille 2&quot;))=&quot;&quot;;&quot;&quot;;INDIRECT(ADDRESS([.AE514];5; 1; ;&quot;Feuille 2&quot;)))" office:value-type="string" office:string-value="Spore" table:number-columns-spanned="10" table:number-rows-spanned="2">
            <text:p>Spore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514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514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514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514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51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51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51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514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514];4; 1; ;&quot;Feuille 2&quot;))&gt;=6;6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51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51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51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51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514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514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51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51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51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51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514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514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514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14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14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14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14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14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514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14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1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1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1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1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514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14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1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1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1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1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514]+1" office:value-type="float" office:value="85">
            <text:p>8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533]+1" office:value-type="float" office:value="86">
            <text:p>8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533]+1" office:value-type="float" office:value="87">
            <text:p>87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533];1; 1; ;&quot;Feuille 2&quot;))" office:value-type="string" office:string-value="Fungus géant" table:number-columns-spanned="8" table:number-rows-spanned="1">
            <text:p>Fungus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533];1; 1; ;&quot;Feuille 2&quot;))" office:value-type="string" office:string-value="Fungus géant" table:number-columns-spanned="8" table:number-rows-spanned="1">
            <text:p>Fungus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533];1; 1; ;&quot;Feuille 2&quot;))" office:value-type="string" office:string-value="Fungus géant" table:number-columns-spanned="8" table:number-rows-spanned="1">
            <text:p>Fungus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533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533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533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533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P533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533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533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E533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533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533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533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533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533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533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533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533];5; 1; ;&quot;Feuille 2&quot;))=&quot;&quot;;&quot;&quot;;INDIRECT(ADDRESS([.A533];5; 1; ;&quot;Feuille 2&quot;)))" office:value-type="string" office:string-value="Spore" table:number-columns-spanned="10" table:number-rows-spanned="2">
            <text:p>Spor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533];5; 1; ;&quot;Feuille 2&quot;))=&quot;&quot;;&quot;&quot;;INDIRECT(ADDRESS([.P533];5; 1; ;&quot;Feuille 2&quot;)))" office:value-type="string" office:string-value="Spore" table:number-columns-spanned="10" table:number-rows-spanned="2">
            <text:p>Spor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533];5; 1; ;&quot;Feuille 2&quot;))=&quot;&quot;;&quot;&quot;;INDIRECT(ADDRESS([.AE533];5; 1; ;&quot;Feuille 2&quot;)))" office:value-type="string" office:string-value="Spore" table:number-columns-spanned="10" table:number-rows-spanned="2">
            <text:p>Spore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533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533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533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53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53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53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53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53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533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53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53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53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53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53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533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53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53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53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53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53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533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533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3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3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3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3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3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533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3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3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3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3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3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533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3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3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3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3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3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533]+1" office:value-type="float" office:value="88">
            <text:p>8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552]+1" office:value-type="float" office:value="89">
            <text:p>8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552]+1" office:value-type="float" office:value="90">
            <text:p>90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552];1; 1; ;&quot;Feuille 2&quot;))" office:value-type="string" office:string-value="Fungus géant" table:number-columns-spanned="8" table:number-rows-spanned="1">
            <text:p>Fungus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552];1; 1; ;&quot;Feuille 2&quot;))" office:value-type="string" office:string-value="Fungus géant" table:number-columns-spanned="8" table:number-rows-spanned="1">
            <text:p>Fungus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552];1; 1; ;&quot;Feuille 2&quot;))" office:value-type="string" office:string-value="Abishaii noir" table:number-columns-spanned="8" table:number-rows-spanned="1">
            <text:p>Abishaii no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552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552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552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552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P552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552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552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E552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552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552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552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552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552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552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552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552];5; 1; ;&quot;Feuille 2&quot;))=&quot;&quot;;&quot;&quot;;INDIRECT(ADDRESS([.A552];5; 1; ;&quot;Feuille 2&quot;)))" office:value-type="string" office:string-value="Spore" table:number-columns-spanned="10" table:number-rows-spanned="2">
            <text:p>Spor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552];5; 1; ;&quot;Feuille 2&quot;))=&quot;&quot;;&quot;&quot;;INDIRECT(ADDRESS([.P552];5; 1; ;&quot;Feuille 2&quot;)))" office:value-type="string" office:string-value="Spore" table:number-columns-spanned="10" table:number-rows-spanned="2">
            <text:p>Spor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552];5; 1; ;&quot;Feuille 2&quot;))=&quot;&quot;;&quot;&quot;;INDIRECT(ADDRESS([.AE552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552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552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552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55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55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55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55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55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552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55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55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55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55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55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552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55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55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55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55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552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52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552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5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5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5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5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5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552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5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5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5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5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5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552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5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5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5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5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5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552]+1" office:value-type="float" office:value="91">
            <text:p>9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571]+1" office:value-type="float" office:value="92">
            <text:p>9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571]+1" office:value-type="float" office:value="93">
            <text:p>93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571];1; 1; ;&quot;Feuille 2&quot;))" office:value-type="string" office:string-value="Abishaii noir" table:number-columns-spanned="8" table:number-rows-spanned="1">
            <text:p>Abishaii no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571];1; 1; ;&quot;Feuille 2&quot;))" office:value-type="string" office:string-value="Abishaii noir" table:number-columns-spanned="8" table:number-rows-spanned="1">
            <text:p>Abishaii no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571];1; 1; ;&quot;Feuille 2&quot;))" office:value-type="string" office:string-value="Abishaii noir" table:number-columns-spanned="8" table:number-rows-spanned="1">
            <text:p>Abishaii no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571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571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571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571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P571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571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571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E571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571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571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571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571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571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571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571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571];5; 1; ;&quot;Feuille 2&quot;))=&quot;&quot;;&quot;&quot;;INDIRECT(ADDRESS([.A571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571];5; 1; ;&quot;Feuille 2&quot;))=&quot;&quot;;&quot;&quot;;INDIRECT(ADDRESS([.P571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571];5; 1; ;&quot;Feuille 2&quot;))=&quot;&quot;;&quot;&quot;;INDIRECT(ADDRESS([.AE571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571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571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571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571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57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57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57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571];4; 1; ;&quot;Feuille 2&quot;))&gt;=5;5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71];4; 1; ;&quot;Feuille 2&quot;))&gt;=6;6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57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57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57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57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571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71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57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57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57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57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571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71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571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71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71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71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71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71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57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7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7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7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7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7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57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7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7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7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7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7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571]+1" office:value-type="float" office:value="94">
            <text:p>9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590]+1" office:value-type="float" office:value="95">
            <text:p>9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590]+1" office:value-type="float" office:value="96">
            <text:p>96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590];1; 1; ;&quot;Feuille 2&quot;))" office:value-type="string" office:string-value="Abishaii noir" table:number-columns-spanned="8" table:number-rows-spanned="1">
            <text:p>Abishaii no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590];1; 1; ;&quot;Feuille 2&quot;))" office:value-type="string" office:string-value="Abishaii noir" table:number-columns-spanned="8" table:number-rows-spanned="1">
            <text:p>Abishaii no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590];1; 1; ;&quot;Feuille 2&quot;))" office:value-type="string" office:string-value="Abishaii noir" table:number-columns-spanned="8" table:number-rows-spanned="1">
            <text:p>Abishaii no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590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590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590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590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P590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590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590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E590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590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590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590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590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590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590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590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590];5; 1; ;&quot;Feuille 2&quot;))=&quot;&quot;;&quot;&quot;;INDIRECT(ADDRESS([.A590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590];5; 1; ;&quot;Feuille 2&quot;))=&quot;&quot;;&quot;&quot;;INDIRECT(ADDRESS([.P590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590];5; 1; ;&quot;Feuille 2&quot;))=&quot;&quot;;&quot;&quot;;INDIRECT(ADDRESS([.AE590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590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590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590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59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59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59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59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590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90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59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59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59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59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590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90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59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59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59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59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590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90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590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9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9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9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9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9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590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9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9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9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9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9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590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9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9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9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9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9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590]+1" office:value-type="float" office:value="97">
            <text:p>9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609]+1" office:value-type="float" office:value="98">
            <text:p>9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609]+1" office:value-type="float" office:value="99">
            <text:p>99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609];1; 1; ;&quot;Feuille 2&quot;))" office:value-type="string" office:string-value="Abishaii noir" table:number-columns-spanned="8" table:number-rows-spanned="1">
            <text:p>Abishaii no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609];1; 1; ;&quot;Feuille 2&quot;))" office:value-type="string" office:string-value="Abishaii noir" table:number-columns-spanned="8" table:number-rows-spanned="1">
            <text:p>Abishaii no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609];1; 1; ;&quot;Feuille 2&quot;))" office:value-type="string" office:string-value="Thri-kreen" table:number-columns-spanned="8" table:number-rows-spanned="1">
            <text:p>Thri-kree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609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609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609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609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P609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609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609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E609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609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609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609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609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609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609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609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609];5; 1; ;&quot;Feuille 2&quot;))=&quot;&quot;;&quot;&quot;;INDIRECT(ADDRESS([.A609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609];5; 1; ;&quot;Feuille 2&quot;))=&quot;&quot;;&quot;&quot;;INDIRECT(ADDRESS([.P609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609];5; 1; ;&quot;Feuille 2&quot;))=&quot;&quot;;&quot;&quot;;INDIRECT(ADDRESS([.AE60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609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609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609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60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60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60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60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609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09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60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60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60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60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609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09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60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60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60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60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60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609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609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09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09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0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0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0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609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09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09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0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0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0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609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09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09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0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0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0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609]+1" office:value-type="float" office:value="100">
            <text:p>10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628]+1" office:value-type="float" office:value="101">
            <text:p>10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628]+1" office:value-type="float" office:value="102">
            <text:p>102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628];1; 1; ;&quot;Feuille 2&quot;))" office:value-type="string" office:string-value="Thri-kreen" table:number-columns-spanned="8" table:number-rows-spanned="1">
            <text:p>Thri-kree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628];1; 1; ;&quot;Feuille 2&quot;))" office:value-type="string" office:string-value="Thri-kreen" table:number-columns-spanned="8" table:number-rows-spanned="1">
            <text:p>Thri-kree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628];1; 1; ;&quot;Feuille 2&quot;))" office:value-type="string" office:string-value="Thri-kreen" table:number-columns-spanned="8" table:number-rows-spanned="1">
            <text:p>Thri-kree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628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628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628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628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P628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628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628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E628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628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628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628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628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628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628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628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628];5; 1; ;&quot;Feuille 2&quot;))=&quot;&quot;;&quot;&quot;;INDIRECT(ADDRESS([.A62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628];5; 1; ;&quot;Feuille 2&quot;))=&quot;&quot;;&quot;&quot;;INDIRECT(ADDRESS([.P62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628];5; 1; ;&quot;Feuille 2&quot;))=&quot;&quot;;&quot;&quot;;INDIRECT(ADDRESS([.AE62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628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628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628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628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62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62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62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62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628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62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62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62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62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62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628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62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62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62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62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62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628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628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628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628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628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628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628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628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2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2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2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2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2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628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2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2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2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2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2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628]+1" office:value-type="float" office:value="103">
            <text:p>10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647]+1" office:value-type="float" office:value="104">
            <text:p>10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647]+1" office:value-type="float" office:value="105">
            <text:p>105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647];1; 1; ;&quot;Feuille 2&quot;))" office:value-type="string" office:string-value="Thri-kreen" table:number-columns-spanned="8" table:number-rows-spanned="1">
            <text:p>Thri-kree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647];1; 1; ;&quot;Feuille 2&quot;))" office:value-type="string" office:string-value="Thri-kreen" table:number-columns-spanned="8" table:number-rows-spanned="1">
            <text:p>Thri-kree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647];1; 1; ;&quot;Feuille 2&quot;))" office:value-type="string" office:string-value="Thri-kreen" table:number-columns-spanned="8" table:number-rows-spanned="1">
            <text:p>Thri-kree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647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647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647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647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P647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647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647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E647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647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647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647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647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647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647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647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647];5; 1; ;&quot;Feuille 2&quot;))=&quot;&quot;;&quot;&quot;;INDIRECT(ADDRESS([.A647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647];5; 1; ;&quot;Feuille 2&quot;))=&quot;&quot;;&quot;&quot;;INDIRECT(ADDRESS([.P647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647];5; 1; ;&quot;Feuille 2&quot;))=&quot;&quot;;&quot;&quot;;INDIRECT(ADDRESS([.AE647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647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647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647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64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64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64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64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64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647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64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64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64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64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64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647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64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64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64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64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64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647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647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4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4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4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4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4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647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4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4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4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4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4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647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4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4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4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4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4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647]+1" office:value-type="float" office:value="106">
            <text:p>10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666]+1" office:value-type="float" office:value="107">
            <text:p>10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666]+1" office:value-type="float" office:value="108">
            <text:p>108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666];1; 1; ;&quot;Feuille 2&quot;))" office:value-type="string" office:string-value="Thri-kreen" table:number-columns-spanned="8" table:number-rows-spanned="1">
            <text:p>Thri-kree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666];1; 1; ;&quot;Feuille 2&quot;))" office:value-type="string" office:string-value="Thri-kreen" table:number-columns-spanned="8" table:number-rows-spanned="1">
            <text:p>Thri-kree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666];1; 1; ;&quot;Feuille 2&quot;))" office:value-type="string" office:string-value="Gorgone" table:number-columns-spanned="8" table:number-rows-spanned="1">
            <text:p>Gorgo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666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666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666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666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P666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666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666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E666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666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666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666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666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666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666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666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666];5; 1; ;&quot;Feuille 2&quot;))=&quot;&quot;;&quot;&quot;;INDIRECT(ADDRESS([.A666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666];5; 1; ;&quot;Feuille 2&quot;))=&quot;&quot;;&quot;&quot;;INDIRECT(ADDRESS([.P666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666];5; 1; ;&quot;Feuille 2&quot;))=&quot;&quot;;&quot;&quot;;INDIRECT(ADDRESS([.AE666];5; 1; ;&quot;Feuille 2&quot;)))" office:value-type="string" office:string-value="Petrification" table:number-columns-spanned="10" table:number-rows-spanned="2">
            <text:p>Petrificatio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666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666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666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66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66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66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66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66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666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66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66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66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66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66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666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66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66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66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66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666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66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666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6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6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6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6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6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666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6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6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6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6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6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666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6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6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6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6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6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666]+1" office:value-type="float" office:value="109">
            <text:p>10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685]+1" office:value-type="float" office:value="110">
            <text:p>11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685]+1" office:value-type="float" office:value="111">
            <text:p>111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685];1; 1; ;&quot;Feuille 2&quot;))" office:value-type="string" office:string-value="Gorgone" table:number-columns-spanned="8" table:number-rows-spanned="1">
            <text:p>Gorgo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685];1; 1; ;&quot;Feuille 2&quot;))" office:value-type="string" office:string-value="Gorgone" table:number-columns-spanned="8" table:number-rows-spanned="1">
            <text:p>Gorgo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685];1; 1; ;&quot;Feuille 2&quot;))" office:value-type="string" office:string-value="Gorgone" table:number-columns-spanned="8" table:number-rows-spanned="1">
            <text:p>Gorgo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685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685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685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685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P685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685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685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E685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685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685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685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685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685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685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685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685];5; 1; ;&quot;Feuille 2&quot;))=&quot;&quot;;&quot;&quot;;INDIRECT(ADDRESS([.A685];5; 1; ;&quot;Feuille 2&quot;)))" office:value-type="string" office:string-value="Petrification" table:number-columns-spanned="10" table:number-rows-spanned="2">
            <text:p>Petrifica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685];5; 1; ;&quot;Feuille 2&quot;))=&quot;&quot;;&quot;&quot;;INDIRECT(ADDRESS([.P685];5; 1; ;&quot;Feuille 2&quot;)))" office:value-type="string" office:string-value="Petrification" table:number-columns-spanned="10" table:number-rows-spanned="2">
            <text:p>Petrifica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685];5; 1; ;&quot;Feuille 2&quot;))=&quot;&quot;;&quot;&quot;;INDIRECT(ADDRESS([.AE685];5; 1; ;&quot;Feuille 2&quot;)))" office:value-type="string" office:string-value="Petrification" table:number-columns-spanned="10" table:number-rows-spanned="2">
            <text:p>Petrificatio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68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68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68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685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68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68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68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685];4; 1; ;&quot;Feuille 2&quot;))&gt;=5;5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685];4; 1; ;&quot;Feuille 2&quot;))&gt;=6;6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68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68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68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68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685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85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68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68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68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68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685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85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685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685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685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685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685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685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685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85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85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8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8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8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685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85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85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8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8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8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685]+1" office:value-type="float" office:value="112">
            <text:p>11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704]+1" office:value-type="float" office:value="113">
            <text:p>11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704]+1" office:value-type="float" office:value="114">
            <text:p>114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704];1; 1; ;&quot;Feuille 2&quot;))" office:value-type="string" office:string-value="Gorgone" table:number-columns-spanned="8" table:number-rows-spanned="1">
            <text:p>Gorgo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704];1; 1; ;&quot;Feuille 2&quot;))" office:value-type="string" office:string-value="Gorgone" table:number-columns-spanned="8" table:number-rows-spanned="1">
            <text:p>Gorgo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704];1; 1; ;&quot;Feuille 2&quot;))" office:value-type="string" office:string-value="Gorgone" table:number-columns-spanned="8" table:number-rows-spanned="1">
            <text:p>Gorgo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704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704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704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704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P704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704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704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E704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704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704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704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704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704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704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704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704];5; 1; ;&quot;Feuille 2&quot;))=&quot;&quot;;&quot;&quot;;INDIRECT(ADDRESS([.A704];5; 1; ;&quot;Feuille 2&quot;)))" office:value-type="string" office:string-value="Petrification" table:number-columns-spanned="10" table:number-rows-spanned="2">
            <text:p>Petrifica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704];5; 1; ;&quot;Feuille 2&quot;))=&quot;&quot;;&quot;&quot;;INDIRECT(ADDRESS([.P704];5; 1; ;&quot;Feuille 2&quot;)))" office:value-type="string" office:string-value="Petrification" table:number-columns-spanned="10" table:number-rows-spanned="2">
            <text:p>Petrifica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704];5; 1; ;&quot;Feuille 2&quot;))=&quot;&quot;;&quot;&quot;;INDIRECT(ADDRESS([.AE704];5; 1; ;&quot;Feuille 2&quot;)))" office:value-type="string" office:string-value="Petrification" table:number-columns-spanned="10" table:number-rows-spanned="2">
            <text:p>Petrificatio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70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70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70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70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70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70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70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704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04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70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70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70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70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704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04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70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70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70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70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704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04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704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04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0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0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0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0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704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04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0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0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0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0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704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04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0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0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0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0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704]+1" office:value-type="float" office:value="115">
            <text:p>11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723]+1" office:value-type="float" office:value="116">
            <text:p>11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723]+1" office:value-type="float" office:value="117">
            <text:p>117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723];1; 1; ;&quot;Feuille 2&quot;))" office:value-type="string" office:string-value="Gorgone" table:number-columns-spanned="8" table:number-rows-spanned="1">
            <text:p>Gorgo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723];1; 1; ;&quot;Feuille 2&quot;))" office:value-type="string" office:string-value="Gorgone" table:number-columns-spanned="8" table:number-rows-spanned="1">
            <text:p>Gorgo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723];1; 1; ;&quot;Feuille 2&quot;))" office:value-type="string" office:string-value="Béhir" table:number-columns-spanned="8" table:number-rows-spanned="1">
            <text:p>Béh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723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723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723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723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P723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723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723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E723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E723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723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723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723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723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723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723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723];5; 1; ;&quot;Feuille 2&quot;))=&quot;&quot;;&quot;&quot;;INDIRECT(ADDRESS([.A723];5; 1; ;&quot;Feuille 2&quot;)))" office:value-type="string" office:string-value="Petrification" table:number-columns-spanned="10" table:number-rows-spanned="2">
            <text:p>Petrifica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723];5; 1; ;&quot;Feuille 2&quot;))=&quot;&quot;;&quot;&quot;;INDIRECT(ADDRESS([.P723];5; 1; ;&quot;Feuille 2&quot;)))" office:value-type="string" office:string-value="Petrification" table:number-columns-spanned="10" table:number-rows-spanned="2">
            <text:p>Petrifica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723];5; 1; ;&quot;Feuille 2&quot;))=&quot;&quot;;&quot;&quot;;INDIRECT(ADDRESS([.AE723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72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72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72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72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72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72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72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723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23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72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72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72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72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723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23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72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72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72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72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72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723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723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2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2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2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2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2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723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2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2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2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2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2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723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2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2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2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2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2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723]+1" office:value-type="float" office:value="118">
            <text:p>11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742]+1" office:value-type="float" office:value="119">
            <text:p>11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742]+1" office:value-type="float" office:value="120">
            <text:p>120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742];1; 1; ;&quot;Feuille 2&quot;))" office:value-type="string" office:string-value="Béhir" table:number-columns-spanned="8" table:number-rows-spanned="1">
            <text:p>Béh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742];1; 1; ;&quot;Feuille 2&quot;))" office:value-type="string" office:string-value="Béhir" table:number-columns-spanned="8" table:number-rows-spanned="1">
            <text:p>Béh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742];1; 1; ;&quot;Feuille 2&quot;))" office:value-type="string" office:string-value="Béhir" table:number-columns-spanned="8" table:number-rows-spanned="1">
            <text:p>Béh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742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742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742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742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P742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P742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742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E742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E742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742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742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742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742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742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742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742];5; 1; ;&quot;Feuille 2&quot;))=&quot;&quot;;&quot;&quot;;INDIRECT(ADDRESS([.A742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742];5; 1; ;&quot;Feuille 2&quot;))=&quot;&quot;;&quot;&quot;;INDIRECT(ADDRESS([.P742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742];5; 1; ;&quot;Feuille 2&quot;))=&quot;&quot;;&quot;&quot;;INDIRECT(ADDRESS([.AE742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74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74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74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742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74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74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74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74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742];4; 1; ;&quot;Feuille 2&quot;))&gt;=6;6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74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74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74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74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74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742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74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74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74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74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74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742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742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742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742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742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742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742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742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4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4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4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4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4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742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4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4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4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4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4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742]+1" office:value-type="float" office:value="121">
            <text:p>12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761]+1" office:value-type="float" office:value="122">
            <text:p>12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761]+1" office:value-type="float" office:value="123">
            <text:p>123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761];1; 1; ;&quot;Feuille 2&quot;))" office:value-type="string" office:string-value="Béhir" table:number-columns-spanned="8" table:number-rows-spanned="1">
            <text:p>Béh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761];1; 1; ;&quot;Feuille 2&quot;))" office:value-type="string" office:string-value="Béhir" table:number-columns-spanned="8" table:number-rows-spanned="1">
            <text:p>Béh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761];1; 1; ;&quot;Feuille 2&quot;))" office:value-type="string" office:string-value="Béhir" table:number-columns-spanned="8" table:number-rows-spanned="1">
            <text:p>Béh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761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761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761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761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P761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P761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761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E761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E761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761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761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761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761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761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761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761];5; 1; ;&quot;Feuille 2&quot;))=&quot;&quot;;&quot;&quot;;INDIRECT(ADDRESS([.A761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761];5; 1; ;&quot;Feuille 2&quot;))=&quot;&quot;;&quot;&quot;;INDIRECT(ADDRESS([.P761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761];5; 1; ;&quot;Feuille 2&quot;))=&quot;&quot;;&quot;&quot;;INDIRECT(ADDRESS([.AE761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76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76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76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76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76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76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76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761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761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76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76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76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76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761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761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76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76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76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76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761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761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76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6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6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6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6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6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76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6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6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6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6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6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76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6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6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6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6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6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761]+1" office:value-type="float" office:value="124">
            <text:p>12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780]+1" office:value-type="float" office:value="125">
            <text:p>12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780]+1" office:value-type="float" office:value="126">
            <text:p>126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780];1; 1; ;&quot;Feuille 2&quot;))" office:value-type="string" office:string-value="Béhir" table:number-columns-spanned="8" table:number-rows-spanned="1">
            <text:p>Béh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780];1; 1; ;&quot;Feuille 2&quot;))" office:value-type="string" office:string-value="Succube" table:number-columns-spanned="8" table:number-rows-spanned="1">
            <text:p>Succub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780];1; 1; ;&quot;Feuille 2&quot;))" office:value-type="string" office:string-value="Succube" table:number-columns-spanned="8" table:number-rows-spanned="1">
            <text:p>Succub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780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780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780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780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P780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P780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780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E780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E780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780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780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780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780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780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780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780];5; 1; ;&quot;Feuille 2&quot;))=&quot;&quot;;&quot;&quot;;INDIRECT(ADDRESS([.A780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780];5; 1; ;&quot;Feuille 2&quot;))=&quot;&quot;;&quot;&quot;;INDIRECT(ADDRESS([.P78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780];5; 1; ;&quot;Feuille 2&quot;))=&quot;&quot;;&quot;&quot;;INDIRECT(ADDRESS([.AE78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780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780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780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78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78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78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78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780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780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78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78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78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78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780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780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78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78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78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78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780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780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780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8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8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8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8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8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780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8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8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8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8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8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780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8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8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8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8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8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780]+1" office:value-type="float" office:value="127">
            <text:p>12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799]+1" office:value-type="float" office:value="128">
            <text:p>12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799]+1" office:value-type="float" office:value="129">
            <text:p>129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799];1; 1; ;&quot;Feuille 2&quot;))" office:value-type="string" office:string-value="Succube" table:number-columns-spanned="8" table:number-rows-spanned="1">
            <text:p>Succub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799];1; 1; ;&quot;Feuille 2&quot;))" office:value-type="string" office:string-value="Succube" table:number-columns-spanned="8" table:number-rows-spanned="1">
            <text:p>Succub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799];1; 1; ;&quot;Feuille 2&quot;))" office:value-type="string" office:string-value="Succube" table:number-columns-spanned="8" table:number-rows-spanned="1">
            <text:p>Succub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799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799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799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799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P799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P799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799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E799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E799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799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799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799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799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799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799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799];5; 1; ;&quot;Feuille 2&quot;))=&quot;&quot;;&quot;&quot;;INDIRECT(ADDRESS([.A79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799];5; 1; ;&quot;Feuille 2&quot;))=&quot;&quot;;&quot;&quot;;INDIRECT(ADDRESS([.P79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799];5; 1; ;&quot;Feuille 2&quot;))=&quot;&quot;;&quot;&quot;;INDIRECT(ADDRESS([.AE79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799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799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799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799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79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79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79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79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799];4; 1; ;&quot;Feuille 2&quot;))&gt;=6;6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79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79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79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79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79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799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79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79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79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79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79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799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799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799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799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799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799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799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799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99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99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9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9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9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799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99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99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9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9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9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799]+1" office:value-type="float" office:value="130">
            <text:p>13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818]+1" office:value-type="float" office:value="131">
            <text:p>13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818]+1" office:value-type="float" office:value="132">
            <text:p>132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818];1; 1; ;&quot;Feuille 2&quot;))" office:value-type="string" office:string-value="Succube" table:number-columns-spanned="8" table:number-rows-spanned="1">
            <text:p>Succub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818];1; 1; ;&quot;Feuille 2&quot;))" office:value-type="string" office:string-value="Succube" table:number-columns-spanned="8" table:number-rows-spanned="1">
            <text:p>Succub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818];1; 1; ;&quot;Feuille 2&quot;))" office:value-type="string" office:string-value="Succube" table:number-columns-spanned="8" table:number-rows-spanned="1">
            <text:p>Succub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818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818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818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818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P818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P818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818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E818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E818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818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818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818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818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818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818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818];5; 1; ;&quot;Feuille 2&quot;))=&quot;&quot;;&quot;&quot;;INDIRECT(ADDRESS([.A81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818];5; 1; ;&quot;Feuille 2&quot;))=&quot;&quot;;&quot;&quot;;INDIRECT(ADDRESS([.P81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818];5; 1; ;&quot;Feuille 2&quot;))=&quot;&quot;;&quot;&quot;;INDIRECT(ADDRESS([.AE81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818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818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818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81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81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81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81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81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818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81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81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81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81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81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818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81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81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81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81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81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818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818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1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1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1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1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1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818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1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1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1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1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1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818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1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1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1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1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1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818]+1" office:value-type="float" office:value="133">
            <text:p>13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837]+1" office:value-type="float" office:value="134">
            <text:p>13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837]+1" office:value-type="float" office:value="135">
            <text:p>135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837];1; 1; ;&quot;Feuille 2&quot;))" office:value-type="string" office:string-value="Yuan-Ti" table:number-columns-spanned="8" table:number-rows-spanned="1">
            <text:p>Yuan-Ti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837];1; 1; ;&quot;Feuille 2&quot;))" office:value-type="string" office:string-value="Yuan-Ti" table:number-columns-spanned="8" table:number-rows-spanned="1">
            <text:p>Yuan-Ti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837];1; 1; ;&quot;Feuille 2&quot;))" office:value-type="string" office:string-value="Yuan-Ti" table:number-columns-spanned="8" table:number-rows-spanned="1">
            <text:p>Yuan-Ti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837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837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837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837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P837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P837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837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E837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E837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837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837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837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837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837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837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837];5; 1; ;&quot;Feuille 2&quot;))=&quot;&quot;;&quot;&quot;;INDIRECT(ADDRESS([.A837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837];5; 1; ;&quot;Feuille 2&quot;))=&quot;&quot;;&quot;&quot;;INDIRECT(ADDRESS([.P837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837];5; 1; ;&quot;Feuille 2&quot;))=&quot;&quot;;&quot;&quot;;INDIRECT(ADDRESS([.AE837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837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837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837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83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83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83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83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83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837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83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83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83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83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83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837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83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83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83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83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83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837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837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83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3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3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3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3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837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83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3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3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3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3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837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83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3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3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3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3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837]+1" office:value-type="float" office:value="136">
            <text:p>13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856]+1" office:value-type="float" office:value="137">
            <text:p>13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856]+1" office:value-type="float" office:value="138">
            <text:p>138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856];1; 1; ;&quot;Feuille 2&quot;))" office:value-type="string" office:string-value="Yuan-Ti" table:number-columns-spanned="8" table:number-rows-spanned="1">
            <text:p>Yuan-Ti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856];1; 1; ;&quot;Feuille 2&quot;))" office:value-type="string" office:string-value="Yuan-Ti" table:number-columns-spanned="8" table:number-rows-spanned="1">
            <text:p>Yuan-Ti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856];1; 1; ;&quot;Feuille 2&quot;))" office:value-type="string" office:string-value="Yuan-Ti" table:number-columns-spanned="8" table:number-rows-spanned="1">
            <text:p>Yuan-Ti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856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856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856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856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P856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P856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856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E856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E856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856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856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856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856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856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856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856];5; 1; ;&quot;Feuille 2&quot;))=&quot;&quot;;&quot;&quot;;INDIRECT(ADDRESS([.A856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856];5; 1; ;&quot;Feuille 2&quot;))=&quot;&quot;;&quot;&quot;;INDIRECT(ADDRESS([.P856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856];5; 1; ;&quot;Feuille 2&quot;))=&quot;&quot;;&quot;&quot;;INDIRECT(ADDRESS([.AE856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856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856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856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856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85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85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85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85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856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85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85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85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85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85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856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85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85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85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85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85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856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856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19"/>
          <table:table-cell table:style-name="ce19" table:formula="of:=IF(INDIRECT(ADDRESS([.A856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856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856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856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856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856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85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5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5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5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5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856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85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5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5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5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5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856]+1" office:value-type="float" office:value="139">
            <text:p>13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875]+1" office:value-type="float" office:value="140">
            <text:p>14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875]+1" office:value-type="float" office:value="141">
            <text:p>141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875];1; 1; ;&quot;Feuille 2&quot;))" office:value-type="string" office:string-value="Yuan-Ti" table:number-columns-spanned="8" table:number-rows-spanned="1">
            <text:p>Yuan-Ti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875];1; 1; ;&quot;Feuille 2&quot;))" office:value-type="string" office:string-value="Yuan-Ti" table:number-columns-spanned="8" table:number-rows-spanned="1">
            <text:p>Yuan-Ti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875];1; 1; ;&quot;Feuille 2&quot;))" office:value-type="string" office:string-value="Banshee" table:number-columns-spanned="8" table:number-rows-spanned="1">
            <text:p>Banshe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875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875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875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875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P875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P875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875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AE875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AE875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875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875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875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875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875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875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875];5; 1; ;&quot;Feuille 2&quot;))=&quot;&quot;;&quot;&quot;;INDIRECT(ADDRESS([.A875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875];5; 1; ;&quot;Feuille 2&quot;))=&quot;&quot;;&quot;&quot;;INDIRECT(ADDRESS([.P875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875];5; 1; ;&quot;Feuille 2&quot;))=&quot;&quot;;&quot;&quot;;INDIRECT(ADDRESS([.AE875];5; 1; ;&quot;Feuille 2&quot;)))" office:value-type="string" office:string-value="Charme" table:number-columns-spanned="10" table:number-rows-spanned="2">
            <text:p>Charme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87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87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875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87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87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87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87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875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875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87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87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87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87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875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875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87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87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87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87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875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875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875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875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75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7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7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7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875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875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75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7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7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7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875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875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75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7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7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7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875]+1" office:value-type="float" office:value="142">
            <text:p>14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894]+1" office:value-type="float" office:value="143">
            <text:p>14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894]+1" office:value-type="float" office:value="144">
            <text:p>144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894];1; 1; ;&quot;Feuille 2&quot;))" office:value-type="string" office:string-value="Banshee" table:number-columns-spanned="8" table:number-rows-spanned="1">
            <text:p>Banshe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894];1; 1; ;&quot;Feuille 2&quot;))" office:value-type="string" office:string-value="Banshee" table:number-columns-spanned="8" table:number-rows-spanned="1">
            <text:p>Banshe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894];1; 1; ;&quot;Feuille 2&quot;))" office:value-type="string" office:string-value="Banshee" table:number-columns-spanned="8" table:number-rows-spanned="1">
            <text:p>Banshe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894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A894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A894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894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P894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P894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894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AE894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AE894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894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894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894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894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894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894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894];5; 1; ;&quot;Feuille 2&quot;))=&quot;&quot;;&quot;&quot;;INDIRECT(ADDRESS([.A894];5; 1; ;&quot;Feuille 2&quot;)))" office:value-type="string" office:string-value="Charme" table:number-columns-spanned="10" table:number-rows-spanned="2">
            <text:p>Charm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894];5; 1; ;&quot;Feuille 2&quot;))=&quot;&quot;;&quot;&quot;;INDIRECT(ADDRESS([.P894];5; 1; ;&quot;Feuille 2&quot;)))" office:value-type="string" office:string-value="Charme" table:number-columns-spanned="10" table:number-rows-spanned="2">
            <text:p>Charm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894];5; 1; ;&quot;Feuille 2&quot;))=&quot;&quot;;&quot;&quot;;INDIRECT(ADDRESS([.AE894];5; 1; ;&quot;Feuille 2&quot;)))" office:value-type="string" office:string-value="Charme" table:number-columns-spanned="10" table:number-rows-spanned="2">
            <text:p>Charme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894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894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894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89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89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89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89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894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894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89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89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89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89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894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894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89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89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89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89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894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894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894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894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9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9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9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9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894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894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9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9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9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9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894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894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9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9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9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9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894]+1" office:value-type="float" office:value="145">
            <text:p>14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913]+1" office:value-type="float" office:value="146">
            <text:p>14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913]+1" office:value-type="float" office:value="147">
            <text:p>147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913];1; 1; ;&quot;Feuille 2&quot;))" office:value-type="string" office:string-value="Banshee" table:number-columns-spanned="8" table:number-rows-spanned="1">
            <text:p>Banshe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913];1; 1; ;&quot;Feuille 2&quot;))" office:value-type="string" office:string-value="Banshee" table:number-columns-spanned="8" table:number-rows-spanned="1">
            <text:p>Banshe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913];1; 1; ;&quot;Feuille 2&quot;))" office:value-type="string" office:string-value="Banshee" table:number-columns-spanned="8" table:number-rows-spanned="1">
            <text:p>Banshe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913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A913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A913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913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P913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P913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913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AE913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AE913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913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913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913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913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913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913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913];5; 1; ;&quot;Feuille 2&quot;))=&quot;&quot;;&quot;&quot;;INDIRECT(ADDRESS([.A913];5; 1; ;&quot;Feuille 2&quot;)))" office:value-type="string" office:string-value="Charme" table:number-columns-spanned="10" table:number-rows-spanned="2">
            <text:p>Charm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913];5; 1; ;&quot;Feuille 2&quot;))=&quot;&quot;;&quot;&quot;;INDIRECT(ADDRESS([.P913];5; 1; ;&quot;Feuille 2&quot;)))" office:value-type="string" office:string-value="Charme" table:number-columns-spanned="10" table:number-rows-spanned="2">
            <text:p>Charm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913];5; 1; ;&quot;Feuille 2&quot;))=&quot;&quot;;&quot;&quot;;INDIRECT(ADDRESS([.AE913];5; 1; ;&quot;Feuille 2&quot;)))" office:value-type="string" office:string-value="Charme" table:number-columns-spanned="10" table:number-rows-spanned="2">
            <text:p>Charme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913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913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913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913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91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91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91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91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913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91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91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91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91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91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913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91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91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91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91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91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913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913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19"/>
          <table:table-cell table:style-name="ce19" table:formula="of:=IF(INDIRECT(ADDRESS([.A913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913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913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913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913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913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91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1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1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1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1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913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91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1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1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1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1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913]+1" office:value-type="float" office:value="148">
            <text:p>14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932]+1" office:value-type="float" office:value="149">
            <text:p>14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932]+1" office:value-type="float" office:value="150">
            <text:p>150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932];1; 1; ;&quot;Feuille 2&quot;))" office:value-type="string" office:string-value="Elementaire d’eau" table:number-columns-spanned="8" table:number-rows-spanned="1">
            <text:p>Elementaire d’ea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932];1; 1; ;&quot;Feuille 2&quot;))" office:value-type="string" office:string-value="Elementaire d’eau" table:number-columns-spanned="8" table:number-rows-spanned="1">
            <text:p>Elementaire d’ea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932];1; 1; ;&quot;Feuille 2&quot;))" office:value-type="string" office:string-value="Elementaire d’eau" table:number-columns-spanned="8" table:number-rows-spanned="1">
            <text:p>Elementaire d’ea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932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A932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A932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932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P932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P932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932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AE932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AE932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932];2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932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932];2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932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932];2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932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932];5; 1; ;&quot;Feuille 2&quot;))=&quot;&quot;;&quot;&quot;;INDIRECT(ADDRESS([.A932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932];5; 1; ;&quot;Feuille 2&quot;))=&quot;&quot;;&quot;&quot;;INDIRECT(ADDRESS([.P932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932];5; 1; ;&quot;Feuille 2&quot;))=&quot;&quot;;&quot;&quot;;INDIRECT(ADDRESS([.AE932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93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93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93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93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93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93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93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93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932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93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93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93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93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93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932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93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93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93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93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93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932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932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3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3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3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3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3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932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3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3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3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3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3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932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3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3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3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3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3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932]+1" office:value-type="float" office:value="151">
            <text:p>15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951]+1" office:value-type="float" office:value="152">
            <text:p>15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951]+1" office:value-type="float" office:value="153">
            <text:p>153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951];1; 1; ;&quot;Feuille 2&quot;))" office:value-type="string" office:string-value="Elementaire d’eau" table:number-columns-spanned="8" table:number-rows-spanned="1">
            <text:p>Elementaire d’ea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951];1; 1; ;&quot;Feuille 2&quot;))" office:value-type="string" office:string-value="Elementaire d’eau" table:number-columns-spanned="8" table:number-rows-spanned="1">
            <text:p>Elementaire d’ea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951];1; 1; ;&quot;Feuille 2&quot;))" office:value-type="string" office:string-value="Elementaire d’eau" table:number-columns-spanned="8" table:number-rows-spanned="1">
            <text:p>Elementaire d’ea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951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A951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A951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951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P951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P951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951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AE951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AE951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951];2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951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951];2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951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951];2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951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951];5; 1; ;&quot;Feuille 2&quot;))=&quot;&quot;;&quot;&quot;;INDIRECT(ADDRESS([.A951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951];5; 1; ;&quot;Feuille 2&quot;))=&quot;&quot;;&quot;&quot;;INDIRECT(ADDRESS([.P951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951];5; 1; ;&quot;Feuille 2&quot;))=&quot;&quot;;&quot;&quot;;INDIRECT(ADDRESS([.AE951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95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95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95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95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95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95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95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951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951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95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95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95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95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951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951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95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95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95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95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951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951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95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5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5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5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5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5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95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5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5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5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5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5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95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5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5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5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5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5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951]+1" office:value-type="float" office:value="154">
            <text:p>15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970]+1" office:value-type="float" office:value="155">
            <text:p>15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970]+1" office:value-type="float" office:value="156">
            <text:p>156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970];1; 1; ;&quot;Feuille 2&quot;))" office:value-type="string" office:string-value="Elementaire d’eau" table:number-columns-spanned="8" table:number-rows-spanned="1">
            <text:p>Elementaire d’ea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970];1; 1; ;&quot;Feuille 2&quot;))" office:value-type="string" office:string-value="Ours-Garou" table:number-columns-spanned="8" table:number-rows-spanned="1">
            <text:p>Ours-Garo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970];1; 1; ;&quot;Feuille 2&quot;))" office:value-type="string" office:string-value="Ours-Garou" table:number-columns-spanned="8" table:number-rows-spanned="1">
            <text:p>Ours-Garo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970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A970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A970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970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P970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P970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970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AE970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AE970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970];2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970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970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970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970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970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970];5; 1; ;&quot;Feuille 2&quot;))=&quot;&quot;;&quot;&quot;;INDIRECT(ADDRESS([.A97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970];5; 1; ;&quot;Feuille 2&quot;))=&quot;&quot;;&quot;&quot;;INDIRECT(ADDRESS([.P97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970];5; 1; ;&quot;Feuille 2&quot;))=&quot;&quot;;&quot;&quot;;INDIRECT(ADDRESS([.AE97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970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970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970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970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97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97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97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970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970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97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97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97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97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970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970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97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97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97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97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970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970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970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970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970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970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970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970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970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970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970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97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7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7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970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970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970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97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7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7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970]+1" office:value-type="float" office:value="157">
            <text:p>15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989]+1" office:value-type="float" office:value="158">
            <text:p>15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989]+1" office:value-type="float" office:value="159">
            <text:p>159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989];1; 1; ;&quot;Feuille 2&quot;))" office:value-type="string" office:string-value="Ours-Garou" table:number-columns-spanned="8" table:number-rows-spanned="1">
            <text:p>Ours-Garo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989];1; 1; ;&quot;Feuille 2&quot;))" office:value-type="string" office:string-value="Ours-Garou" table:number-columns-spanned="8" table:number-rows-spanned="1">
            <text:p>Ours-Garo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989];1; 1; ;&quot;Feuille 2&quot;))" office:value-type="string" office:string-value="Ours-Garou" table:number-columns-spanned="8" table:number-rows-spanned="1">
            <text:p>Ours-Garo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989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A989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A989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989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P989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P989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989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AE989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AE989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989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989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989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989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989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989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989];5; 1; ;&quot;Feuille 2&quot;))=&quot;&quot;;&quot;&quot;;INDIRECT(ADDRESS([.A98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989];5; 1; ;&quot;Feuille 2&quot;))=&quot;&quot;;&quot;&quot;;INDIRECT(ADDRESS([.P98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989];5; 1; ;&quot;Feuille 2&quot;))=&quot;&quot;;&quot;&quot;;INDIRECT(ADDRESS([.AE98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989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989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989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98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98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98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98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98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989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98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98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98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98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98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989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98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98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98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98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98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989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989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989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989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98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8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8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989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989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989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98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8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8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989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989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989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98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8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8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989]+1" office:value-type="float" office:value="160">
            <text:p>16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008]+1" office:value-type="float" office:value="161">
            <text:p>16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008]+1" office:value-type="float" office:value="162">
            <text:p>162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008];1; 1; ;&quot;Feuille 2&quot;))" office:value-type="string" office:string-value="Ours-Garou" table:number-columns-spanned="8" table:number-rows-spanned="1">
            <text:p>Ours-Garo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008];1; 1; ;&quot;Feuille 2&quot;))" office:value-type="string" office:string-value="Ours-Garou" table:number-columns-spanned="8" table:number-rows-spanned="1">
            <text:p>Ours-Garo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008];1; 1; ;&quot;Feuille 2&quot;))" office:value-type="string" office:string-value="glouton" table:number-columns-spanned="8" table:number-rows-spanned="1">
            <text:p>glout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008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A1008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A1008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008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P1008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P1008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008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AE1008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E1008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008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008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008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008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008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008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008];5; 1; ;&quot;Feuille 2&quot;))=&quot;&quot;;&quot;&quot;;INDIRECT(ADDRESS([.A100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008];5; 1; ;&quot;Feuille 2&quot;))=&quot;&quot;;&quot;&quot;;INDIRECT(ADDRESS([.P100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008];5; 1; ;&quot;Feuille 2&quot;))=&quot;&quot;;&quot;&quot;;INDIRECT(ADDRESS([.AE1008];5; 1; ;&quot;Feuille 2&quot;)))" office:value-type="string" office:string-value="Grignotage" table:number-columns-spanned="10" table:number-rows-spanned="2">
            <text:p>Grignotage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008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008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008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00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00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00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00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00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008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00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00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00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00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00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008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00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00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00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00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00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008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008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008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1008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100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00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00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008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008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008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00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00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00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008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00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0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0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0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0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1008]+1" office:value-type="float" office:value="163">
            <text:p>16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027]+1" office:value-type="float" office:value="164">
            <text:p>16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027]+1" office:value-type="float" office:value="165">
            <text:p>165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027];1; 1; ;&quot;Feuille 2&quot;))" office:value-type="string" office:string-value="glouton" table:number-columns-spanned="8" table:number-rows-spanned="1">
            <text:p>glout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027];1; 1; ;&quot;Feuille 2&quot;))" office:value-type="string" office:string-value="glouton" table:number-columns-spanned="8" table:number-rows-spanned="1">
            <text:p>glout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027];1; 1; ;&quot;Feuille 2&quot;))" office:value-type="string" office:string-value="glouton" table:number-columns-spanned="8" table:number-rows-spanned="1">
            <text:p>glout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027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A1027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1027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027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P1027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P1027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027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AE1027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E1027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027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027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027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027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027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027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027];5; 1; ;&quot;Feuille 2&quot;))=&quot;&quot;;&quot;&quot;;INDIRECT(ADDRESS([.A1027];5; 1; ;&quot;Feuille 2&quot;)))" office:value-type="string" office:string-value="Grignotage" table:number-columns-spanned="10" table:number-rows-spanned="2">
            <text:p>Grignotag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027];5; 1; ;&quot;Feuille 2&quot;))=&quot;&quot;;&quot;&quot;;INDIRECT(ADDRESS([.P1027];5; 1; ;&quot;Feuille 2&quot;)))" office:value-type="string" office:string-value="Grignotage" table:number-columns-spanned="10" table:number-rows-spanned="2">
            <text:p>Grignotag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027];5; 1; ;&quot;Feuille 2&quot;))=&quot;&quot;;&quot;&quot;;INDIRECT(ADDRESS([.AE1027];5; 1; ;&quot;Feuille 2&quot;)))" office:value-type="string" office:string-value="Grignotage" table:number-columns-spanned="10" table:number-rows-spanned="2">
            <text:p>Grignotage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027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027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027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027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102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102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102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102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1027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02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02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02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02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02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027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02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02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02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02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02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027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027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19"/>
          <table:table-cell table:style-name="ce19" table:formula="of:=IF(INDIRECT(ADDRESS([.A1027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027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027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027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027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027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02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02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02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02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02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027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02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2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2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2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2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027]+1" office:value-type="float" office:value="166">
            <text:p>16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046]+1" office:value-type="float" office:value="167">
            <text:p>16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046]+1" office:value-type="float" office:value="168">
            <text:p>168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046];1; 1; ;&quot;Feuille 2&quot;))" office:value-type="string" office:string-value="glouton" table:number-columns-spanned="8" table:number-rows-spanned="1">
            <text:p>glout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046];1; 1; ;&quot;Feuille 2&quot;))" office:value-type="string" office:string-value="glouton" table:number-columns-spanned="8" table:number-rows-spanned="1">
            <text:p>glout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046];1; 1; ;&quot;Feuille 2&quot;))" office:value-type="string" office:string-value="glouton" table:number-columns-spanned="8" table:number-rows-spanned="1">
            <text:p>glout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046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A1046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1046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046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P1046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P1046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046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AE1046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E1046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046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046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046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046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046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046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046];5; 1; ;&quot;Feuille 2&quot;))=&quot;&quot;;&quot;&quot;;INDIRECT(ADDRESS([.A1046];5; 1; ;&quot;Feuille 2&quot;)))" office:value-type="string" office:string-value="Grignotage" table:number-columns-spanned="10" table:number-rows-spanned="2">
            <text:p>Grignotag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046];5; 1; ;&quot;Feuille 2&quot;))=&quot;&quot;;&quot;&quot;;INDIRECT(ADDRESS([.P1046];5; 1; ;&quot;Feuille 2&quot;)))" office:value-type="string" office:string-value="Grignotage" table:number-columns-spanned="10" table:number-rows-spanned="2">
            <text:p>Grignotag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046];5; 1; ;&quot;Feuille 2&quot;))=&quot;&quot;;&quot;&quot;;INDIRECT(ADDRESS([.AE1046];5; 1; ;&quot;Feuille 2&quot;)))" office:value-type="string" office:string-value="Grignotage" table:number-columns-spanned="10" table:number-rows-spanned="2">
            <text:p>Grignotage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046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046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046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04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04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04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04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04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046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04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04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04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04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04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046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04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04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04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04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04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046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046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04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04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04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04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04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046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04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04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04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04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04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046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04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4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4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4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4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046]+1" office:value-type="float" office:value="169">
            <text:p>16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065]+1" office:value-type="float" office:value="170">
            <text:p>17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065]+1" office:value-type="float" office:value="171">
            <text:p>171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065];1; 1; ;&quot;Feuille 2&quot;))" office:value-type="string" office:string-value="élementaire de terre" table:number-columns-spanned="8" table:number-rows-spanned="1">
            <text:p>élementaire de ter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065];1; 1; ;&quot;Feuille 2&quot;))" office:value-type="string" office:string-value="élementaire de terre" table:number-columns-spanned="8" table:number-rows-spanned="1">
            <text:p>élementaire de ter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065];1; 1; ;&quot;Feuille 2&quot;))" office:value-type="string" office:string-value="élementaire de terre" table:number-columns-spanned="8" table:number-rows-spanned="1">
            <text:p>élementaire de ter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065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A1065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1065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065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P1065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P1065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065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AE1065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E1065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065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065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065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065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065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065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065];5; 1; ;&quot;Feuille 2&quot;))=&quot;&quot;;&quot;&quot;;INDIRECT(ADDRESS([.A1065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065];5; 1; ;&quot;Feuille 2&quot;))=&quot;&quot;;&quot;&quot;;INDIRECT(ADDRESS([.P1065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065];5; 1; ;&quot;Feuille 2&quot;))=&quot;&quot;;&quot;&quot;;INDIRECT(ADDRESS([.AE1065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06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06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06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06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06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06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06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065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065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06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06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06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06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065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065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06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06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06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06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065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065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065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065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1065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106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06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06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065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065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065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06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06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06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065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065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065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106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6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6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1065]+1" office:value-type="float" office:value="172">
            <text:p>17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084]+1" office:value-type="float" office:value="173">
            <text:p>17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084]+1" office:value-type="float" office:value="174">
            <text:p>174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084];1; 1; ;&quot;Feuille 2&quot;))" office:value-type="string" office:string-value="élementaire de terre" table:number-columns-spanned="8" table:number-rows-spanned="1">
            <text:p>élementaire de ter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084];1; 1; ;&quot;Feuille 2&quot;))" office:value-type="string" office:string-value="élementaire de terre" table:number-columns-spanned="8" table:number-rows-spanned="1">
            <text:p>élementaire de ter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084];1; 1; ;&quot;Feuille 2&quot;))" office:value-type="string" office:string-value="élementaire de terre" table:number-columns-spanned="8" table:number-rows-spanned="1">
            <text:p>élementaire de ter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084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A1084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1084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084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P1084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P1084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084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AE1084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E1084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084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084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084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084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084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084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084];5; 1; ;&quot;Feuille 2&quot;))=&quot;&quot;;&quot;&quot;;INDIRECT(ADDRESS([.A1084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084];5; 1; ;&quot;Feuille 2&quot;))=&quot;&quot;;&quot;&quot;;INDIRECT(ADDRESS([.P1084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084];5; 1; ;&quot;Feuille 2&quot;))=&quot;&quot;;&quot;&quot;;INDIRECT(ADDRESS([.AE1084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08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08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08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084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108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108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108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1084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1084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08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08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08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08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084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084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08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08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08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08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084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084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084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19"/>
          <table:table-cell table:style-name="ce19" table:formula="of:=IF(INDIRECT(ADDRESS([.A1084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19"/>
          <table:table-cell table:style-name="ce19" table:formula="of:=IF(INDIRECT(ADDRESS([.A1084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19"/>
          <table:table-cell table:style-name="ce19" table:formula="of:=IF(INDIRECT(ADDRESS([.A1084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084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084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084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084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084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08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08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08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084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084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084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108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8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8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084]+1" office:value-type="float" office:value="175">
            <text:p>17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103]+1" office:value-type="float" office:value="176">
            <text:p>17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103]+1" office:value-type="float" office:value="177">
            <text:p>177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103];1; 1; ;&quot;Feuille 2&quot;))" office:value-type="string" office:string-value="élementaire de terre" table:number-columns-spanned="8" table:number-rows-spanned="1">
            <text:p>élementaire de ter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103];1; 1; ;&quot;Feuille 2&quot;))" office:value-type="string" office:string-value="élementaire de feu" table:number-columns-spanned="8" table:number-rows-spanned="1">
            <text:p>élementaire de fe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103];1; 1; ;&quot;Feuille 2&quot;))" office:value-type="string" office:string-value="élementaire de feu" table:number-columns-spanned="8" table:number-rows-spanned="1">
            <text:p>élementaire de fe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103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A1103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1103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103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P1103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P1103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103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AE1103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E1103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103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103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103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103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103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103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103];5; 1; ;&quot;Feuille 2&quot;))=&quot;&quot;;&quot;&quot;;INDIRECT(ADDRESS([.A1103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103];5; 1; ;&quot;Feuille 2&quot;))=&quot;&quot;;&quot;&quot;;INDIRECT(ADDRESS([.P1103];5; 1; ;&quot;Feuille 2&quot;)))" office:value-type="string" office:string-value="Aura de feu" table:number-columns-spanned="10" table:number-rows-spanned="2">
            <text:p>Aura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103];5; 1; ;&quot;Feuille 2&quot;))=&quot;&quot;;&quot;&quot;;INDIRECT(ADDRESS([.AE1103];5; 1; ;&quot;Feuille 2&quot;)))" office:value-type="string" office:string-value="Aura de feu" table:number-columns-spanned="10" table:number-rows-spanned="2">
            <text:p>Aura de feu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10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103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103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10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10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10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10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10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103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10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10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10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10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10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103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10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10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10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10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10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103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103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103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1103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110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10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10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103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10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0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0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0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0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103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10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0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0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0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0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103]+1" office:value-type="float" office:value="178">
            <text:p>17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122]+1" office:value-type="float" office:value="179">
            <text:p>17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122]+1" office:value-type="float" office:value="180">
            <text:p>180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122];1; 1; ;&quot;Feuille 2&quot;))" office:value-type="string" office:string-value="élementaire de feu" table:number-columns-spanned="8" table:number-rows-spanned="1">
            <text:p>élementaire de fe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122];1; 1; ;&quot;Feuille 2&quot;))" office:value-type="string" office:string-value="élementaire de feu" table:number-columns-spanned="8" table:number-rows-spanned="1">
            <text:p>élementaire de fe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122];1; 1; ;&quot;Feuille 2&quot;))" office:value-type="string" office:string-value="élementaire de feu" table:number-columns-spanned="8" table:number-rows-spanned="1">
            <text:p>élementaire de fe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122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A1122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1122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122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P1122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P1122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122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AE1122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E1122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122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122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122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122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122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122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122];5; 1; ;&quot;Feuille 2&quot;))=&quot;&quot;;&quot;&quot;;INDIRECT(ADDRESS([.A1122];5; 1; ;&quot;Feuille 2&quot;)))" office:value-type="string" office:string-value="Aura de feu" table:number-columns-spanned="10" table:number-rows-spanned="2">
            <text:p>Aura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122];5; 1; ;&quot;Feuille 2&quot;))=&quot;&quot;;&quot;&quot;;INDIRECT(ADDRESS([.P1122];5; 1; ;&quot;Feuille 2&quot;)))" office:value-type="string" office:string-value="Aura de feu" table:number-columns-spanned="10" table:number-rows-spanned="2">
            <text:p>Aura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122];5; 1; ;&quot;Feuille 2&quot;))=&quot;&quot;;&quot;&quot;;INDIRECT(ADDRESS([.AE1122];5; 1; ;&quot;Feuille 2&quot;)))" office:value-type="string" office:string-value="Aura de feu" table:number-columns-spanned="10" table:number-rows-spanned="2">
            <text:p>Aura de feu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122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122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122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12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12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12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12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12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122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12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12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12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12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12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122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12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12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12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12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12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122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122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12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12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12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12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12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122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12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2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2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2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2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122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12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2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2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2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2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1122]+1" office:value-type="float" office:value="181">
            <text:p>18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141]+1" office:value-type="float" office:value="182">
            <text:p>18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141]+1" office:value-type="float" office:value="183">
            <text:p>183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141];1; 1; ;&quot;Feuille 2&quot;))" office:value-type="string" office:string-value="élementaire de feu" table:number-columns-spanned="8" table:number-rows-spanned="1">
            <text:p>élementaire de fe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141];1; 1; ;&quot;Feuille 2&quot;))" office:value-type="string" office:string-value="Abishaii rouge" table:number-columns-spanned="8" table:number-rows-spanned="1">
            <text:p>Abishaii rou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141];1; 1; ;&quot;Feuille 2&quot;))" office:value-type="string" office:string-value="Abishaii rouge" table:number-columns-spanned="8" table:number-rows-spanned="1">
            <text:p>Abishaii rou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141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A1141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1141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141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P1141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P1141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141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AE1141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E1141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141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141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141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141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141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141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141];5; 1; ;&quot;Feuille 2&quot;))=&quot;&quot;;&quot;&quot;;INDIRECT(ADDRESS([.A1141];5; 1; ;&quot;Feuille 2&quot;)))" office:value-type="string" office:string-value="Aura de feu" table:number-columns-spanned="10" table:number-rows-spanned="2">
            <text:p>Aura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141];5; 1; ;&quot;Feuille 2&quot;))=&quot;&quot;;&quot;&quot;;INDIRECT(ADDRESS([.P1141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141];5; 1; ;&quot;Feuille 2&quot;))=&quot;&quot;;&quot;&quot;;INDIRECT(ADDRESS([.AE1141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141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141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141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141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114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114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114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1141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1141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14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14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14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14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141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141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14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14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14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14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141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141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141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19"/>
          <table:table-cell table:style-name="ce19" table:formula="of:=IF(INDIRECT(ADDRESS([.A1141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141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141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141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141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141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14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4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4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4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4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141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14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4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4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4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4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141]+1" office:value-type="float" office:value="184">
            <text:p>18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160]+1" office:value-type="float" office:value="185">
            <text:p>18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160]+1" office:value-type="float" office:value="186">
            <text:p>186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160];1; 1; ;&quot;Feuille 2&quot;))" office:value-type="string" office:string-value="Abishaii rouge" table:number-columns-spanned="8" table:number-rows-spanned="1">
            <text:p>Abishaii rou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160];1; 1; ;&quot;Feuille 2&quot;))" office:value-type="string" office:string-value="Abishaii rouge" table:number-columns-spanned="8" table:number-rows-spanned="1">
            <text:p>Abishaii rou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160];1; 1; ;&quot;Feuille 2&quot;))" office:value-type="string" office:string-value="Abishaii rouge" table:number-columns-spanned="8" table:number-rows-spanned="1">
            <text:p>Abishaii rou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160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A1160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1160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160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P1160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P1160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160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AE1160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E1160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160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160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160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160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160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160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160];5; 1; ;&quot;Feuille 2&quot;))=&quot;&quot;;&quot;&quot;;INDIRECT(ADDRESS([.A1160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160];5; 1; ;&quot;Feuille 2&quot;))=&quot;&quot;;&quot;&quot;;INDIRECT(ADDRESS([.P1160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160];5; 1; ;&quot;Feuille 2&quot;))=&quot;&quot;;&quot;&quot;;INDIRECT(ADDRESS([.AE1160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160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160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160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16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16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16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16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160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160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16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16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16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16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160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160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16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16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16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16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160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160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160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16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16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16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16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16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160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16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6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6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6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6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160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16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6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6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6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6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160]+1" office:value-type="float" office:value="187">
            <text:p>18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179]+1" office:value-type="float" office:value="188">
            <text:p>18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179]+1" office:value-type="float" office:value="189">
            <text:p>189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179];1; 1; ;&quot;Feuille 2&quot;))" office:value-type="string" office:string-value="Abishaii rouge" table:number-columns-spanned="8" table:number-rows-spanned="1">
            <text:p>Abishaii rou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179];1; 1; ;&quot;Feuille 2&quot;))" office:value-type="string" office:string-value="Cheval à dent de sabre" table:number-columns-spanned="8" table:number-rows-spanned="1">
            <text:p>Cheval à dent de sab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179];1; 1; ;&quot;Feuille 2&quot;))" office:value-type="string" office:string-value="Cheval à dent de sabre" table:number-columns-spanned="8" table:number-rows-spanned="1">
            <text:p>Cheval à dent de sab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179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A1179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1179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179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P1179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P1179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179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AE1179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E1179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179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179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179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179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179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179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179];5; 1; ;&quot;Feuille 2&quot;))=&quot;&quot;;&quot;&quot;;INDIRECT(ADDRESS([.A1179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179];5; 1; ;&quot;Feuille 2&quot;))=&quot;&quot;;&quot;&quot;;INDIRECT(ADDRESS([.P117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179];5; 1; ;&quot;Feuille 2&quot;))=&quot;&quot;;&quot;&quot;;INDIRECT(ADDRESS([.AE117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179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179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179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17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17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17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17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17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179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17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17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17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17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17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179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17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17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17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17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17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179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179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179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179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17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17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17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179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179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179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17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7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7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179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179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179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117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7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7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1179]+1" office:value-type="float" office:value="190">
            <text:p>19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198]+1" office:value-type="float" office:value="191">
            <text:p>19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198]+1" office:value-type="float" office:value="192">
            <text:p>192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198];1; 1; ;&quot;Feuille 2&quot;))" office:value-type="string" office:string-value="Cheval à dent de sabre" table:number-columns-spanned="8" table:number-rows-spanned="1">
            <text:p>Cheval à dent de sab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198];1; 1; ;&quot;Feuille 2&quot;))" office:value-type="string" office:string-value="Cheval à dent de sabre" table:number-columns-spanned="8" table:number-rows-spanned="1">
            <text:p>Cheval à dent de sab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198];1; 1; ;&quot;Feuille 2&quot;))" office:value-type="string" office:string-value="Cheval à dent de sabre" table:number-columns-spanned="8" table:number-rows-spanned="1">
            <text:p>Cheval à dent de sab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198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A1198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1198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198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P1198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P1198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198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AE1198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E1198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198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198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198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198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198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198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198];5; 1; ;&quot;Feuille 2&quot;))=&quot;&quot;;&quot;&quot;;INDIRECT(ADDRESS([.A119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198];5; 1; ;&quot;Feuille 2&quot;))=&quot;&quot;;&quot;&quot;;INDIRECT(ADDRESS([.P119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198];5; 1; ;&quot;Feuille 2&quot;))=&quot;&quot;;&quot;&quot;;INDIRECT(ADDRESS([.AE119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198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198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198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198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119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119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119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119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1198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19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19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19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19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19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198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19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19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19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19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19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198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198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19"/>
          <table:table-cell table:style-name="ce19" table:formula="of:=IF(INDIRECT(ADDRESS([.A1198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19"/>
          <table:table-cell table:style-name="ce19" table:formula="of:=IF(INDIRECT(ADDRESS([.A1198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19"/>
          <table:table-cell table:style-name="ce19" table:formula="of:=IF(INDIRECT(ADDRESS([.A1198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198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198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198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198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198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19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9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9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198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198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198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119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9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9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198]+1" office:value-type="float" office:value="193">
            <text:p>19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217]+1" office:value-type="float" office:value="194">
            <text:p>19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217]+1" office:value-type="float" office:value="195">
            <text:p>195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217];1; 1; ;&quot;Feuille 2&quot;))" office:value-type="string" office:string-value="Cheval à dent de sabre" table:number-columns-spanned="8" table:number-rows-spanned="1">
            <text:p>Cheval à dent de sab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217];1; 1; ;&quot;Feuille 2&quot;))" office:value-type="string" office:string-value="Fantôme" table:number-columns-spanned="8" table:number-rows-spanned="1">
            <text:p>Fantôm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217];1; 1; ;&quot;Feuille 2&quot;))" office:value-type="string" office:string-value="Fantôme" table:number-columns-spanned="8" table:number-rows-spanned="1">
            <text:p>Fantôm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217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A1217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1217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217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P1217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P1217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217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AE1217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E1217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217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217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217];2; 1; ;&quot;Feuille 2&quot;))" office:value-type="float" office:value="7" table:number-columns-spanned="2" table:number-rows-spanned="1">
            <text:p>7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217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217];2; 1; ;&quot;Feuille 2&quot;))" office:value-type="float" office:value="7" table:number-columns-spanned="2" table:number-rows-spanned="1">
            <text:p>7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217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217];5; 1; ;&quot;Feuille 2&quot;))=&quot;&quot;;&quot;&quot;;INDIRECT(ADDRESS([.A1217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217];5; 1; ;&quot;Feuille 2&quot;))=&quot;&quot;;&quot;&quot;;INDIRECT(ADDRESS([.P1217];5; 1; ;&quot;Feuille 2&quot;)))" office:value-type="string" office:string-value="Attaque affaiblissante" table:number-columns-spanned="10" table:number-rows-spanned="2">
            <text:p>Attaque affaiblissant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217];5; 1; ;&quot;Feuille 2&quot;))=&quot;&quot;;&quot;&quot;;INDIRECT(ADDRESS([.AE1217];5; 1; ;&quot;Feuille 2&quot;)))" office:value-type="string" office:string-value="Attaque affaiblissante" table:number-columns-spanned="10" table:number-rows-spanned="2">
            <text:p>Attaque affaiblissante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217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217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217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21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21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21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21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21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217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21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21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21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21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21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217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21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21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21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21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21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217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217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217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1217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121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21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21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217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1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1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1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1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1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217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1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1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1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1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1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217]+1" office:value-type="float" office:value="196">
            <text:p>19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236]+1" office:value-type="float" office:value="197">
            <text:p>19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236]+1" office:value-type="float" office:value="198">
            <text:p>198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236];1; 1; ;&quot;Feuille 2&quot;))" office:value-type="string" office:string-value="Fantôme" table:number-columns-spanned="8" table:number-rows-spanned="1">
            <text:p>Fantôm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236];1; 1; ;&quot;Feuille 2&quot;))" office:value-type="string" office:string-value="Fantôme" table:number-columns-spanned="8" table:number-rows-spanned="1">
            <text:p>Fantôm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236];1; 1; ;&quot;Feuille 2&quot;))" office:value-type="string" office:string-value="Fantôme" table:number-columns-spanned="8" table:number-rows-spanned="1">
            <text:p>Fantôm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236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A1236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1236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236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P1236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P1236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236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AE1236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E1236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236];2; 1; ;&quot;Feuille 2&quot;))" office:value-type="float" office:value="7" table:number-columns-spanned="2" table:number-rows-spanned="1">
            <text:p>7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236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236];2; 1; ;&quot;Feuille 2&quot;))" office:value-type="float" office:value="7" table:number-columns-spanned="2" table:number-rows-spanned="1">
            <text:p>7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236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236];2; 1; ;&quot;Feuille 2&quot;))" office:value-type="float" office:value="7" table:number-columns-spanned="2" table:number-rows-spanned="1">
            <text:p>7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236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236];5; 1; ;&quot;Feuille 2&quot;))=&quot;&quot;;&quot;&quot;;INDIRECT(ADDRESS([.A1236];5; 1; ;&quot;Feuille 2&quot;)))" office:value-type="string" office:string-value="Attaque affaiblissante" table:number-columns-spanned="10" table:number-rows-spanned="2">
            <text:p>Attaque affaiblissant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236];5; 1; ;&quot;Feuille 2&quot;))=&quot;&quot;;&quot;&quot;;INDIRECT(ADDRESS([.P1236];5; 1; ;&quot;Feuille 2&quot;)))" office:value-type="string" office:string-value="Attaque affaiblissante" table:number-columns-spanned="10" table:number-rows-spanned="2">
            <text:p>Attaque affaiblissant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236];5; 1; ;&quot;Feuille 2&quot;))=&quot;&quot;;&quot;&quot;;INDIRECT(ADDRESS([.AE1236];5; 1; ;&quot;Feuille 2&quot;)))" office:value-type="string" office:string-value="Attaque affaiblissante" table:number-columns-spanned="10" table:number-rows-spanned="2">
            <text:p>Attaque affaiblissante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236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236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236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23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23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23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23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23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236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23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23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23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23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23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236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23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23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23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23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23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236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236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23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23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23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23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23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236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3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3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3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3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3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236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3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3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3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3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3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1236]+1" office:value-type="float" office:value="199">
            <text:p>19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255]+1" office:value-type="float" office:value="200">
            <text:p>20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255]+1" office:value-type="float" office:value="201">
            <text:p>201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255];1; 1; ;&quot;Feuille 2&quot;))" office:value-type="string" office:string-value="Fantôme" table:number-columns-spanned="8" table:number-rows-spanned="1">
            <text:p>Fantôm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255];1; 1; ;&quot;Feuille 2&quot;))" office:value-type="string" office:string-value="Carnosaure" table:number-columns-spanned="8" table:number-rows-spanned="1">
            <text:p>Carnosau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255];1; 1; ;&quot;Feuille 2&quot;))" office:value-type="string" office:string-value="Carnosaure" table:number-columns-spanned="8" table:number-rows-spanned="1">
            <text:p>Carnosau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255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A1255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1255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255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P1255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P1255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255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AE1255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AE1255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255];2; 1; ;&quot;Feuille 2&quot;))" office:value-type="float" office:value="7" table:number-columns-spanned="2" table:number-rows-spanned="1">
            <text:p>7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255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255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255];3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255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255];3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255];5; 1; ;&quot;Feuille 2&quot;))=&quot;&quot;;&quot;&quot;;INDIRECT(ADDRESS([.A1255];5; 1; ;&quot;Feuille 2&quot;)))" office:value-type="string" office:string-value="Attaque affaiblissante" table:number-columns-spanned="10" table:number-rows-spanned="2">
            <text:p>Attaque affaiblissant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255];5; 1; ;&quot;Feuille 2&quot;))=&quot;&quot;;&quot;&quot;;INDIRECT(ADDRESS([.P1255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255];5; 1; ;&quot;Feuille 2&quot;))=&quot;&quot;;&quot;&quot;;INDIRECT(ADDRESS([.AE1255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255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25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25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255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125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125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125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1255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1255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25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25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25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25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255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255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25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25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25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25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255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255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255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255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255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255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255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255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255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255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255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5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5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5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255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255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255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5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5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5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255]+1" office:value-type="float" office:value="202">
            <text:p>20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274]+1" office:value-type="float" office:value="203">
            <text:p>20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274]+1" office:value-type="float" office:value="204">
            <text:p>204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274];1; 1; ;&quot;Feuille 2&quot;))" office:value-type="string" office:string-value="Carnosaure" table:number-columns-spanned="8" table:number-rows-spanned="1">
            <text:p>Carnosau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274];1; 1; ;&quot;Feuille 2&quot;))" office:value-type="string" office:string-value="Carnosaure" table:number-columns-spanned="8" table:number-rows-spanned="1">
            <text:p>Carnosau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274];1; 1; ;&quot;Feuille 2&quot;))" office:value-type="string" office:string-value="Carnosaure" table:number-columns-spanned="8" table:number-rows-spanned="1">
            <text:p>Carnosau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274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A1274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A1274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274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P1274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P1274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274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AE1274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AE1274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274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274];3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274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274];3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274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274];3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274];5; 1; ;&quot;Feuille 2&quot;))=&quot;&quot;;&quot;&quot;;INDIRECT(ADDRESS([.A1274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274];5; 1; ;&quot;Feuille 2&quot;))=&quot;&quot;;&quot;&quot;;INDIRECT(ADDRESS([.P1274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274];5; 1; ;&quot;Feuille 2&quot;))=&quot;&quot;;&quot;&quot;;INDIRECT(ADDRESS([.AE1274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27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27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27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27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27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27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27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274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274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27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27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27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27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274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274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27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27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27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27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274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274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274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274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127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27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27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27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274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274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27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7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7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7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274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274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27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7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7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7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274]+1" office:value-type="float" office:value="205">
            <text:p>20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293]+1" office:value-type="float" office:value="206">
            <text:p>20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293]+1" office:value-type="float" office:value="207">
            <text:p>207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293];1; 1; ;&quot;Feuille 2&quot;))" office:value-type="string" office:string-value="Carnosaure" table:number-columns-spanned="8" table:number-rows-spanned="1">
            <text:p>Carnosau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293];1; 1; ;&quot;Feuille 2&quot;))" office:value-type="string" office:string-value="élementaire du chaos" table:number-columns-spanned="8" table:number-rows-spanned="1">
            <text:p>élementaire du chaos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293];1; 1; ;&quot;Feuille 2&quot;))" office:value-type="string" office:string-value="élementaire du chaos" table:number-columns-spanned="8" table:number-rows-spanned="1">
            <text:p>élementaire du chaos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293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A1293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A1293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293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P1293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P1293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293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AE1293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AE1293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293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293];3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293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293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293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293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293];5; 1; ;&quot;Feuille 2&quot;))=&quot;&quot;;&quot;&quot;;INDIRECT(ADDRESS([.A1293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293];5; 1; ;&quot;Feuille 2&quot;))=&quot;&quot;;&quot;&quot;;INDIRECT(ADDRESS([.P1293];5; 1; ;&quot;Feuille 2&quot;)))" office:value-type="string" office:string-value="Malediction du chaos" table:number-columns-spanned="10" table:number-rows-spanned="2">
            <text:p>Malediction du chaos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293];5; 1; ;&quot;Feuille 2&quot;))=&quot;&quot;;&quot;&quot;;INDIRECT(ADDRESS([.AE1293];5; 1; ;&quot;Feuille 2&quot;)))" office:value-type="string" office:string-value="Malediction du chaos" table:number-columns-spanned="10" table:number-rows-spanned="2">
            <text:p>Malediction du chaos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29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29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29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29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29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29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29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29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293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29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29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29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29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29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293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29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29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29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29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29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293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293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293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129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29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29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29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293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9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9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9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9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9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293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9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9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9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9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9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1293]+1" office:value-type="float" office:value="208">
            <text:p>20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312]+1" office:value-type="float" office:value="209">
            <text:p>20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312]+1" office:value-type="float" office:value="210">
            <text:p>210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312];1; 1; ;&quot;Feuille 2&quot;))" office:value-type="string" office:string-value="élementaire du chaos" table:number-columns-spanned="8" table:number-rows-spanned="1">
            <text:p>élementaire du chaos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312];1; 1; ;&quot;Feuille 2&quot;))" office:value-type="string" office:string-value="élementaire du chaos" table:number-columns-spanned="8" table:number-rows-spanned="1">
            <text:p>élementaire du chaos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312];1; 1; ;&quot;Feuille 2&quot;))" office:value-type="string" office:string-value="élementaire du chaos" table:number-columns-spanned="8" table:number-rows-spanned="1">
            <text:p>élementaire du chaos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312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A1312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A1312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312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P1312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P1312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312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AE1312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AE1312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312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312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312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312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312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312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312];5; 1; ;&quot;Feuille 2&quot;))=&quot;&quot;;&quot;&quot;;INDIRECT(ADDRESS([.A1312];5; 1; ;&quot;Feuille 2&quot;)))" office:value-type="string" office:string-value="Malediction du chaos" table:number-columns-spanned="10" table:number-rows-spanned="2">
            <text:p>Malediction du chaos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312];5; 1; ;&quot;Feuille 2&quot;))=&quot;&quot;;&quot;&quot;;INDIRECT(ADDRESS([.P1312];5; 1; ;&quot;Feuille 2&quot;)))" office:value-type="string" office:string-value="Malediction du chaos" table:number-columns-spanned="10" table:number-rows-spanned="2">
            <text:p>Malediction du chaos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312];5; 1; ;&quot;Feuille 2&quot;))=&quot;&quot;;&quot;&quot;;INDIRECT(ADDRESS([.AE1312];5; 1; ;&quot;Feuille 2&quot;)))" office:value-type="string" office:string-value="Malediction du chaos" table:number-columns-spanned="10" table:number-rows-spanned="2">
            <text:p>Malediction du chaos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31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31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31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312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131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131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131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131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1312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31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31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31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31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31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312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31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31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31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31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31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312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312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312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312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312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312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312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312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1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1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1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1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1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312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1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1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1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1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1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312]+1" office:value-type="float" office:value="211">
            <text:p>21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331]+1" office:value-type="float" office:value="212">
            <text:p>21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331]+1" office:value-type="float" office:value="213">
            <text:p>213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331];1; 1; ;&quot;Feuille 2&quot;))" office:value-type="string" office:string-value="élementaire du chaos" table:number-columns-spanned="8" table:number-rows-spanned="1">
            <text:p>élementaire du chaos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331];1; 1; ;&quot;Feuille 2&quot;))" office:value-type="string" office:string-value="Titan" table:number-columns-spanned="8" table:number-rows-spanned="1">
            <text:p>Tita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331];1; 1; ;&quot;Feuille 2&quot;))" office:value-type="string" office:string-value="Titan" table:number-columns-spanned="8" table:number-rows-spanned="1">
            <text:p>Tita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331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A1331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A1331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331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P1331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P1331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331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AE1331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AE1331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331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331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331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331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331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331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331];5; 1; ;&quot;Feuille 2&quot;))=&quot;&quot;;&quot;&quot;;INDIRECT(ADDRESS([.A1331];5; 1; ;&quot;Feuille 2&quot;)))" office:value-type="string" office:string-value="Malediction du chaos" table:number-columns-spanned="10" table:number-rows-spanned="2">
            <text:p>Malediction du chaos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331];5; 1; ;&quot;Feuille 2&quot;))=&quot;&quot;;&quot;&quot;;INDIRECT(ADDRESS([.P1331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331];5; 1; ;&quot;Feuille 2&quot;))=&quot;&quot;;&quot;&quot;;INDIRECT(ADDRESS([.AE1331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33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33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33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33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33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33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33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331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331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33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33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33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33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331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331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33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33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33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33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331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331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33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33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33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33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33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33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331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331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331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331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P133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3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331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331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331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1331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AE133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3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331]+1" office:value-type="float" office:value="214">
            <text:p>21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350]+1" office:value-type="float" office:value="215">
            <text:p>21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350]+1" office:value-type="float" office:value="216">
            <text:p>216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350];1; 1; ;&quot;Feuille 2&quot;))" office:value-type="string" office:string-value="Titan" table:number-columns-spanned="8" table:number-rows-spanned="1">
            <text:p>Tita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350];1; 1; ;&quot;Feuille 2&quot;))" office:value-type="string" office:string-value="Titan" table:number-columns-spanned="8" table:number-rows-spanned="1">
            <text:p>Tita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350];1; 1; ;&quot;Feuille 2&quot;))" office:value-type="string" office:string-value="Titan" table:number-columns-spanned="8" table:number-rows-spanned="1">
            <text:p>Tita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350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A1350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A1350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350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P1350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P1350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350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AE1350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AE1350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350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350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350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350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350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350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350];5; 1; ;&quot;Feuille 2&quot;))=&quot;&quot;;&quot;&quot;;INDIRECT(ADDRESS([.A135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350];5; 1; ;&quot;Feuille 2&quot;))=&quot;&quot;;&quot;&quot;;INDIRECT(ADDRESS([.P135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350];5; 1; ;&quot;Feuille 2&quot;))=&quot;&quot;;&quot;&quot;;INDIRECT(ADDRESS([.AE135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350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350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350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35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35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35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35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350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350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35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35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35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35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350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350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35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35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35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35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350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350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350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350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1350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1350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A135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35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350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350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350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350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P135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5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350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350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350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1350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AE135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5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1350]+1" office:value-type="float" office:value="217">
            <text:p>21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369]+1" office:value-type="float" office:value="218">
            <text:p>21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369]+1" office:value-type="float" office:value="219">
            <text:p>219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369];1; 1; ;&quot;Feuille 2&quot;))" office:value-type="string" office:string-value="Titan" table:number-columns-spanned="8" table:number-rows-spanned="1">
            <text:p>Tita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369];1; 1; ;&quot;Feuille 2&quot;))" office:value-type="string" office:string-value="Shai" table:number-columns-spanned="8" table:number-rows-spanned="1">
            <text:p>Shai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369];1; 1; ;&quot;Feuille 2&quot;))" office:value-type="string" office:string-value="Shai" table:number-columns-spanned="8" table:number-rows-spanned="1">
            <text:p>Shai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369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A1369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A1369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369];7; 1; ;&quot;Feuille 2&quot;))" office:value-type="float" office:value="11" table:number-columns-spanned="2" table:number-rows-spanned="1">
            <text:p>11</text:p>
          </table:table-cell>
          <table:covered-table-cell/>
          <table:table-cell table:style-name="ce27" table:formula="of:=INDIRECT(ADDRESS([.P1369];8; 1; ;&quot;Feuille 2&quot;))" office:value-type="float" office:value="7" table:number-columns-spanned="2" table:number-rows-spanned="1">
            <text:p>7</text:p>
          </table:table-cell>
          <table:covered-table-cell table:style-name="ce31"/>
          <table:table-cell table:style-name="ce27" table:formula="of:=INDIRECT(ADDRESS([.P1369];9; 1; ;&quot;Feuille 2&quot;))" office:value-type="float" office:value="4" table:number-columns-spanned="2" table:number-rows-spanned="1">
            <text:p>4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369];7; 1; ;&quot;Feuille 2&quot;))" office:value-type="float" office:value="11" table:number-columns-spanned="2" table:number-rows-spanned="1">
            <text:p>11</text:p>
          </table:table-cell>
          <table:covered-table-cell/>
          <table:table-cell table:style-name="ce27" table:formula="of:=INDIRECT(ADDRESS([.AE1369];8; 1; ;&quot;Feuille 2&quot;))" office:value-type="float" office:value="7" table:number-columns-spanned="2" table:number-rows-spanned="1">
            <text:p>7</text:p>
          </table:table-cell>
          <table:covered-table-cell table:style-name="ce31"/>
          <table:table-cell table:style-name="ce27" table:formula="of:=INDIRECT(ADDRESS([.AE1369];9; 1; ;&quot;Feuille 2&quot;))" office:value-type="float" office:value="4" table:number-columns-spanned="2" table:number-rows-spanned="1">
            <text:p>4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369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369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369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369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369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369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369];5; 1; ;&quot;Feuille 2&quot;))=&quot;&quot;;&quot;&quot;;INDIRECT(ADDRESS([.A136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369];5; 1; ;&quot;Feuille 2&quot;))=&quot;&quot;;&quot;&quot;;INDIRECT(ADDRESS([.P1369];5; 1; ;&quot;Feuille 2&quot;)))" office:value-type="string" office:string-value="Aura de feu" table:number-columns-spanned="10" table:number-rows-spanned="2">
            <text:p>Aura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369];5; 1; ;&quot;Feuille 2&quot;))=&quot;&quot;;&quot;&quot;;INDIRECT(ADDRESS([.AE1369];5; 1; ;&quot;Feuille 2&quot;)))" office:value-type="string" office:string-value="Aura de feu" table:number-columns-spanned="10" table:number-rows-spanned="2">
            <text:p>Aura de feu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369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369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369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369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136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136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136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136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1369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36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36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36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36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36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369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36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36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36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36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36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369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369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19"/>
          <table:table-cell table:style-name="ce19" table:formula="of:=IF(INDIRECT(ADDRESS([.A1369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19"/>
          <table:table-cell table:style-name="ce19" table:formula="of:=IF(INDIRECT(ADDRESS([.A1369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19"/>
          <table:table-cell table:style-name="ce19" table:formula="of:=IF(INDIRECT(ADDRESS([.A1369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19"/>
          <table:table-cell table:style-name="ce19" table:formula="of:=IF(INDIRECT(ADDRESS([.A1369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369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369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369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369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369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P136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6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369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369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369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1369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AE136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6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369]+1" office:value-type="float" office:value="220">
            <text:p>22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388]+1" office:value-type="float" office:value="221">
            <text:p>22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388]+1" office:value-type="float" office:value="222">
            <text:p>222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388];1; 1; ;&quot;Feuille 2&quot;))" office:value-type="string" office:string-value="Shai" table:number-columns-spanned="8" table:number-rows-spanned="1">
            <text:p>Shai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388];1; 1; ;&quot;Feuille 2&quot;))" office:value-type="string" office:string-value="Shai" table:number-columns-spanned="8" table:number-rows-spanned="1">
            <text:p>Shai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388];1; 1; ;&quot;Feuille 2&quot;))" office:value-type="string" office:string-value="Palefroi infernal" table:number-columns-spanned="8" table:number-rows-spanned="1">
            <text:p>Palefroi infernal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388];7; 1; ;&quot;Feuille 2&quot;))" office:value-type="float" office:value="11" table:number-columns-spanned="2" table:number-rows-spanned="1">
            <text:p>11</text:p>
          </table:table-cell>
          <table:covered-table-cell/>
          <table:table-cell table:style-name="ce27" table:formula="of:=INDIRECT(ADDRESS([.A1388];8; 1; ;&quot;Feuille 2&quot;))" office:value-type="float" office:value="7" table:number-columns-spanned="2" table:number-rows-spanned="1">
            <text:p>7</text:p>
          </table:table-cell>
          <table:covered-table-cell table:style-name="ce31"/>
          <table:table-cell table:style-name="ce27" table:formula="of:=INDIRECT(ADDRESS([.A1388];9; 1; ;&quot;Feuille 2&quot;))" office:value-type="float" office:value="4" table:number-columns-spanned="2" table:number-rows-spanned="1">
            <text:p>4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388];7; 1; ;&quot;Feuille 2&quot;))" office:value-type="float" office:value="11" table:number-columns-spanned="2" table:number-rows-spanned="1">
            <text:p>11</text:p>
          </table:table-cell>
          <table:covered-table-cell/>
          <table:table-cell table:style-name="ce27" table:formula="of:=INDIRECT(ADDRESS([.P1388];8; 1; ;&quot;Feuille 2&quot;))" office:value-type="float" office:value="7" table:number-columns-spanned="2" table:number-rows-spanned="1">
            <text:p>7</text:p>
          </table:table-cell>
          <table:covered-table-cell table:style-name="ce31"/>
          <table:table-cell table:style-name="ce27" table:formula="of:=INDIRECT(ADDRESS([.P1388];9; 1; ;&quot;Feuille 2&quot;))" office:value-type="float" office:value="4" table:number-columns-spanned="2" table:number-rows-spanned="1">
            <text:p>4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388];7; 1; ;&quot;Feuille 2&quot;))" office:value-type="float" office:value="11" table:number-columns-spanned="2" table:number-rows-spanned="1">
            <text:p>11</text:p>
          </table:table-cell>
          <table:covered-table-cell/>
          <table:table-cell table:style-name="ce27" table:formula="of:=INDIRECT(ADDRESS([.AE1388];8; 1; ;&quot;Feuille 2&quot;))" office:value-type="float" office:value="7" table:number-columns-spanned="2" table:number-rows-spanned="1">
            <text:p>7</text:p>
          </table:table-cell>
          <table:covered-table-cell table:style-name="ce31"/>
          <table:table-cell table:style-name="ce27" table:formula="of:=INDIRECT(ADDRESS([.AE1388];9; 1; ;&quot;Feuille 2&quot;))" office:value-type="float" office:value="4" table:number-columns-spanned="2" table:number-rows-spanned="1">
            <text:p>4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388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388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388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388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388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388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388];5; 1; ;&quot;Feuille 2&quot;))=&quot;&quot;;&quot;&quot;;INDIRECT(ADDRESS([.A1388];5; 1; ;&quot;Feuille 2&quot;)))" office:value-type="string" office:string-value="Aura de feu" table:number-columns-spanned="10" table:number-rows-spanned="2">
            <text:p>Aura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388];5; 1; ;&quot;Feuille 2&quot;))=&quot;&quot;;&quot;&quot;;INDIRECT(ADDRESS([.P1388];5; 1; ;&quot;Feuille 2&quot;)))" office:value-type="string" office:string-value="Aura de feu" table:number-columns-spanned="10" table:number-rows-spanned="2">
            <text:p>Aura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388];5; 1; ;&quot;Feuille 2&quot;))=&quot;&quot;;&quot;&quot;;INDIRECT(ADDRESS([.AE1388];5; 1; ;&quot;Feuille 2&quot;)))" office:value-type="string" office:string-value="Souffle de feu" table:number-columns-spanned="10" table:number-rows-spanned="2">
            <text:p>Souffle de feu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388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388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388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38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38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38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38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38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388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38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38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38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38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38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388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38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38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38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38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38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388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388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388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1388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1388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A138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38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388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388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388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388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P138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8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388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388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38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8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8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8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388]+1" office:value-type="float" office:value="223">
            <text:p>22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407]+1" office:value-type="float" office:value="224">
            <text:p>22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407]+1" office:value-type="float" office:value="225">
            <text:p>225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407];1; 1; ;&quot;Feuille 2&quot;))" office:value-type="string" office:string-value="Palefroi infernal" table:number-columns-spanned="8" table:number-rows-spanned="1">
            <text:p>Palefroi infernal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407];1; 1; ;&quot;Feuille 2&quot;))" office:value-type="string" office:string-value="Palefroi infernal" table:number-columns-spanned="8" table:number-rows-spanned="1">
            <text:p>Palefroi infernal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407];1; 1; ;&quot;Feuille 2&quot;))" office:value-type="string" office:string-value="Palefroi infernal" table:number-columns-spanned="8" table:number-rows-spanned="1">
            <text:p>Palefroi infernal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407];7; 1; ;&quot;Feuille 2&quot;))" office:value-type="float" office:value="11" table:number-columns-spanned="2" table:number-rows-spanned="1">
            <text:p>11</text:p>
          </table:table-cell>
          <table:covered-table-cell/>
          <table:table-cell table:style-name="ce27" table:formula="of:=INDIRECT(ADDRESS([.A1407];8; 1; ;&quot;Feuille 2&quot;))" office:value-type="float" office:value="7" table:number-columns-spanned="2" table:number-rows-spanned="1">
            <text:p>7</text:p>
          </table:table-cell>
          <table:covered-table-cell table:style-name="ce31"/>
          <table:table-cell table:style-name="ce27" table:formula="of:=INDIRECT(ADDRESS([.A1407];9; 1; ;&quot;Feuille 2&quot;))" office:value-type="float" office:value="4" table:number-columns-spanned="2" table:number-rows-spanned="1">
            <text:p>4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407];7; 1; ;&quot;Feuille 2&quot;))" office:value-type="float" office:value="11" table:number-columns-spanned="2" table:number-rows-spanned="1">
            <text:p>11</text:p>
          </table:table-cell>
          <table:covered-table-cell/>
          <table:table-cell table:style-name="ce27" table:formula="of:=INDIRECT(ADDRESS([.P1407];8; 1; ;&quot;Feuille 2&quot;))" office:value-type="float" office:value="7" table:number-columns-spanned="2" table:number-rows-spanned="1">
            <text:p>7</text:p>
          </table:table-cell>
          <table:covered-table-cell table:style-name="ce31"/>
          <table:table-cell table:style-name="ce27" table:formula="of:=INDIRECT(ADDRESS([.P1407];9; 1; ;&quot;Feuille 2&quot;))" office:value-type="float" office:value="4" table:number-columns-spanned="2" table:number-rows-spanned="1">
            <text:p>4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407];7; 1; ;&quot;Feuille 2&quot;))" office:value-type="float" office:value="11" table:number-columns-spanned="2" table:number-rows-spanned="1">
            <text:p>11</text:p>
          </table:table-cell>
          <table:covered-table-cell/>
          <table:table-cell table:style-name="ce27" table:formula="of:=INDIRECT(ADDRESS([.AE1407];8; 1; ;&quot;Feuille 2&quot;))" office:value-type="float" office:value="7" table:number-columns-spanned="2" table:number-rows-spanned="1">
            <text:p>7</text:p>
          </table:table-cell>
          <table:covered-table-cell table:style-name="ce31"/>
          <table:table-cell table:style-name="ce27" table:formula="of:=INDIRECT(ADDRESS([.AE1407];9; 1; ;&quot;Feuille 2&quot;))" office:value-type="float" office:value="4" table:number-columns-spanned="2" table:number-rows-spanned="1">
            <text:p>4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407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407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407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407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407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407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407];5; 1; ;&quot;Feuille 2&quot;))=&quot;&quot;;&quot;&quot;;INDIRECT(ADDRESS([.A1407];5; 1; ;&quot;Feuille 2&quot;)))" office:value-type="string" office:string-value="Souffle de feu" table:number-columns-spanned="10" table:number-rows-spanned="2">
            <text:p>Souffle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407];5; 1; ;&quot;Feuille 2&quot;))=&quot;&quot;;&quot;&quot;;INDIRECT(ADDRESS([.P1407];5; 1; ;&quot;Feuille 2&quot;)))" office:value-type="string" office:string-value="Souffle de feu" table:number-columns-spanned="10" table:number-rows-spanned="2">
            <text:p>Souffle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407];5; 1; ;&quot;Feuille 2&quot;))=&quot;&quot;;&quot;&quot;;INDIRECT(ADDRESS([.AE1407];5; 1; ;&quot;Feuille 2&quot;)))" office:value-type="string" office:string-value="Souffle de feu" table:number-columns-spanned="10" table:number-rows-spanned="2">
            <text:p>Souffle de feu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407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407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407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40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40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40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40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40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407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40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40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40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40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40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407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40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40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40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40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40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407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407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407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140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40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40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40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407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407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40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40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40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40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407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407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40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40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40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40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1407]+1" office:value-type="float" office:value="226">
            <text:p>22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426]+1" office:value-type="float" office:value="227">
            <text:p>22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426]+1" office:value-type="float" office:value="228">
            <text:p>228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426];1; 1; ;&quot;Feuille 2&quot;))" office:value-type="string" office:string-value="Vampire" table:number-columns-spanned="8" table:number-rows-spanned="1">
            <text:p>Vampi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426];1; 1; ;&quot;Feuille 2&quot;))" office:value-type="string" office:string-value="Vampire" table:number-columns-spanned="8" table:number-rows-spanned="1">
            <text:p>Vampi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426];1; 1; ;&quot;Feuille 2&quot;))" office:value-type="string" office:string-value="Vampire" table:number-columns-spanned="8" table:number-rows-spanned="1">
            <text:p>Vampi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426];7; 1; ;&quot;Feuille 2&quot;))" office:value-type="float" office:value="11" table:number-columns-spanned="2" table:number-rows-spanned="1">
            <text:p>11</text:p>
          </table:table-cell>
          <table:covered-table-cell/>
          <table:table-cell table:style-name="ce27" table:formula="of:=INDIRECT(ADDRESS([.A1426];8; 1; ;&quot;Feuille 2&quot;))" office:value-type="float" office:value="7" table:number-columns-spanned="2" table:number-rows-spanned="1">
            <text:p>7</text:p>
          </table:table-cell>
          <table:covered-table-cell table:style-name="ce31"/>
          <table:table-cell table:style-name="ce27" table:formula="of:=INDIRECT(ADDRESS([.A1426];9; 1; ;&quot;Feuille 2&quot;))" office:value-type="float" office:value="4" table:number-columns-spanned="2" table:number-rows-spanned="1">
            <text:p>4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426];7; 1; ;&quot;Feuille 2&quot;))" office:value-type="float" office:value="11" table:number-columns-spanned="2" table:number-rows-spanned="1">
            <text:p>11</text:p>
          </table:table-cell>
          <table:covered-table-cell/>
          <table:table-cell table:style-name="ce27" table:formula="of:=INDIRECT(ADDRESS([.P1426];8; 1; ;&quot;Feuille 2&quot;))" office:value-type="float" office:value="7" table:number-columns-spanned="2" table:number-rows-spanned="1">
            <text:p>7</text:p>
          </table:table-cell>
          <table:covered-table-cell table:style-name="ce31"/>
          <table:table-cell table:style-name="ce27" table:formula="of:=INDIRECT(ADDRESS([.P1426];9; 1; ;&quot;Feuille 2&quot;))" office:value-type="float" office:value="4" table:number-columns-spanned="2" table:number-rows-spanned="1">
            <text:p>4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426];7; 1; ;&quot;Feuille 2&quot;))" office:value-type="float" office:value="11" table:number-columns-spanned="2" table:number-rows-spanned="1">
            <text:p>11</text:p>
          </table:table-cell>
          <table:covered-table-cell/>
          <table:table-cell table:style-name="ce27" table:formula="of:=INDIRECT(ADDRESS([.AE1426];8; 1; ;&quot;Feuille 2&quot;))" office:value-type="float" office:value="7" table:number-columns-spanned="2" table:number-rows-spanned="1">
            <text:p>7</text:p>
          </table:table-cell>
          <table:covered-table-cell table:style-name="ce31"/>
          <table:table-cell table:style-name="ce27" table:formula="of:=INDIRECT(ADDRESS([.AE1426];9; 1; ;&quot;Feuille 2&quot;))" office:value-type="float" office:value="4" table:number-columns-spanned="2" table:number-rows-spanned="1">
            <text:p>4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426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426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426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426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426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426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426];5; 1; ;&quot;Feuille 2&quot;))=&quot;&quot;;&quot;&quot;;INDIRECT(ADDRESS([.A1426];5; 1; ;&quot;Feuille 2&quot;)))" office:value-type="string" office:string-value="Attaque affaiblissante" table:number-columns-spanned="10" table:number-rows-spanned="2">
            <text:p>Attaque affaiblissant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426];5; 1; ;&quot;Feuille 2&quot;))=&quot;&quot;;&quot;&quot;;INDIRECT(ADDRESS([.P1426];5; 1; ;&quot;Feuille 2&quot;)))" office:value-type="string" office:string-value="Attaque affaiblissante" table:number-columns-spanned="10" table:number-rows-spanned="2">
            <text:p>Attaque affaiblissant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426];5; 1; ;&quot;Feuille 2&quot;))=&quot;&quot;;&quot;&quot;;INDIRECT(ADDRESS([.AE1426];5; 1; ;&quot;Feuille 2&quot;)))" office:value-type="string" office:string-value="Attaque affaiblissante" table:number-columns-spanned="10" table:number-rows-spanned="2">
            <text:p>Attaque affaiblissante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426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426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426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426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142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142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142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142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1426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42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42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42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42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42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426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42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42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42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42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42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426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426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19"/>
          <table:table-cell table:style-name="ce19" table:formula="of:=IF(INDIRECT(ADDRESS([.A1426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19"/>
          <table:table-cell table:style-name="ce19" table:formula="of:=IF(INDIRECT(ADDRESS([.A1426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19"/>
          <table:table-cell table:style-name="ce19" table:formula="of:=IF(INDIRECT(ADDRESS([.A1426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426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426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426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426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426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42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42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42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426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426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426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142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42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42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426]+1" office:value-type="float" office:value="229">
            <text:p>22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445]+1" office:value-type="float" office:value="230">
            <text:p>23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445]+1" office:value-type="float" office:value="231">
            <text:p>231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445];1; 1; ;&quot;Feuille 2&quot;))" office:value-type="string" office:string-value="Vampire" table:number-columns-spanned="8" table:number-rows-spanned="1">
            <text:p>Vampi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445];1; 1; ;&quot;Feuille 2&quot;))" office:value-type="string" office:string-value="Mante fulcreuse" table:number-columns-spanned="8" table:number-rows-spanned="1">
            <text:p>Mante fulcreus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445];1; 1; ;&quot;Feuille 2&quot;))" office:value-type="string" office:string-value="Mante fulcreuse" table:number-columns-spanned="8" table:number-rows-spanned="1">
            <text:p>Mante fulcreus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445];7; 1; ;&quot;Feuille 2&quot;))" office:value-type="float" office:value="11" table:number-columns-spanned="2" table:number-rows-spanned="1">
            <text:p>11</text:p>
          </table:table-cell>
          <table:covered-table-cell/>
          <table:table-cell table:style-name="ce27" table:formula="of:=INDIRECT(ADDRESS([.A1445];8; 1; ;&quot;Feuille 2&quot;))" office:value-type="float" office:value="7" table:number-columns-spanned="2" table:number-rows-spanned="1">
            <text:p>7</text:p>
          </table:table-cell>
          <table:covered-table-cell table:style-name="ce31"/>
          <table:table-cell table:style-name="ce27" table:formula="of:=INDIRECT(ADDRESS([.A1445];9; 1; ;&quot;Feuille 2&quot;))" office:value-type="float" office:value="4" table:number-columns-spanned="2" table:number-rows-spanned="1">
            <text:p>4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445];7; 1; ;&quot;Feuille 2&quot;))" office:value-type="float" office:value="12" table:number-columns-spanned="2" table:number-rows-spanned="1">
            <text:p>12</text:p>
          </table:table-cell>
          <table:covered-table-cell/>
          <table:table-cell table:style-name="ce27" table:formula="of:=INDIRECT(ADDRESS([.P1445];8; 1; ;&quot;Feuille 2&quot;))" office:value-type="float" office:value="8" table:number-columns-spanned="2" table:number-rows-spanned="1">
            <text:p>8</text:p>
          </table:table-cell>
          <table:covered-table-cell table:style-name="ce31"/>
          <table:table-cell table:style-name="ce27" table:formula="of:=INDIRECT(ADDRESS([.P1445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445];7; 1; ;&quot;Feuille 2&quot;))" office:value-type="float" office:value="12" table:number-columns-spanned="2" table:number-rows-spanned="1">
            <text:p>12</text:p>
          </table:table-cell>
          <table:covered-table-cell/>
          <table:table-cell table:style-name="ce27" table:formula="of:=INDIRECT(ADDRESS([.AE1445];8; 1; ;&quot;Feuille 2&quot;))" office:value-type="float" office:value="8" table:number-columns-spanned="2" table:number-rows-spanned="1">
            <text:p>8</text:p>
          </table:table-cell>
          <table:covered-table-cell table:style-name="ce31"/>
          <table:table-cell table:style-name="ce27" table:formula="of:=INDIRECT(ADDRESS([.AE1445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445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445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445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445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445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445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445];5; 1; ;&quot;Feuille 2&quot;))=&quot;&quot;;&quot;&quot;;INDIRECT(ADDRESS([.A1445];5; 1; ;&quot;Feuille 2&quot;)))" office:value-type="string" office:string-value="Attaque affaiblissante" table:number-columns-spanned="10" table:number-rows-spanned="2">
            <text:p>Attaque affaiblissant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445];5; 1; ;&quot;Feuille 2&quot;))=&quot;&quot;;&quot;&quot;;INDIRECT(ADDRESS([.P1445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445];5; 1; ;&quot;Feuille 2&quot;))=&quot;&quot;;&quot;&quot;;INDIRECT(ADDRESS([.AE1445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445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44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44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44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44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44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44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445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445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44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44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44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44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445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445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44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44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44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44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445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445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445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445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1445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144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44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44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445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445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445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445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P144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44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445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445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445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1445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AE144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44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445]+1" office:value-type="float" office:value="232">
            <text:p>23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464]+1" office:value-type="float" office:value="233">
            <text:p>23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464]+1" office:value-type="float" office:value="234">
            <text:p>234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464];1; 1; ;&quot;Feuille 2&quot;))" office:value-type="string" office:string-value="Mante fulcreuse" table:number-columns-spanned="8" table:number-rows-spanned="1">
            <text:p>Mante fulcreus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464];1; 1; ;&quot;Feuille 2&quot;))" office:value-type="string" office:string-value="Mante fulcreuse" table:number-columns-spanned="8" table:number-rows-spanned="1">
            <text:p>Mante fulcreus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464];1; 1; ;&quot;Feuille 2&quot;))" office:value-type="string" office:string-value="Golem de fer" table:number-columns-spanned="8" table:number-rows-spanned="1">
            <text:p>Golem de fe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464];7; 1; ;&quot;Feuille 2&quot;))" office:value-type="float" office:value="12" table:number-columns-spanned="2" table:number-rows-spanned="1">
            <text:p>12</text:p>
          </table:table-cell>
          <table:covered-table-cell/>
          <table:table-cell table:style-name="ce27" table:formula="of:=INDIRECT(ADDRESS([.A1464];8; 1; ;&quot;Feuille 2&quot;))" office:value-type="float" office:value="8" table:number-columns-spanned="2" table:number-rows-spanned="1">
            <text:p>8</text:p>
          </table:table-cell>
          <table:covered-table-cell table:style-name="ce31"/>
          <table:table-cell table:style-name="ce27" table:formula="of:=INDIRECT(ADDRESS([.A1464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464];7; 1; ;&quot;Feuille 2&quot;))" office:value-type="float" office:value="12" table:number-columns-spanned="2" table:number-rows-spanned="1">
            <text:p>12</text:p>
          </table:table-cell>
          <table:covered-table-cell/>
          <table:table-cell table:style-name="ce27" table:formula="of:=INDIRECT(ADDRESS([.P1464];8; 1; ;&quot;Feuille 2&quot;))" office:value-type="float" office:value="8" table:number-columns-spanned="2" table:number-rows-spanned="1">
            <text:p>8</text:p>
          </table:table-cell>
          <table:covered-table-cell table:style-name="ce31"/>
          <table:table-cell table:style-name="ce27" table:formula="of:=INDIRECT(ADDRESS([.P1464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464];7; 1; ;&quot;Feuille 2&quot;))" office:value-type="float" office:value="12" table:number-columns-spanned="2" table:number-rows-spanned="1">
            <text:p>12</text:p>
          </table:table-cell>
          <table:covered-table-cell/>
          <table:table-cell table:style-name="ce27" table:formula="of:=INDIRECT(ADDRESS([.AE1464];8; 1; ;&quot;Feuille 2&quot;))" office:value-type="float" office:value="8" table:number-columns-spanned="2" table:number-rows-spanned="1">
            <text:p>8</text:p>
          </table:table-cell>
          <table:covered-table-cell table:style-name="ce31"/>
          <table:table-cell table:style-name="ce27" table:formula="of:=INDIRECT(ADDRESS([.AE1464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464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464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464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464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464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464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464];5; 1; ;&quot;Feuille 2&quot;))=&quot;&quot;;&quot;&quot;;INDIRECT(ADDRESS([.A1464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464];5; 1; ;&quot;Feuille 2&quot;))=&quot;&quot;;&quot;&quot;;INDIRECT(ADDRESS([.P1464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464];5; 1; ;&quot;Feuille 2&quot;))=&quot;&quot;;&quot;&quot;;INDIRECT(ADDRESS([.AE1464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46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46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46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46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46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46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46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464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464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46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46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46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46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464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464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46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46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46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46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464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464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464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464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1464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1464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A146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46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464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464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464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464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P146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46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464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464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464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146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46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46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1464]+1" office:value-type="float" office:value="235">
            <text:p>23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483]+1" office:value-type="float" office:value="236">
            <text:p>23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483]+1" office:value-type="float" office:value="237">
            <text:p>237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483];1; 1; ;&quot;Feuille 2&quot;))" office:value-type="string" office:string-value="Golem de fer" table:number-columns-spanned="8" table:number-rows-spanned="1">
            <text:p>Golem de fe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483];1; 1; ;&quot;Feuille 2&quot;))" office:value-type="string" office:string-value="Golem de fer" table:number-columns-spanned="8" table:number-rows-spanned="1">
            <text:p>Golem de fe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483];1; 1; ;&quot;Feuille 2&quot;))" office:value-type="string" office:string-value="Golem de fer" table:number-columns-spanned="8" table:number-rows-spanned="1">
            <text:p>Golem de fe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483];7; 1; ;&quot;Feuille 2&quot;))" office:value-type="float" office:value="12" table:number-columns-spanned="2" table:number-rows-spanned="1">
            <text:p>12</text:p>
          </table:table-cell>
          <table:covered-table-cell/>
          <table:table-cell table:style-name="ce27" table:formula="of:=INDIRECT(ADDRESS([.A1483];8; 1; ;&quot;Feuille 2&quot;))" office:value-type="float" office:value="8" table:number-columns-spanned="2" table:number-rows-spanned="1">
            <text:p>8</text:p>
          </table:table-cell>
          <table:covered-table-cell table:style-name="ce31"/>
          <table:table-cell table:style-name="ce27" table:formula="of:=INDIRECT(ADDRESS([.A1483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483];7; 1; ;&quot;Feuille 2&quot;))" office:value-type="float" office:value="12" table:number-columns-spanned="2" table:number-rows-spanned="1">
            <text:p>12</text:p>
          </table:table-cell>
          <table:covered-table-cell/>
          <table:table-cell table:style-name="ce27" table:formula="of:=INDIRECT(ADDRESS([.P1483];8; 1; ;&quot;Feuille 2&quot;))" office:value-type="float" office:value="8" table:number-columns-spanned="2" table:number-rows-spanned="1">
            <text:p>8</text:p>
          </table:table-cell>
          <table:covered-table-cell table:style-name="ce31"/>
          <table:table-cell table:style-name="ce27" table:formula="of:=INDIRECT(ADDRESS([.P1483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483];7; 1; ;&quot;Feuille 2&quot;))" office:value-type="float" office:value="12" table:number-columns-spanned="2" table:number-rows-spanned="1">
            <text:p>12</text:p>
          </table:table-cell>
          <table:covered-table-cell/>
          <table:table-cell table:style-name="ce27" table:formula="of:=INDIRECT(ADDRESS([.AE1483];8; 1; ;&quot;Feuille 2&quot;))" office:value-type="float" office:value="8" table:number-columns-spanned="2" table:number-rows-spanned="1">
            <text:p>8</text:p>
          </table:table-cell>
          <table:covered-table-cell table:style-name="ce31"/>
          <table:table-cell table:style-name="ce27" table:formula="of:=INDIRECT(ADDRESS([.AE1483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483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483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483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483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483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483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483];5; 1; ;&quot;Feuille 2&quot;))=&quot;&quot;;&quot;&quot;;INDIRECT(ADDRESS([.A1483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483];5; 1; ;&quot;Feuille 2&quot;))=&quot;&quot;;&quot;&quot;;INDIRECT(ADDRESS([.P1483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483];5; 1; ;&quot;Feuille 2&quot;))=&quot;&quot;;&quot;&quot;;INDIRECT(ADDRESS([.AE1483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48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48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48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483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148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148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148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148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1483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48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48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48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48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48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483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48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48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48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48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48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483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483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19"/>
          <table:table-cell table:style-name="ce19" table:formula="of:=IF(INDIRECT(ADDRESS([.A1483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19"/>
          <table:table-cell table:style-name="ce19" table:formula="of:=IF(INDIRECT(ADDRESS([.A1483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19"/>
          <table:table-cell table:style-name="ce19" table:formula="of:=IF(INDIRECT(ADDRESS([.A1483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483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483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483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483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483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48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48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48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483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483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483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148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48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48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5">
          <table:table-cell table:number-columns-repeated="44"/>
        </table:table-row>
        <table:table-row table:style-name="ro5">
          <table:table-cell table:style-name="ce13" table:formula="of:=[.AE1483]+1" office:value-type="float" office:value="238">
            <text:p>23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502]+1" office:value-type="float" office:value="239">
            <text:p>23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502]+1" office:value-type="float" office:value="240">
            <text:p>240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502];1; 1; ;&quot;Feuille 2&quot;))" office:value-type="string" office:string-value="Cube gélatineux" table:number-columns-spanned="8" table:number-rows-spanned="1">
            <text:p>Cube gélatineux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502];1; 1; ;&quot;Feuille 2&quot;))" office:value-type="string" office:string-value="Cube gélatineux" table:number-columns-spanned="8" table:number-rows-spanned="1">
            <text:p>Cube gélatineux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502];1; 1; ;&quot;Feuille 2&quot;))" office:value-type="string" office:string-value="Cube gélatineux" table:number-columns-spanned="8" table:number-rows-spanned="1">
            <text:p>Cube gélatineux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502];7; 1; ;&quot;Feuille 2&quot;))" office:value-type="float" office:value="12" table:number-columns-spanned="2" table:number-rows-spanned="1">
            <text:p>12</text:p>
          </table:table-cell>
          <table:covered-table-cell/>
          <table:table-cell table:style-name="ce27" table:formula="of:=INDIRECT(ADDRESS([.A1502];8; 1; ;&quot;Feuille 2&quot;))" office:value-type="float" office:value="8" table:number-columns-spanned="2" table:number-rows-spanned="1">
            <text:p>8</text:p>
          </table:table-cell>
          <table:covered-table-cell table:style-name="ce31"/>
          <table:table-cell table:style-name="ce27" table:formula="of:=INDIRECT(ADDRESS([.A1502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502];7; 1; ;&quot;Feuille 2&quot;))" office:value-type="float" office:value="12" table:number-columns-spanned="2" table:number-rows-spanned="1">
            <text:p>12</text:p>
          </table:table-cell>
          <table:covered-table-cell/>
          <table:table-cell table:style-name="ce27" table:formula="of:=INDIRECT(ADDRESS([.P1502];8; 1; ;&quot;Feuille 2&quot;))" office:value-type="float" office:value="8" table:number-columns-spanned="2" table:number-rows-spanned="1">
            <text:p>8</text:p>
          </table:table-cell>
          <table:covered-table-cell table:style-name="ce31"/>
          <table:table-cell table:style-name="ce27" table:formula="of:=INDIRECT(ADDRESS([.P1502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502];7; 1; ;&quot;Feuille 2&quot;))" office:value-type="float" office:value="12" table:number-columns-spanned="2" table:number-rows-spanned="1">
            <text:p>12</text:p>
          </table:table-cell>
          <table:covered-table-cell/>
          <table:table-cell table:style-name="ce27" table:formula="of:=INDIRECT(ADDRESS([.AE1502];8; 1; ;&quot;Feuille 2&quot;))" office:value-type="float" office:value="8" table:number-columns-spanned="2" table:number-rows-spanned="1">
            <text:p>8</text:p>
          </table:table-cell>
          <table:covered-table-cell table:style-name="ce31"/>
          <table:table-cell table:style-name="ce27" table:formula="of:=INDIRECT(ADDRESS([.AE1502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502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502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502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502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502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502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502];5; 1; ;&quot;Feuille 2&quot;))=&quot;&quot;;&quot;&quot;;INDIRECT(ADDRESS([.A1502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502];5; 1; ;&quot;Feuille 2&quot;))=&quot;&quot;;&quot;&quot;;INDIRECT(ADDRESS([.P1502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502];5; 1; ;&quot;Feuille 2&quot;))=&quot;&quot;;&quot;&quot;;INDIRECT(ADDRESS([.AE1502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50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50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50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50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50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50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50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50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502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50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50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50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50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50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502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50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50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50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50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50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502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502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502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1502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1502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A1502];4; 1; ;&quot;Feuille 2&quot;))&gt;=11;11;&quot;&quot;)" office:value-type="float" office:value="11" table:number-columns-spanned="2" table:number-rows-spanned="2">
            <text:p>11</text:p>
          </table:table-cell>
          <table:covered-table-cell table:style-name="ce23"/>
          <table:table-cell table:style-name="ce23" table:formula="of:=IF(INDIRECT(ADDRESS([.A1502];4; 1; ;&quot;Feuille 2&quot;))&gt;=12;12;&quot;&quot;)" office:value-type="float" office:value="12" table:number-columns-spanned="2" table:number-rows-spanned="2">
            <text:p>12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502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502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502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502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P1502];4; 1; ;&quot;Feuille 2&quot;))&gt;=11;11;&quot;&quot;)" office:value-type="float" office:value="11" table:number-columns-spanned="2" table:number-rows-spanned="2">
            <text:p>11</text:p>
          </table:table-cell>
          <table:covered-table-cell table:style-name="ce23"/>
          <table:table-cell table:style-name="ce23" table:formula="of:=IF(INDIRECT(ADDRESS([.P1502];4; 1; ;&quot;Feuille 2&quot;))&gt;=12;12;&quot;&quot;)" office:value-type="float" office:value="12" table:number-columns-spanned="2" table:number-rows-spanned="2">
            <text:p>12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502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502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502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1502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AE1502];4; 1; ;&quot;Feuille 2&quot;))&gt;=11;11;&quot;&quot;)" office:value-type="float" office:value="11" table:number-columns-spanned="2" table:number-rows-spanned="2">
            <text:p>11</text:p>
          </table:table-cell>
          <table:covered-table-cell table:style-name="ce23"/>
          <table:table-cell table:style-name="ce23" table:formula="of:=IF(INDIRECT(ADDRESS([.AE1502];4; 1; ;&quot;Feuille 2&quot;))&gt;=12;12;&quot;&quot;)" office:value-type="float" office:value="12" table:number-columns-spanned="2" table:number-rows-spanned="2">
            <text:p>12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502]+1" office:value-type="float" office:value="241">
            <text:p>24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521]+1" office:value-type="float" office:value="242">
            <text:p>24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521]+1" office:value-type="float" office:value="243">
            <text:p>243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521];1; 1; ;&quot;Feuille 2&quot;))" office:value-type="string" office:string-value="Cube gélatineux" table:number-columns-spanned="8" table:number-rows-spanned="1">
            <text:p>Cube gélatineux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521];1; 1; ;&quot;Feuille 2&quot;))" office:value-type="string" office:string-value="Marilith" table:number-columns-spanned="8" table:number-rows-spanned="1">
            <text:p>Marilith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521];1; 1; ;&quot;Feuille 2&quot;))" office:value-type="string" office:string-value="Marilith" table:number-columns-spanned="8" table:number-rows-spanned="1">
            <text:p>Marilith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521];7; 1; ;&quot;Feuille 2&quot;))" office:value-type="float" office:value="12" table:number-columns-spanned="2" table:number-rows-spanned="1">
            <text:p>12</text:p>
          </table:table-cell>
          <table:covered-table-cell/>
          <table:table-cell table:style-name="ce27" table:formula="of:=INDIRECT(ADDRESS([.A1521];8; 1; ;&quot;Feuille 2&quot;))" office:value-type="float" office:value="8" table:number-columns-spanned="2" table:number-rows-spanned="1">
            <text:p>8</text:p>
          </table:table-cell>
          <table:covered-table-cell table:style-name="ce31"/>
          <table:table-cell table:style-name="ce27" table:formula="of:=INDIRECT(ADDRESS([.A1521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521];7; 1; ;&quot;Feuille 2&quot;))" office:value-type="float" office:value="13" table:number-columns-spanned="2" table:number-rows-spanned="1">
            <text:p>13</text:p>
          </table:table-cell>
          <table:covered-table-cell/>
          <table:table-cell table:style-name="ce27" table:formula="of:=INDIRECT(ADDRESS([.P1521];8; 1; ;&quot;Feuille 2&quot;))" office:value-type="float" office:value="9" table:number-columns-spanned="2" table:number-rows-spanned="1">
            <text:p>9</text:p>
          </table:table-cell>
          <table:covered-table-cell table:style-name="ce31"/>
          <table:table-cell table:style-name="ce27" table:formula="of:=INDIRECT(ADDRESS([.P1521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521];7; 1; ;&quot;Feuille 2&quot;))" office:value-type="float" office:value="13" table:number-columns-spanned="2" table:number-rows-spanned="1">
            <text:p>13</text:p>
          </table:table-cell>
          <table:covered-table-cell/>
          <table:table-cell table:style-name="ce27" table:formula="of:=INDIRECT(ADDRESS([.AE1521];8; 1; ;&quot;Feuille 2&quot;))" office:value-type="float" office:value="9" table:number-columns-spanned="2" table:number-rows-spanned="1">
            <text:p>9</text:p>
          </table:table-cell>
          <table:covered-table-cell table:style-name="ce31"/>
          <table:table-cell table:style-name="ce27" table:formula="of:=INDIRECT(ADDRESS([.AE1521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521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521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521];2; 1; ;&quot;Feuille 2&quot;))" office:value-type="float" office:value="7" table:number-columns-spanned="2" table:number-rows-spanned="1">
            <text:p>7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521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521];2; 1; ;&quot;Feuille 2&quot;))" office:value-type="float" office:value="7" table:number-columns-spanned="2" table:number-rows-spanned="1">
            <text:p>7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521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521];5; 1; ;&quot;Feuille 2&quot;))=&quot;&quot;;&quot;&quot;;INDIRECT(ADDRESS([.A1521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521];5; 1; ;&quot;Feuille 2&quot;))=&quot;&quot;;&quot;&quot;;INDIRECT(ADDRESS([.P1521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521];5; 1; ;&quot;Feuille 2&quot;))=&quot;&quot;;&quot;&quot;;INDIRECT(ADDRESS([.AE1521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52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521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521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52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52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52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52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521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521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52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52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52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52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521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521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52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52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52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52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521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521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521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521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1521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1521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A1521];4; 1; ;&quot;Feuille 2&quot;))&gt;=11;11;&quot;&quot;)" office:value-type="float" office:value="11" table:number-columns-spanned="2" table:number-rows-spanned="2">
            <text:p>11</text:p>
          </table:table-cell>
          <table:covered-table-cell table:style-name="ce23"/>
          <table:table-cell table:style-name="ce23" table:formula="of:=IF(INDIRECT(ADDRESS([.A1521];4; 1; ;&quot;Feuille 2&quot;))&gt;=12;12;&quot;&quot;)" office:value-type="float" office:value="12" table:number-columns-spanned="2" table:number-rows-spanned="2">
            <text:p>12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521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521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52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2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2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2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521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521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52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2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2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2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1521]+1" office:value-type="float" office:value="244">
            <text:p>24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540]+1" office:value-type="float" office:value="245">
            <text:p>24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540]+1" office:value-type="float" office:value="246">
            <text:p>246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540];1; 1; ;&quot;Feuille 2&quot;))" office:value-type="string" office:string-value="Behemoth" table:number-columns-spanned="8" table:number-rows-spanned="1">
            <text:p>Behemoth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540];1; 1; ;&quot;Feuille 2&quot;))" office:value-type="string" office:string-value="Behemoth" table:number-columns-spanned="8" table:number-rows-spanned="1">
            <text:p>Behemoth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540];1; 1; ;&quot;Feuille 2&quot;))" office:value-type="string" office:string-value="Trancheur" table:number-columns-spanned="8" table:number-rows-spanned="1">
            <text:p>Trancheu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540];7; 1; ;&quot;Feuille 2&quot;))" office:value-type="float" office:value="13" table:number-columns-spanned="2" table:number-rows-spanned="1">
            <text:p>13</text:p>
          </table:table-cell>
          <table:covered-table-cell/>
          <table:table-cell table:style-name="ce27" table:formula="of:=INDIRECT(ADDRESS([.A1540];8; 1; ;&quot;Feuille 2&quot;))" office:value-type="float" office:value="9" table:number-columns-spanned="2" table:number-rows-spanned="1">
            <text:p>9</text:p>
          </table:table-cell>
          <table:covered-table-cell table:style-name="ce31"/>
          <table:table-cell table:style-name="ce27" table:formula="of:=INDIRECT(ADDRESS([.A1540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540];7; 1; ;&quot;Feuille 2&quot;))" office:value-type="float" office:value="13" table:number-columns-spanned="2" table:number-rows-spanned="1">
            <text:p>13</text:p>
          </table:table-cell>
          <table:covered-table-cell/>
          <table:table-cell table:style-name="ce27" table:formula="of:=INDIRECT(ADDRESS([.P1540];8; 1; ;&quot;Feuille 2&quot;))" office:value-type="float" office:value="9" table:number-columns-spanned="2" table:number-rows-spanned="1">
            <text:p>9</text:p>
          </table:table-cell>
          <table:covered-table-cell table:style-name="ce31"/>
          <table:table-cell table:style-name="ce27" table:formula="of:=INDIRECT(ADDRESS([.P1540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540];7; 1; ;&quot;Feuille 2&quot;))" office:value-type="float" office:value="13" table:number-columns-spanned="2" table:number-rows-spanned="1">
            <text:p>13</text:p>
          </table:table-cell>
          <table:covered-table-cell/>
          <table:table-cell table:style-name="ce27" table:formula="of:=INDIRECT(ADDRESS([.AE1540];8; 1; ;&quot;Feuille 2&quot;))" office:value-type="float" office:value="9" table:number-columns-spanned="2" table:number-rows-spanned="1">
            <text:p>9</text:p>
          </table:table-cell>
          <table:covered-table-cell table:style-name="ce31"/>
          <table:table-cell table:style-name="ce27" table:formula="of:=INDIRECT(ADDRESS([.AE1540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540];2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540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540];2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540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540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540];3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540];5; 1; ;&quot;Feuille 2&quot;))=&quot;&quot;;&quot;&quot;;INDIRECT(ADDRESS([.A154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540];5; 1; ;&quot;Feuille 2&quot;))=&quot;&quot;;&quot;&quot;;INDIRECT(ADDRESS([.P154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540];5; 1; ;&quot;Feuille 2&quot;))=&quot;&quot;;&quot;&quot;;INDIRECT(ADDRESS([.AE1540];5; 1; ;&quot;Feuille 2&quot;)))" office:value-type="string" office:string-value="Coup perforant" table:number-columns-spanned="10" table:number-rows-spanned="2">
            <text:p>Coup perforant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540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540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540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540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154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154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154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1540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1540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54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54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54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54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540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540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54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54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54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54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540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540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540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19"/>
          <table:table-cell table:style-name="ce19" table:formula="of:=IF(INDIRECT(ADDRESS([.A1540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19"/>
          <table:table-cell table:style-name="ce19" table:formula="of:=IF(INDIRECT(ADDRESS([.A1540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19"/>
          <table:table-cell table:style-name="ce19" table:formula="of:=IF(INDIRECT(ADDRESS([.A1540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19"/>
          <table:table-cell table:style-name="ce19" table:formula="of:=IF(INDIRECT(ADDRESS([.A1540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540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540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540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540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540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P154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4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540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540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540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1540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AE154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4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540]+1" office:value-type="float" office:value="247">
            <text:p>24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559]+1" office:value-type="float" office:value="248">
            <text:p>24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559]+1" office:value-type="float" office:value="249">
            <text:p>249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559];1; 1; ;&quot;Feuille 2&quot;))" office:value-type="string" office:string-value="Trancheur" table:number-columns-spanned="8" table:number-rows-spanned="1">
            <text:p>Trancheu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559];1; 1; ;&quot;Feuille 2&quot;))" office:value-type="string" office:string-value="Mégacéphale" table:number-columns-spanned="8" table:number-rows-spanned="1">
            <text:p>Mégacéphal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559];1; 1; ;&quot;Feuille 2&quot;))" office:value-type="string" office:string-value="Gritche" table:number-columns-spanned="8" table:number-rows-spanned="1">
            <text:p>Gritch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559];7; 1; ;&quot;Feuille 2&quot;))" office:value-type="float" office:value="13" table:number-columns-spanned="2" table:number-rows-spanned="1">
            <text:p>13</text:p>
          </table:table-cell>
          <table:covered-table-cell/>
          <table:table-cell table:style-name="ce27" table:formula="of:=INDIRECT(ADDRESS([.A1559];8; 1; ;&quot;Feuille 2&quot;))" office:value-type="float" office:value="9" table:number-columns-spanned="2" table:number-rows-spanned="1">
            <text:p>9</text:p>
          </table:table-cell>
          <table:covered-table-cell table:style-name="ce31"/>
          <table:table-cell table:style-name="ce27" table:formula="of:=INDIRECT(ADDRESS([.A1559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559];7; 1; ;&quot;Feuille 2&quot;))" office:value-type="float" office:value="14" table:number-columns-spanned="2" table:number-rows-spanned="1">
            <text:p>14</text:p>
          </table:table-cell>
          <table:covered-table-cell/>
          <table:table-cell table:style-name="ce27" table:formula="of:=INDIRECT(ADDRESS([.P1559];8; 1; ;&quot;Feuille 2&quot;))" office:value-type="float" office:value="10" table:number-columns-spanned="2" table:number-rows-spanned="1">
            <text:p>10</text:p>
          </table:table-cell>
          <table:covered-table-cell table:style-name="ce31"/>
          <table:table-cell table:style-name="ce27" table:formula="of:=INDIRECT(ADDRESS([.P1559];9; 1; ;&quot;Feuille 2&quot;))" office:value-type="float" office:value="6" table:number-columns-spanned="2" table:number-rows-spanned="1">
            <text:p>6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559];7; 1; ;&quot;Feuille 2&quot;))" office:value-type="float" office:value="14" table:number-columns-spanned="2" table:number-rows-spanned="1">
            <text:p>14</text:p>
          </table:table-cell>
          <table:covered-table-cell/>
          <table:table-cell table:style-name="ce27" table:formula="of:=INDIRECT(ADDRESS([.AE1559];8; 1; ;&quot;Feuille 2&quot;))" office:value-type="float" office:value="10" table:number-columns-spanned="2" table:number-rows-spanned="1">
            <text:p>10</text:p>
          </table:table-cell>
          <table:covered-table-cell table:style-name="ce31"/>
          <table:table-cell table:style-name="ce27" table:formula="of:=INDIRECT(ADDRESS([.AE1559];9; 1; ;&quot;Feuille 2&quot;))" office:value-type="float" office:value="6" table:number-columns-spanned="2" table:number-rows-spanned="1">
            <text:p>6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559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559];3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559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559];3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559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559];3; 1; ;&quot;Feuille 2&quot;))" office:value-type="float" office:value="7" table:number-columns-spanned="2" table:number-rows-spanned="1">
            <text:p>7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559];5; 1; ;&quot;Feuille 2&quot;))=&quot;&quot;;&quot;&quot;;INDIRECT(ADDRESS([.A1559];5; 1; ;&quot;Feuille 2&quot;)))" office:value-type="string" office:string-value="Coup perforant" table:number-columns-spanned="10" table:number-rows-spanned="2">
            <text:p>Coup perforant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559];5; 1; ;&quot;Feuille 2&quot;))=&quot;&quot;;&quot;&quot;;INDIRECT(ADDRESS([.P1559];5; 1; ;&quot;Feuille 2&quot;)))" office:value-type="string" office:string-value="Attaque mentale" table:number-columns-spanned="10" table:number-rows-spanned="2">
            <text:p>Attaque mental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559];5; 1; ;&quot;Feuille 2&quot;))=&quot;&quot;;&quot;&quot;;INDIRECT(ADDRESS([.AE1559];5; 1; ;&quot;Feuille 2&quot;)))" office:value-type="string" office:string-value="Coup perforant" table:number-columns-spanned="10" table:number-rows-spanned="2">
            <text:p>Coup perforant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559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559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559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55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55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55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55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55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559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55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55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55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55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55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559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55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55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55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55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55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559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559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559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1559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1559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A155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55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559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559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559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559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P1559];4; 1; ;&quot;Feuille 2&quot;))&gt;=11;11;&quot;&quot;)" office:value-type="float" office:value="11" table:number-columns-spanned="2" table:number-rows-spanned="2">
            <text:p>11</text:p>
          </table:table-cell>
          <table:covered-table-cell table:style-name="ce23"/>
          <table:table-cell table:style-name="ce23" table:formula="of:=IF(INDIRECT(ADDRESS([.P1559];4; 1; ;&quot;Feuille 2&quot;))&gt;=12;12;&quot;&quot;)" office:value-type="float" office:value="12" table:number-columns-spanned="2" table:number-rows-spanned="2">
            <text:p>12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559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559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559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1559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AE1559];4; 1; ;&quot;Feuille 2&quot;))&gt;=11;11;&quot;&quot;)" office:value-type="float" office:value="11" table:number-columns-spanned="2" table:number-rows-spanned="2">
            <text:p>11</text:p>
          </table:table-cell>
          <table:covered-table-cell table:style-name="ce23"/>
          <table:table-cell table:style-name="ce23" table:formula="of:=IF(INDIRECT(ADDRESS([.AE155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559]+1" office:value-type="float" office:value="250">
            <text:p>25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578]+1" office:value-type="float" office:value="251">
            <text:p>25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578]+1" office:value-type="float" office:value="252">
            <text:p>252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578];1; 1; ;&quot;Feuille 2&quot;))" office:value-type="string" office:string-value="Nécromant" table:number-columns-spanned="8" table:number-rows-spanned="1">
            <text:p>Nécrom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578];1; 1; ;&quot;Feuille 2&quot;))" office:value-type="float" office:value="0" table:number-columns-spanned="8" table:number-rows-spanned="1">
            <text:p>0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578];1; 1; ;&quot;Feuille 2&quot;))" office:value-type="float" office:value="0" table:number-columns-spanned="8" table:number-rows-spanned="1">
            <text:p>0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578];7; 1; ;&quot;Feuille 2&quot;))" office:value-type="float" office:value="14" table:number-columns-spanned="2" table:number-rows-spanned="1">
            <text:p>14</text:p>
          </table:table-cell>
          <table:covered-table-cell/>
          <table:table-cell table:style-name="ce27" table:formula="of:=INDIRECT(ADDRESS([.A1578];8; 1; ;&quot;Feuille 2&quot;))" office:value-type="float" office:value="10" table:number-columns-spanned="2" table:number-rows-spanned="1">
            <text:p>10</text:p>
          </table:table-cell>
          <table:covered-table-cell table:style-name="ce31"/>
          <table:table-cell table:style-name="ce27" table:formula="of:=INDIRECT(ADDRESS([.A1578];9; 1; ;&quot;Feuille 2&quot;))" office:value-type="float" office:value="6" table:number-columns-spanned="2" table:number-rows-spanned="1">
            <text:p>6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578];7; 1; ;&quot;Feuille 2&quot;))" office:value-type="float" office:value="0" table:number-columns-spanned="2" table:number-rows-spanned="1">
            <text:p>0</text:p>
          </table:table-cell>
          <table:covered-table-cell/>
          <table:table-cell table:style-name="ce27" table:formula="of:=INDIRECT(ADDRESS([.P1578];8; 1; ;&quot;Feuille 2&quot;))" office:value-type="float" office:value="0" table:number-columns-spanned="2" table:number-rows-spanned="1">
            <text:p>0</text:p>
          </table:table-cell>
          <table:covered-table-cell table:style-name="ce31"/>
          <table:table-cell table:style-name="ce27" table:formula="of:=INDIRECT(ADDRESS([.P1578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578];7; 1; ;&quot;Feuille 2&quot;))" office:value-type="float" office:value="0" table:number-columns-spanned="2" table:number-rows-spanned="1">
            <text:p>0</text:p>
          </table:table-cell>
          <table:covered-table-cell/>
          <table:table-cell table:style-name="ce27" table:formula="of:=INDIRECT(ADDRESS([.AE1578];8; 1; ;&quot;Feuille 2&quot;))" office:value-type="float" office:value="0" table:number-columns-spanned="2" table:number-rows-spanned="1">
            <text:p>0</text:p>
          </table:table-cell>
          <table:covered-table-cell table:style-name="ce31"/>
          <table:table-cell table:style-name="ce27" table:formula="of:=INDIRECT(ADDRESS([.AE1578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578];2; 1; ;&quot;Feuille 2&quot;))" office:value-type="float" office:value="9" table:number-columns-spanned="2" table:number-rows-spanned="1">
            <text:p>9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578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578];2; 1; ;&quot;Feuille 2&quot;))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578];3; 1; ;&quot;Feuille 2&quot;))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578];2; 1; ;&quot;Feuille 2&quot;))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578];3; 1; ;&quot;Feuille 2&quot;))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578];5; 1; ;&quot;Feuille 2&quot;))=&quot;&quot;;&quot;&quot;;INDIRECT(ADDRESS([.A1578];5; 1; ;&quot;Feuille 2&quot;)))" office:value-type="string" office:string-value="Appel" table:number-columns-spanned="10" table:number-rows-spanned="2">
            <text:p>Appel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578];5; 1; ;&quot;Feuille 2&quot;))=&quot;&quot;;&quot;&quot;;INDIRECT(ADDRESS([.P157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578];5; 1; ;&quot;Feuille 2&quot;))=&quot;&quot;;&quot;&quot;;INDIRECT(ADDRESS([.AE157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578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578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578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57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57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57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57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57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578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578];4; 1; ;&quot;Feuille 2&quot;))&gt;=1;1 )" office:value-type="boolean" office:boolean-value="false" table:number-columns-spanned="2" table:number-rows-spanned="2">
            <text:p>FAUX</text:p>
          </table:table-cell>
          <table:covered-table-cell table:style-name="ce23"/>
          <table:table-cell table:style-name="ce23" table:formula="of:=IF(INDIRECT(ADDRESS([.P1578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78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78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78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78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578];4; 1; ;&quot;Feuille 2&quot;))&gt;=1;1 )" office:value-type="boolean" office:boolean-value="false" table:number-columns-spanned="2" table:number-rows-spanned="2">
            <text:p>FAUX</text:p>
          </table:table-cell>
          <table:covered-table-cell table:style-name="ce23"/>
          <table:table-cell table:style-name="ce23" table:formula="of:=IF(INDIRECT(ADDRESS([.AE1578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78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78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78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78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578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578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1578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1578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A157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57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578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7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7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7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7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7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578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7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7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7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7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7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5" table:number-rows-repeated="1046980">
          <table:table-cell table:number-columns-repeated="44"/>
        </table:table-row>
        <table:table-row table:style-name="ro5">
          <table:table-cell table:number-columns-repeated="4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pitch="variable"/>
    <style:font-face style:name="Helvetica Neue" svg:font-family="'Helvetica Neue'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ffff" fo:border="0.018cm solid #000000"/>
      <style:text-properties fo:color="#000000"/>
    </style:style>
    <style:style style:name="ConditionalStyle_5f_2" style:display-name="ConditionalStyle_2" style:family="table-cell" style:parent-style-name="Default">
      <style:table-cell-properties fo:background-color="#ffffff"/>
      <style:text-properties fo:color="#000000"/>
    </style:style>
    <style:style style:name="ConditionalStyle_5f_3" style:display-name="ConditionalStyle_3" style:family="table-cell" style:parent-style-name="Default">
      <style:table-cell-properties fo:background-color="#ffffff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ffffff"/>
      <style:text-properties fo:color="#000000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/>
    </style:style>
    <style:style style:name="ConditionalStyle_5f_6" style:display-name="ConditionalStyle_6" style:family="table-cell" style:parent-style-name="Default">
      <style:table-cell-properties fo:background-color="#ffffff"/>
      <style:text-properties fo:color="#000000"/>
    </style:style>
    <style:style style:name="ConditionalStyle_5f_7" style:display-name="ConditionalStyle_7" style:family="table-cell" style:parent-style-name="Default">
      <style:table-cell-properties fo:background-color="#ffffff"/>
      <style:text-properties fo:color="#000000"/>
    </style:style>
    <style:style style:name="ConditionalStyle_5f_8" style:display-name="ConditionalStyle_8" style:family="table-cell" style:parent-style-name="Default">
      <style:table-cell-properties fo:background-color="#ffffff"/>
      <style:text-properties fo:color="#000000"/>
    </style:style>
    <style:style style:name="ConditionalStyle_5f_9" style:display-name="ConditionalStyle_9" style:family="table-cell" style:parent-style-name="Default">
      <style:table-cell-properties fo:background-color="#ffffff"/>
      <style:text-properties fo:color="#000000"/>
    </style:style>
    <style:style style:name="ConditionalStyle_5f_10" style:display-name="ConditionalStyle_10" style:family="table-cell" style:parent-style-name="Default">
      <style:table-cell-properties fo:background-color="#ffffff"/>
      <style:text-properties fo:color="#000000"/>
    </style:style>
    <style:style style:name="ConditionalStyle_5f_11" style:display-name="ConditionalStyle_11" style:family="table-cell" style:parent-style-name="Default">
      <style:table-cell-properties fo:background-color="#ffffff"/>
      <style:text-properties fo:color="#000000"/>
    </style:style>
    <style:style style:name="ConditionalStyle_5f_12" style:display-name="ConditionalStyle_12" style:family="table-cell" style:parent-style-name="Default">
      <style:table-cell-properties fo:background-color="#ffffff"/>
      <style:text-properties fo:color="#000000"/>
    </style:style>
    <style:style style:name="ConditionalStyle_5f_13" style:display-name="ConditionalStyle_13" style:family="table-cell" style:parent-style-name="Default">
      <style:table-cell-properties fo:background-color="#ffffff"/>
      <style:text-properties fo:color="#000000"/>
    </style:style>
    <style:style style:name="ConditionalStyle_5f_14" style:display-name="ConditionalStyle_14" style:family="table-cell" style:parent-style-name="Default">
      <style:table-cell-properties fo:background-color="#ffffff"/>
      <style:text-properties fo:color="#000000"/>
    </style:style>
    <style:style style:name="ConditionalStyle_5f_15" style:display-name="ConditionalStyle_15" style:family="table-cell" style:parent-style-name="Default">
      <style:table-cell-properties fo:background-color="#ffffff"/>
      <style:text-properties fo:color="#000000"/>
    </style:style>
    <style:style style:name="ConditionalStyle_5f_16" style:display-name="ConditionalStyle_16" style:family="table-cell" style:parent-style-name="Default">
      <style:table-cell-properties fo:background-color="#ffffff"/>
      <style:text-properties fo:color="#000000"/>
    </style:style>
    <style:style style:name="ConditionalStyle_5f_17" style:display-name="ConditionalStyle_17" style:family="table-cell" style:parent-style-name="Default">
      <style:table-cell-properties fo:background-color="#ffffff"/>
      <style:text-properties fo:color="#000000"/>
    </style:style>
    <style:style style:name="ConditionalStyle_5f_18" style:display-name="ConditionalStyle_18" style:family="table-cell" style:parent-style-name="Default">
      <style:table-cell-properties fo:background-color="#ffffff"/>
      <style:text-properties fo:color="#000000"/>
    </style:style>
    <style:style style:name="ConditionalStyle_5f_19" style:display-name="ConditionalStyle_19" style:family="table-cell" style:parent-style-name="Default">
      <style:table-cell-properties fo:background-color="#ffffff"/>
      <style:text-properties fo:color="#000000"/>
    </style:style>
    <style:style style:name="ConditionalStyle_5f_20" style:display-name="ConditionalStyle_20" style:family="table-cell" style:parent-style-name="Default">
      <style:table-cell-properties fo:background-color="#ffffff"/>
      <style:text-properties fo:color="#000000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cm" fo:margin-left="0cm" fo:margin-right="0cm" fo:margin-top="0cm"/>
      </style:footer-style>
    </style:page-layout>
    <style:page-layout style:name="Mpm4">
      <style:page-layout-properties fo:page-width="27.94cm" fo:page-height="21.59cm" style:num-format="1" style:print-orientation="landscape" fo:margin-top="0cm" fo:margin-bottom="0cm" fo:margin-left="0cm" fo:margin-right="0cm" style:print-page-order="ttb" style:first-page-number="continue" style:scale-to="49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10/09/2015</text:date>, <text:time>10:4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_20_-_20_Tableau_20_1-1" style:display-name="PageStyle_Feuille 1 - Tableau 1-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Feuille_20_2_20_-_20_Tableau_20_1" style:display-name="PageStyle_Feuille 2 - Tableau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1" style:display-name="PageStyle_Feuille 2 - Tableau 1-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2" style:display-name="PageStyle_Feuille 2 - Tableau 1-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1-1" style:display-name="PageStyle_Feuille 2 - Tableau 1-1-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3" style:display-name="PageStyle_Feuille 2 - Tableau 1-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1-2" style:display-name="PageStyle_Feuille 2 - Tableau 1-1-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2-1" style:display-name="PageStyle_Feuille 2 - Tableau 1-2-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1-1-1" style:display-name="PageStyle_Feuille 2 - Tableau 1-1-1-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2-1-1" style:display-name="PageStyle_Feuille 2 - Tableau 1-2-1-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1-1-1-1" style:display-name="PageStyle_Feuille 2 - Tableau 1-1-1-1-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4" style:display-name="PageStyle_Feuille 2 - Tableau 1-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1-3" style:display-name="PageStyle_Feuille 2 - Tableau 1-1-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2-2" style:display-name="PageStyle_Feuille 2 - Tableau 1-2-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1-1-2" style:display-name="PageStyle_Feuille 2 - Tableau 1-1-1-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3-1" style:display-name="PageStyle_Feuille 2 - Tableau 1-3-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1-2-1" style:display-name="PageStyle_Feuille 2 - Tableau 1-1-2-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2-1-2" style:display-name="PageStyle_Feuille 2 - Tableau 1-2-1-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1-1-1-2" style:display-name="PageStyle_Feuille 2 - Tableau 1-1-1-1-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2-1-1-1" style:display-name="PageStyle_Feuille 2 - Tableau 1-2-1-1-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1-1-1-1-1" style:display-name="PageStyle_Feuille 2 - Tableau 1-1-1-1-1-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0:40:43</dc:date>
    <meta:generator>OpenOffice/4.1.1$Unix OpenOffice.org_project/411m6$Build-9775</meta:generator>
    <meta:editing-duration>P4DT1H52M7S</meta:editing-duration>
    <meta:editing-cycles>89</meta:editing-cycles>
    <meta:document-statistic meta:table-count="3" meta:cell-count="9534" meta:object-count="0"/>
    <meta:user-defined meta:name="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
Dim Doc As Object
Dim Sheet As Object
Dim Cell As Object
Dim CellRangeAddress As New com.sun.star.table.CellRangeAddress
Dim CellAddress As New com.sun.star.table.CellAddress
Dim Compt As Integer
Dim I As Integer
Dim J As Integer
Dim Val As Integer

Doc = StarDesktop.CurrentComponent
Sheet = Doc.Sheets(0)
Compt = 0

For I = 1 To 39
	Val = Sheet.getCellByPosition(12, I).Value
	CellRangeAddress.Sheet = 0
	CellRangeAddress.StartColumn = 0
	CellRangeAddress.StartRow = I
	CellRangeAddress.EndColumn = 11
	CellRangeAddress.EndRow = I
 
	For J = 1 To Val
	 
		CellAddress.Sheet = 1
		CellAddress.Column = 0
		CellAddress.Row = Compt
 
		Sheet.copyRange(CellAddress, CellRangeAddress)
		
		Compt = Compt + 1
	Next J	
Next I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